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14.86mm"/>
    </style:style>
    <style:style style:name="co4" style:family="table-column">
      <style:table-column-properties fo:break-before="auto" style:column-width="181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2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selines monolingue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, R et F-m calculés sur les corpus de développement de fintoc2020, comptant 1 322 titres et 35 912 non-titres pour l'anglais et 1 076 titres et 12 544 non-titres pour le français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èle</text:p>
          </table:table-cell>
          <table:table-cell office:value-type="string" calcext:value-type="string">
            <text:p>P (macro-moyenne)</text:p>
          </table:table-cell>
          <table:table-cell office:value-type="string" calcext:value-type="string">
            <text:p>R (macro-moyenne)</text:p>
          </table:table-cell>
          <table:table-cell office:value-type="string" calcext:value-type="string">
            <text:p>F-m (macro-moyenne)</text:p>
          </table:table-cell>
          <table:table-cell office:value-type="string" calcext:value-type="string">
            <text:p>P (titre)</text:p>
          </table:table-cell>
          <table:table-cell office:value-type="string" calcext:value-type="string">
            <text:p>R (titre)</text:p>
          </table:table-cell>
          <table:table-cell office:value-type="string" calcext:value-type="string">
            <text:p>F-m (titre)</text:p>
          </table:table-cell>
          <table:table-cell office:value-type="string" calcext:value-type="string">
            <text:p>P (non-titre)</text:p>
          </table:table-cell>
          <table:table-cell office:value-type="string" calcext:value-type="string">
            <text:p>R (non-titre)</text:p>
          </table:table-cell>
          <table:table-cell office:value-type="string" calcext:value-type="string">
            <text:p>F-m (non-titre)</text:p>
          </table:table-cell>
        </table:table-row>
        <table:table-row table:style-name="ro1">
          <table:table-cell table:style-name="ce7" office:value-type="string" calcext:value-type="string">
            <text:p>FINTOC2019 TR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en_dev__fintoc2019_en_train_B1_RF50.model.txt</text:p>
          </table:table-cell>
          <table:table-cell office:value-type="float" office:value="0.628204136834267" calcext:value-type="float">
            <text:p>0,628204136834267</text:p>
          </table:table-cell>
          <table:table-cell office:value-type="float" office:value="0.634729426849091" calcext:value-type="float">
            <text:p>0,634729426849091</text:p>
          </table:table-cell>
          <table:table-cell office:value-type="float" office:value="0.631369925194139" calcext:value-type="float">
            <text:p>0,631369925194139</text:p>
          </table:table-cell>
          <table:table-cell office:value-type="float" office:value="0.282327586206897" calcext:value-type="float">
            <text:p>0,282327586206897</text:p>
          </table:table-cell>
          <table:table-cell office:value-type="float" office:value="0.297276853252647" calcext:value-type="float">
            <text:p>0,297276853252647</text:p>
          </table:table-cell>
          <table:table-cell office:value-type="float" office:value="0.28960943257185" calcext:value-type="float">
            <text:p>0,28960943257185</text:p>
          </table:table-cell>
          <table:table-cell office:value-type="float" office:value="0.974080687461637" calcext:value-type="float">
            <text:p>0,974080687461637</text:p>
          </table:table-cell>
          <table:table-cell office:value-type="float" office:value="0.972182000445534" calcext:value-type="float">
            <text:p>0,972182000445534</text:p>
          </table:table-cell>
          <table:table-cell office:value-type="float" office:value="0.973130417816428" calcext:value-type="float">
            <text:p>0,973130417816428</text:p>
          </table:table-cell>
        </table:table-row>
        <table:table-row table:style-name="ro1">
          <table:table-cell office:value-type="string" calcext:value-type="string">
            <text:p>fintoc2020_en_dev__fintoc2019_en_train_B2_RF50.model.txt</text:p>
          </table:table-cell>
          <table:table-cell office:value-type="float" office:value="0.586326733067009" calcext:value-type="float">
            <text:p>0,586326733067009</text:p>
          </table:table-cell>
          <table:table-cell office:value-type="float" office:value="0.727886775843725" calcext:value-type="float">
            <text:p>0,727886775843725</text:p>
          </table:table-cell>
          <table:table-cell office:value-type="float" office:value="0.614800805012536" calcext:value-type="float">
            <text:p>0,614800805012536</text:p>
          </table:table-cell>
          <table:table-cell office:value-type="float" office:value="0.190807055050775" calcext:value-type="float">
            <text:p>0,190807055050775</text:p>
          </table:table-cell>
          <table:table-cell office:value-type="float" office:value="0.540090771558245" calcext:value-type="float">
            <text:p>0,540090771558245</text:p>
          </table:table-cell>
          <table:table-cell office:value-type="float" office:value="0.281990521327014" calcext:value-type="float">
            <text:p>0,281990521327014</text:p>
          </table:table-cell>
          <table:table-cell office:value-type="float" office:value="0.981846411083244" calcext:value-type="float">
            <text:p>0,981846411083244</text:p>
          </table:table-cell>
          <table:table-cell office:value-type="float" office:value="0.915682780129205" calcext:value-type="float">
            <text:p>0,915682780129205</text:p>
          </table:table-cell>
          <table:table-cell office:value-type="float" office:value="0.947611088698057" calcext:value-type="float">
            <text:p>0,947611088698057</text:p>
          </table:table-cell>
        </table:table-row>
        <table:table-row table:style-name="ro1">
          <table:table-cell office:value-type="string" calcext:value-type="string">
            <text:p>fintoc2020_en_dev__fintoc2019_en_train_B3_RF50.model.txt</text:p>
          </table:table-cell>
          <table:table-cell office:value-type="float" office:value="0.585103523784187" calcext:value-type="float">
            <text:p>0,585103523784187</text:p>
          </table:table-cell>
          <table:table-cell office:value-type="float" office:value="0.656697439766193" calcext:value-type="float">
            <text:p>0,656697439766193</text:p>
          </table:table-cell>
          <table:table-cell office:value-type="float" office:value="0.607082663745257" calcext:value-type="float">
            <text:p>0,607082663745257</text:p>
          </table:table-cell>
          <table:table-cell office:value-type="float" office:value="0.194201747418586" calcext:value-type="float">
            <text:p>0,194201747418586</text:p>
          </table:table-cell>
          <table:table-cell office:value-type="float" office:value="0.369894099848714" calcext:value-type="float">
            <text:p>0,369894099848714</text:p>
          </table:table-cell>
          <table:table-cell office:value-type="float" office:value="0.2546875" calcext:value-type="float">
            <text:p>0,2546875</text:p>
          </table:table-cell>
          <table:table-cell office:value-type="float" office:value="0.976005300149787" calcext:value-type="float">
            <text:p>0,976005300149787</text:p>
          </table:table-cell>
          <table:table-cell office:value-type="float" office:value="0.943500779683671" calcext:value-type="float">
            <text:p>0,943500779683671</text:p>
          </table:table-cell>
          <table:table-cell office:value-type="float" office:value="0.959477827490514" calcext:value-type="float">
            <text:p>0,959477827490514</text:p>
          </table:table-cell>
        </table:table-row>
        <table:table-row table:style-name="ro1">
          <table:table-cell office:value-type="string" calcext:value-type="string">
            <text:p>fintoc2020_en_dev__fintoc2019_en_train_B4_RF50.model.txt</text:p>
          </table:table-cell>
          <table:table-cell office:value-type="float" office:value="0.581693942064529" calcext:value-type="float">
            <text:p>0,581693942064529</text:p>
          </table:table-cell>
          <table:table-cell office:value-type="float" office:value="0.734162980848462" calcext:value-type="float">
            <text:p>0,734162980848462</text:p>
          </table:table-cell>
          <table:table-cell office:value-type="float" office:value="0.60826843326522" calcext:value-type="float">
            <text:p>0,60826843326522</text:p>
          </table:table-cell>
          <table:table-cell office:value-type="float" office:value="0.180866601752678" calcext:value-type="float">
            <text:p>0,180866601752678</text:p>
          </table:table-cell>
          <table:table-cell office:value-type="float" office:value="0.562027231467474" calcext:value-type="float">
            <text:p>0,562027231467474</text:p>
          </table:table-cell>
          <table:table-cell office:value-type="float" office:value="0.27366482504604" calcext:value-type="float">
            <text:p>0,27366482504604</text:p>
          </table:table-cell>
          <table:table-cell office:value-type="float" office:value="0.982521282376381" calcext:value-type="float">
            <text:p>0,982521282376381</text:p>
          </table:table-cell>
          <table:table-cell office:value-type="float" office:value="0.90629873022945" calcext:value-type="float">
            <text:p>0,90629873022945</text:p>
          </table:table-cell>
          <table:table-cell office:value-type="float" office:value="0.9428720414844" calcext:value-type="float">
            <text:p>0,9428720414844</text:p>
          </table:table-cell>
        </table:table-row>
        <table:table-row table:style-name="ro1">
          <table:table-cell office:value-type="string" calcext:value-type="string">
            <text:p>fintoc2020_en_dev__fintoc2019_en_train_B5_RF50.model.txt</text:p>
          </table:table-cell>
          <table:table-cell office:value-type="float" office:value="0.592967070420638" calcext:value-type="float">
            <text:p>0,592967070420638</text:p>
          </table:table-cell>
          <table:table-cell office:value-type="float" office:value="0.787398255240833" calcext:value-type="float">
            <text:p>0,787398255240833</text:p>
          </table:table-cell>
          <table:table-cell office:value-type="float" office:value="0.62444832298668" calcext:value-type="float">
            <text:p>0,62444832298668</text:p>
          </table:table-cell>
          <table:table-cell office:value-type="float" office:value="0.199062709216693" calcext:value-type="float">
            <text:p>0,199062709216693</text:p>
          </table:table-cell>
          <table:table-cell office:value-type="float" office:value="0.674735249621785" calcext:value-type="float">
            <text:p>0,674735249621785</text:p>
          </table:table-cell>
          <table:table-cell office:value-type="float" office:value="0.307427192831294" calcext:value-type="float">
            <text:p>0,307427192831294</text:p>
          </table:table-cell>
          <table:table-cell office:value-type="float" office:value="0.986871431624584" calcext:value-type="float">
            <text:p>0,986871431624584</text:p>
          </table:table-cell>
          <table:table-cell office:value-type="float" office:value="0.90006126085988" calcext:value-type="float">
            <text:p>0,90006126085988</text:p>
          </table:table-cell>
          <table:table-cell office:value-type="float" office:value="0.941469453142066" calcext:value-type="float">
            <text:p>0,941469453142066</text:p>
          </table:table-cell>
        </table:table-row>
        <table:table-row table:style-name="ro1">
          <table:table-cell office:value-type="string" calcext:value-type="string">
            <text:p>fintoc2020_en_dev__fintoc2019_en_train_B6_RF50.model.txt</text:p>
          </table:table-cell>
          <table:table-cell office:value-type="float" office:value="0.639843523200194" calcext:value-type="float">
            <text:p>0,639843523200194</text:p>
          </table:table-cell>
          <table:table-cell office:value-type="float" office:value="0.801504914180874" calcext:value-type="float">
            <text:p>0,801504914180874</text:p>
          </table:table-cell>
          <table:table-cell office:value-type="float" office:value="0.684717227997237" calcext:value-type="float">
            <text:p>0,684717227997237</text:p>
          </table:table-cell>
          <table:table-cell office:value-type="float" office:value="0.292740046838407" calcext:value-type="float">
            <text:p>0,292740046838407</text:p>
          </table:table-cell>
          <table:table-cell office:value-type="float" office:value="0.661875945537065" calcext:value-type="float">
            <text:p>0,661875945537065</text:p>
          </table:table-cell>
          <table:table-cell office:value-type="float" office:value="0.405938297378798" calcext:value-type="float">
            <text:p>0,405938297378798</text:p>
          </table:table-cell>
          <table:table-cell office:value-type="float" office:value="0.98694699956198" calcext:value-type="float">
            <text:p>0,98694699956198</text:p>
          </table:table-cell>
          <table:table-cell office:value-type="float" office:value="0.941133882824682" calcext:value-type="float">
            <text:p>0,941133882824682</text:p>
          </table:table-cell>
          <table:table-cell office:value-type="float" office:value="0.963496158615676" calcext:value-type="float">
            <text:p>0,963496158615676</text:p>
          </table:table-cell>
        </table:table-row>
        <table:table-row table:style-name="ro1">
          <table:table-cell table:style-name="ce7" office:value-type="string" calcext:value-type="string">
            <text:p>FINTOC2019 TRAIN+TE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en_dev__fintoc2019_en_train_test_B1_RF50.model.txt</text:p>
          </table:table-cell>
          <table:table-cell office:value-type="float" office:value="0.626823503148463" calcext:value-type="float">
            <text:p>0,626823503148463</text:p>
          </table:table-cell>
          <table:table-cell office:value-type="float" office:value="0.630791830526056" calcext:value-type="float">
            <text:p>0,630791830526056</text:p>
          </table:table-cell>
          <table:table-cell office:value-type="float" office:value="0.628771074852739" calcext:value-type="float">
            <text:p>0,628771074852739</text:p>
          </table:table-cell>
          <table:table-cell office:value-type="float" office:value="0.27985347985348" calcext:value-type="float">
            <text:p>0,27985347985348</text:p>
          </table:table-cell>
          <table:table-cell office:value-type="float" office:value="0.288956127080182" calcext:value-type="float">
            <text:p>0,288956127080182</text:p>
          </table:table-cell>
          <table:table-cell office:value-type="float" office:value="0.28433196873837" calcext:value-type="float">
            <text:p>0,28433196873837</text:p>
          </table:table-cell>
          <table:table-cell office:value-type="float" office:value="0.973793526443447" calcext:value-type="float">
            <text:p>0,973793526443447</text:p>
          </table:table-cell>
          <table:table-cell office:value-type="float" office:value="0.972627533971931" calcext:value-type="float">
            <text:p>0,972627533971931</text:p>
          </table:table-cell>
          <table:table-cell office:value-type="float" office:value="0.973210180967108" calcext:value-type="float">
            <text:p>0,973210180967108</text:p>
          </table:table-cell>
        </table:table-row>
        <table:table-row table:style-name="ro1">
          <table:table-cell office:value-type="string" calcext:value-type="string">
            <text:p>fintoc2020_en_dev__fintoc2019_en_train_test_B2_RF50.model.txt</text:p>
          </table:table-cell>
          <table:table-cell office:value-type="float" office:value="0.58626017133479" calcext:value-type="float">
            <text:p>0,58626017133479</text:p>
          </table:table-cell>
          <table:table-cell office:value-type="float" office:value="0.725979482877796" calcext:value-type="float">
            <text:p>0,725979482877796</text:p>
          </table:table-cell>
          <table:table-cell office:value-type="float" office:value="0.614661156787126" calcext:value-type="float">
            <text:p>0,614661156787126</text:p>
          </table:table-cell>
          <table:table-cell office:value-type="float" office:value="0.190835579514825" calcext:value-type="float">
            <text:p>0,190835579514825</text:p>
          </table:table-cell>
          <table:table-cell office:value-type="float" office:value="0.535552193645991" calcext:value-type="float">
            <text:p>0,535552193645991</text:p>
          </table:table-cell>
          <table:table-cell office:value-type="float" office:value="0.281399046104928" calcext:value-type="float">
            <text:p>0,281399046104928</text:p>
          </table:table-cell>
          <table:table-cell office:value-type="float" office:value="0.981684763154755" calcext:value-type="float">
            <text:p>0,981684763154755</text:p>
          </table:table-cell>
          <table:table-cell office:value-type="float" office:value="0.916406772109601" calcext:value-type="float">
            <text:p>0,916406772109601</text:p>
          </table:table-cell>
          <table:table-cell office:value-type="float" office:value="0.947923267469324" calcext:value-type="float">
            <text:p>0,947923267469324</text:p>
          </table:table-cell>
        </table:table-row>
        <table:table-row table:style-name="ro1">
          <table:table-cell office:value-type="string" calcext:value-type="string">
            <text:p>fintoc2020_en_dev__fintoc2019_en_train_test_B3_RF50.model.txt</text:p>
          </table:table-cell>
          <table:table-cell office:value-type="float" office:value="0.585369980601055" calcext:value-type="float">
            <text:p>0,585369980601055</text:p>
          </table:table-cell>
          <table:table-cell office:value-type="float" office:value="0.654579007046642" calcext:value-type="float">
            <text:p>0,654579007046642</text:p>
          </table:table-cell>
          <table:table-cell office:value-type="float" office:value="0.606980357323856" calcext:value-type="float">
            <text:p>0,606980357323856</text:p>
          </table:table-cell>
          <table:table-cell office:value-type="float" office:value="0.194904973716134" calcext:value-type="float">
            <text:p>0,194904973716134</text:p>
          </table:table-cell>
          <table:table-cell office:value-type="float" office:value="0.364599092284418" calcext:value-type="float">
            <text:p>0,364599092284418</text:p>
          </table:table-cell>
          <table:table-cell office:value-type="float" office:value="0.254018445322793" calcext:value-type="float">
            <text:p>0,254018445322793</text:p>
          </table:table-cell>
          <table:table-cell office:value-type="float" office:value="0.975834987485976" calcext:value-type="float">
            <text:p>0,975834987485976</text:p>
          </table:table-cell>
          <table:table-cell office:value-type="float" office:value="0.944558921808866" calcext:value-type="float">
            <text:p>0,944558921808866</text:p>
          </table:table-cell>
          <table:table-cell office:value-type="float" office:value="0.959942269324919" calcext:value-type="float">
            <text:p>0,959942269324919</text:p>
          </table:table-cell>
        </table:table-row>
        <table:table-row table:style-name="ro1">
          <table:table-cell office:value-type="string" calcext:value-type="string">
            <text:p>fintoc2020_en_dev__fintoc2019_en_train_test_B4_RF50.model.txt</text:p>
          </table:table-cell>
          <table:table-cell office:value-type="float" office:value="0.587988579054845" calcext:value-type="float">
            <text:p>0,587988579054845</text:p>
          </table:table-cell>
          <table:table-cell office:value-type="float" office:value="0.750644393304325" calcext:value-type="float">
            <text:p>0,750644393304325</text:p>
          </table:table-cell>
          <table:table-cell office:value-type="float" office:value="0.61740988581516" calcext:value-type="float">
            <text:p>0,61740988581516</text:p>
          </table:table-cell>
          <table:table-cell office:value-type="float" office:value="0.192203971561657" calcext:value-type="float">
            <text:p>0,192203971561657</text:p>
          </table:table-cell>
          <table:table-cell office:value-type="float" office:value="0.59304084720121" calcext:value-type="float">
            <text:p>0,59304084720121</text:p>
          </table:table-cell>
          <table:table-cell office:value-type="float" office:value="0.290316608035549" calcext:value-type="float">
            <text:p>0,290316608035549</text:p>
          </table:table-cell>
          <table:table-cell office:value-type="float" office:value="0.983773186548032" calcext:value-type="float">
            <text:p>0,983773186548032</text:p>
          </table:table-cell>
          <table:table-cell office:value-type="float" office:value="0.90824793940744" calcext:value-type="float">
            <text:p>0,90824793940744</text:p>
          </table:table-cell>
          <table:table-cell office:value-type="float" office:value="0.94450316359477" calcext:value-type="float">
            <text:p>0,94450316359477</text:p>
          </table:table-cell>
        </table:table-row>
        <table:table-row table:style-name="ro1">
          <table:table-cell office:value-type="string" calcext:value-type="string">
            <text:p>fintoc2020_en_dev__fintoc2019_en_train_test_B5_RF50.model.txt</text:p>
          </table:table-cell>
          <table:table-cell office:value-type="float" office:value="0.593129912160915" calcext:value-type="float">
            <text:p>0,593129912160915</text:p>
          </table:table-cell>
          <table:table-cell office:value-type="float" office:value="0.790006286168004" calcext:value-type="float">
            <text:p>0,790006286168004</text:p>
          </table:table-cell>
          <table:table-cell office:value-type="float" office:value="0.624641440027636" calcext:value-type="float">
            <text:p>0,624641440027636</text:p>
          </table:table-cell>
          <table:table-cell office:value-type="float" office:value="0.199159105996902" calcext:value-type="float">
            <text:p>0,199159105996902</text:p>
          </table:table-cell>
          <table:table-cell office:value-type="float" office:value="0.680786686838124" calcext:value-type="float">
            <text:p>0,680786686838124</text:p>
          </table:table-cell>
          <table:table-cell office:value-type="float" office:value="0.308166409861325" calcext:value-type="float">
            <text:p>0,308166409861325</text:p>
          </table:table-cell>
          <table:table-cell office:value-type="float" office:value="0.987100718324927" calcext:value-type="float">
            <text:p>0,987100718324927</text:p>
          </table:table-cell>
          <table:table-cell office:value-type="float" office:value="0.899225885497884" calcext:value-type="float">
            <text:p>0,899225885497884</text:p>
          </table:table-cell>
          <table:table-cell office:value-type="float" office:value="0.941116470193947" calcext:value-type="float">
            <text:p>0,941116470193947</text:p>
          </table:table-cell>
        </table:table-row>
        <table:table-row table:style-name="ro1">
          <table:table-cell office:value-type="string" calcext:value-type="string">
            <text:p>fintoc2020_en_dev__fintoc2019_en_train_test_B6_RF50.model.txt</text:p>
          </table:table-cell>
          <table:table-cell office:value-type="float" office:value="0.642553685788827" calcext:value-type="float">
            <text:p>0,642553685788827</text:p>
          </table:table-cell>
          <table:table-cell office:value-type="float" office:value="0.807723426469612" calcext:value-type="float">
            <text:p>0,807723426469612</text:p>
          </table:table-cell>
          <table:table-cell office:value-type="float" office:value="0.688435594314886" calcext:value-type="float">
            <text:p>0,688435594314886</text:p>
          </table:table-cell>
          <table:table-cell office:value-type="float" office:value="0.297694620781824" calcext:value-type="float">
            <text:p>0,297694620781824</text:p>
          </table:table-cell>
          <table:table-cell office:value-type="float" office:value="0.673978819969743" calcext:value-type="float">
            <text:p>0,673978819969743</text:p>
          </table:table-cell>
          <table:table-cell office:value-type="float" office:value="0.41297798377752" calcext:value-type="float">
            <text:p>0,41297798377752</text:p>
          </table:table-cell>
          <table:table-cell office:value-type="float" office:value="0.98741275079583" calcext:value-type="float">
            <text:p>0,98741275079583</text:p>
          </table:table-cell>
          <table:table-cell office:value-type="float" office:value="0.941468032969481" calcext:value-type="float">
            <text:p>0,941468032969481</text:p>
          </table:table-cell>
          <table:table-cell office:value-type="float" office:value="0.963893204852252" calcext:value-type="float">
            <text:p>0,963893204852252</text:p>
          </table:table-cell>
        </table:table-row>
        <table:table-row table:style-name="ro1">
          <table:table-cell table:style-name="ce8" office:value-type="string" calcext:value-type="string">
            <text:p>FINTOC2019 TRAIN+TEST <text:s/>+ <text:s/>FINTOC2020 TR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en_dev__fintoc2019_en_train_test_fintoc2020_en_train_B1_RF50.model.txt</text:p>
          </table:table-cell>
          <table:table-cell office:value-type="float" office:value="0.802233248777995" calcext:value-type="float">
            <text:p>0,802233248777995</text:p>
          </table:table-cell>
          <table:table-cell office:value-type="float" office:value="0.640616822125963" calcext:value-type="float">
            <text:p>0,640616822125963</text:p>
          </table:table-cell>
          <table:table-cell office:value-type="float" office:value="0.689372877098778" calcext:value-type="float">
            <text:p>0,689372877098778</text:p>
          </table:table-cell>
          <table:table-cell office:value-type="float" office:value="0.630182421227197" calcext:value-type="float">
            <text:p>0,630182421227197</text:p>
          </table:table-cell>
          <table:table-cell office:value-type="float" office:value="0.287443267776097" calcext:value-type="float">
            <text:p>0,287443267776097</text:p>
          </table:table-cell>
          <table:table-cell office:value-type="float" office:value="0.394805194805195" calcext:value-type="float">
            <text:p>0,394805194805195</text:p>
          </table:table-cell>
          <table:table-cell office:value-type="float" office:value="0.974284076328792" calcext:value-type="float">
            <text:p>0,974284076328792</text:p>
          </table:table-cell>
          <table:table-cell office:value-type="float" office:value="0.99379037647583" calcext:value-type="float">
            <text:p>0,99379037647583</text:p>
          </table:table-cell>
          <table:table-cell office:value-type="float" office:value="0.98394055939236" calcext:value-type="float">
            <text:p>0,98394055939236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B2_RF50.model.txt</text:p>
          </table:table-cell>
          <table:table-cell office:value-type="float" office:value="0.743530844622685" calcext:value-type="float">
            <text:p>0,743530844622685</text:p>
          </table:table-cell>
          <table:table-cell office:value-type="float" office:value="0.788967016869948" calcext:value-type="float">
            <text:p>0,788967016869948</text:p>
          </table:table-cell>
          <table:table-cell office:value-type="float" office:value="0.764065510665956" calcext:value-type="float">
            <text:p>0,764065510665956</text:p>
          </table:table-cell>
          <table:table-cell office:value-type="float" office:value="0.501898734177215" calcext:value-type="float">
            <text:p>0,501898734177215</text:p>
          </table:table-cell>
          <table:table-cell office:value-type="float" office:value="0.599848714069591" calcext:value-type="float">
            <text:p>0,599848714069591</text:p>
          </table:table-cell>
          <table:table-cell office:value-type="float" office:value="0.546519641626465" calcext:value-type="float">
            <text:p>0,546519641626465</text:p>
          </table:table-cell>
          <table:table-cell office:value-type="float" office:value="0.985162955068155" calcext:value-type="float">
            <text:p>0,985162955068155</text:p>
          </table:table-cell>
          <table:table-cell office:value-type="float" office:value="0.978085319670305" calcext:value-type="float">
            <text:p>0,978085319670305</text:p>
          </table:table-cell>
          <table:table-cell office:value-type="float" office:value="0.981611379705447" calcext:value-type="float">
            <text:p>0,981611379705447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B3_RF50.model.txt</text:p>
          </table:table-cell>
          <table:table-cell office:value-type="float" office:value="0.719534292822369" calcext:value-type="float">
            <text:p>0,719534292822369</text:p>
          </table:table-cell>
          <table:table-cell office:value-type="float" office:value="0.611953589527468" calcext:value-type="float">
            <text:p>0,611953589527468</text:p>
          </table:table-cell>
          <table:table-cell office:value-type="float" office:value="0.646323198579086" calcext:value-type="float">
            <text:p>0,646323198579086</text:p>
          </table:table-cell>
          <table:table-cell office:value-type="float" office:value="0.466767371601209" calcext:value-type="float">
            <text:p>0,466767371601209</text:p>
          </table:table-cell>
          <table:table-cell office:value-type="float" office:value="0.233736762481089" calcext:value-type="float">
            <text:p>0,233736762481089</text:p>
          </table:table-cell>
          <table:table-cell office:value-type="float" office:value="0.311491935483871" calcext:value-type="float">
            <text:p>0,311491935483871</text:p>
          </table:table-cell>
          <table:table-cell office:value-type="float" office:value="0.97230121404353" calcext:value-type="float">
            <text:p>0,97230121404353</text:p>
          </table:table-cell>
          <table:table-cell office:value-type="float" office:value="0.990170416573847" calcext:value-type="float">
            <text:p>0,990170416573847</text:p>
          </table:table-cell>
          <table:table-cell office:value-type="float" office:value="0.9811544616743" calcext:value-type="float">
            <text:p>0,9811544616743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B4_RF50.model.txt</text:p>
          </table:table-cell>
          <table:table-cell office:value-type="float" office:value="0.797311403289121" calcext:value-type="float">
            <text:p>0,797311403289121</text:p>
          </table:table-cell>
          <table:table-cell office:value-type="float" office:value="0.792109005573887" calcext:value-type="float">
            <text:p>0,792109005573887</text:p>
          </table:table-cell>
          <table:table-cell office:value-type="float" office:value="0.794684813826645" calcext:value-type="float">
            <text:p>0,794684813826645</text:p>
          </table:table-cell>
          <table:table-cell office:value-type="float" office:value="0.60939907550077" calcext:value-type="float">
            <text:p>0,60939907550077</text:p>
          </table:table-cell>
          <table:table-cell office:value-type="float" office:value="0.598335854765507" calcext:value-type="float">
            <text:p>0,598335854765507</text:p>
          </table:table-cell>
          <table:table-cell office:value-type="float" office:value="0.60381679389313" calcext:value-type="float">
            <text:p>0,60381679389313</text:p>
          </table:table-cell>
          <table:table-cell office:value-type="float" office:value="0.985223731077471" calcext:value-type="float">
            <text:p>0,985223731077471</text:p>
          </table:table-cell>
          <table:table-cell office:value-type="float" office:value="0.985882156382268" calcext:value-type="float">
            <text:p>0,985882156382268</text:p>
          </table:table-cell>
          <table:table-cell office:value-type="float" office:value="0.98555283376016" calcext:value-type="float">
            <text:p>0,98555283376016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B5_RF50.model.txt</text:p>
          </table:table-cell>
          <table:table-cell office:value-type="float" office:value="0.768023245907492" calcext:value-type="float">
            <text:p>0,768023245907492</text:p>
          </table:table-cell>
          <table:table-cell office:value-type="float" office:value="0.727951714377286" calcext:value-type="float">
            <text:p>0,727951714377286</text:p>
          </table:table-cell>
          <table:table-cell office:value-type="float" office:value="0.746191986358675" calcext:value-type="float">
            <text:p>0,746191986358675</text:p>
          </table:table-cell>
          <table:table-cell office:value-type="float" office:value="0.555456171735242" calcext:value-type="float">
            <text:p>0,555456171735242</text:p>
          </table:table-cell>
          <table:table-cell office:value-type="float" office:value="0.469742813918306" calcext:value-type="float">
            <text:p>0,469742813918306</text:p>
          </table:table-cell>
          <table:table-cell office:value-type="float" office:value="0.509016393442623" calcext:value-type="float">
            <text:p>0,509016393442623</text:p>
          </table:table-cell>
          <table:table-cell office:value-type="float" office:value="0.980590320079743" calcext:value-type="float">
            <text:p>0,980590320079743</text:p>
          </table:table-cell>
          <table:table-cell office:value-type="float" office:value="0.986160614836266" calcext:value-type="float">
            <text:p>0,986160614836266</text:p>
          </table:table-cell>
          <table:table-cell office:value-type="float" office:value="0.983367579274726" calcext:value-type="float">
            <text:p>0,983367579274726</text:p>
          </table:table-cell>
        </table:table-row>
        <table:table-row table:style-name="ro1">
          <table:table-cell table:style-name="ce9" office:value-type="string" calcext:value-type="string">
            <text:p>fintoc2020_en_dev__fintoc2019_en_train_test_fintoc2020_en_train_B6_RF50.model.txt</text:p>
          </table:table-cell>
          <table:table-cell table:style-name="ce9" office:value-type="float" office:value="0.820761423907445" calcext:value-type="float">
            <text:p>0,820761423907445</text:p>
          </table:table-cell>
          <table:table-cell table:style-name="ce9" office:value-type="float" office:value="0.855201266905925" calcext:value-type="float">
            <text:p>0,855201266905925</text:p>
          </table:table-cell>
          <table:table-cell table:style-name="ce9" office:value-type="float" office:value="0.837012377091371" calcext:value-type="float">
            <text:p>0,837012377091371</text:p>
          </table:table-cell>
          <table:table-cell office:value-type="float" office:value="0.651700680272109" calcext:value-type="float">
            <text:p>0,651700680272109</text:p>
          </table:table-cell>
          <table:table-cell office:value-type="float" office:value="0.724659606656581" calcext:value-type="float">
            <text:p>0,724659606656581</text:p>
          </table:table-cell>
          <table:table-cell office:value-type="float" office:value="0.686246418338109" calcext:value-type="float">
            <text:p>0,686246418338109</text:p>
          </table:table-cell>
          <table:table-cell office:value-type="float" office:value="0.98982216754278" calcext:value-type="float">
            <text:p>0,98982216754278</text:p>
          </table:table-cell>
          <table:table-cell office:value-type="float" office:value="0.985742927155268" calcext:value-type="float">
            <text:p>0,985742927155268</text:p>
          </table:table-cell>
          <table:table-cell office:value-type="float" office:value="0.987778335844634" calcext:value-type="float">
            <text:p>0,987778335844634</text:p>
          </table:table-cell>
        </table:table-row>
        <table:table-row table:style-name="ro1">
          <table:table-cell table:style-name="ce7" office:value-type="string" calcext:value-type="string">
            <text:p>FINTOC2020 TR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en_dev__fintoc2020_en_train_B1_RF50.model.txt</text:p>
          </table:table-cell>
          <table:table-cell office:value-type="float" office:value="0.819081159367255" calcext:value-type="float">
            <text:p>0,819081159367255</text:p>
          </table:table-cell>
          <table:table-cell office:value-type="float" office:value="0.642155231362325" calcext:value-type="float">
            <text:p>0,642155231362325</text:p>
          </table:table-cell>
          <table:table-cell office:value-type="float" office:value="0.693878733820913" calcext:value-type="float">
            <text:p>0,693878733820913</text:p>
          </table:table-cell>
          <table:table-cell office:value-type="float" office:value="0.663778162911612" calcext:value-type="float">
            <text:p>0,663778162911612</text:p>
          </table:table-cell>
          <table:table-cell office:value-type="float" office:value="0.289712556732224" calcext:value-type="float">
            <text:p>0,289712556732224</text:p>
          </table:table-cell>
          <table:table-cell office:value-type="float" office:value="0.403370194839389" calcext:value-type="float">
            <text:p>0,403370194839389</text:p>
          </table:table-cell>
          <table:table-cell office:value-type="float" office:value="0.974384155822899" calcext:value-type="float">
            <text:p>0,974384155822899</text:p>
          </table:table-cell>
          <table:table-cell office:value-type="float" office:value="0.994597905992426" calcext:value-type="float">
            <text:p>0,994597905992426</text:p>
          </table:table-cell>
          <table:table-cell office:value-type="float" office:value="0.984387272802436" calcext:value-type="float">
            <text:p>0,984387272802436</text:p>
          </table:table-cell>
        </table:table-row>
        <table:table-row table:style-name="ro1">
          <table:table-cell office:value-type="string" calcext:value-type="string">
            <text:p>fintoc2020_en_dev__fintoc2020_en_train_B2_RF50.model.txt</text:p>
          </table:table-cell>
          <table:table-cell office:value-type="float" office:value="0.814433408333774" calcext:value-type="float">
            <text:p>0,814433408333774</text:p>
          </table:table-cell>
          <table:table-cell office:value-type="float" office:value="0.763480801448085" calcext:value-type="float">
            <text:p>0,763480801448085</text:p>
          </table:table-cell>
          <table:table-cell office:value-type="float" office:value="0.786490839932521" calcext:value-type="float">
            <text:p>0,786490839932521</text:p>
          </table:table-cell>
          <table:table-cell office:value-type="float" office:value="0.645776566757493" calcext:value-type="float">
            <text:p>0,645776566757493</text:p>
          </table:table-cell>
          <table:table-cell office:value-type="float" office:value="0.537821482602118" calcext:value-type="float">
            <text:p>0,537821482602118</text:p>
          </table:table-cell>
          <table:table-cell office:value-type="float" office:value="0.58687577383409" calcext:value-type="float">
            <text:p>0,58687577383409</text:p>
          </table:table-cell>
          <table:table-cell office:value-type="float" office:value="0.983090249910055" calcext:value-type="float">
            <text:p>0,983090249910055</text:p>
          </table:table-cell>
          <table:table-cell office:value-type="float" office:value="0.989140120294052" calcext:value-type="float">
            <text:p>0,989140120294052</text:p>
          </table:table-cell>
          <table:table-cell office:value-type="float" office:value="0.986105906030953" calcext:value-type="float">
            <text:p>0,986105906030953</text:p>
          </table:table-cell>
        </table:table-row>
        <table:table-row table:style-name="ro1">
          <table:table-cell office:value-type="string" calcext:value-type="string">
            <text:p>fintoc2020_en_dev__fintoc2020_en_train_B3_RF50.model.txt</text:p>
          </table:table-cell>
          <table:table-cell office:value-type="float" office:value="0.808790377981213" calcext:value-type="float">
            <text:p>0,808790377981213</text:p>
          </table:table-cell>
          <table:table-cell office:value-type="float" office:value="0.569684249176589" calcext:value-type="float">
            <text:p>0,569684249176589</text:p>
          </table:table-cell>
          <table:table-cell office:value-type="float" office:value="0.608142824173917" calcext:value-type="float">
            <text:p>0,608142824173917</text:p>
          </table:table-cell>
          <table:table-cell office:value-type="float" office:value="0.648275862068966" calcext:value-type="float">
            <text:p>0,648275862068966</text:p>
          </table:table-cell>
          <table:table-cell office:value-type="float" office:value="0.142208774583964" calcext:value-type="float">
            <text:p>0,142208774583964</text:p>
          </table:table-cell>
          <table:table-cell office:value-type="float" office:value="0.233250620347395" calcext:value-type="float">
            <text:p>0,233250620347395</text:p>
          </table:table-cell>
          <table:table-cell office:value-type="float" office:value="0.96930489389346" calcext:value-type="float">
            <text:p>0,96930489389346</text:p>
          </table:table-cell>
          <table:table-cell office:value-type="float" office:value="0.997159723769214" calcext:value-type="float">
            <text:p>0,997159723769214</text:p>
          </table:table-cell>
          <table:table-cell office:value-type="float" office:value="0.983035028000439" calcext:value-type="float">
            <text:p>0,983035028000439</text:p>
          </table:table-cell>
        </table:table-row>
        <table:table-row table:style-name="ro1">
          <table:table-cell office:value-type="string" calcext:value-type="string">
            <text:p>fintoc2020_en_dev__fintoc2020_en_train_B4_RF50.model.txt</text:p>
          </table:table-cell>
          <table:table-cell office:value-type="float" office:value="0.848526906403214" calcext:value-type="float">
            <text:p>0,848526906403214</text:p>
          </table:table-cell>
          <table:table-cell office:value-type="float" office:value="0.776850661846457" calcext:value-type="float">
            <text:p>0,776850661846457</text:p>
          </table:table-cell>
          <table:table-cell office:value-type="float" office:value="0.808209372511937" calcext:value-type="float">
            <text:p>0,808209372511937</text:p>
          </table:table-cell>
          <table:table-cell office:value-type="float" office:value="0.713051823416507" calcext:value-type="float">
            <text:p>0,713051823416507</text:p>
          </table:table-cell>
          <table:table-cell office:value-type="float" office:value="0.562027231467474" calcext:value-type="float">
            <text:p>0,562027231467474</text:p>
          </table:table-cell>
          <table:table-cell office:value-type="float" office:value="0.628595600676819" calcext:value-type="float">
            <text:p>0,628595600676819</text:p>
          </table:table-cell>
          <table:table-cell office:value-type="float" office:value="0.98400198938992" calcext:value-type="float">
            <text:p>0,98400198938992</text:p>
          </table:table-cell>
          <table:table-cell office:value-type="float" office:value="0.99167409222544" calcext:value-type="float">
            <text:p>0,99167409222544</text:p>
          </table:table-cell>
          <table:table-cell office:value-type="float" office:value="0.987823144347054" calcext:value-type="float">
            <text:p>0,987823144347054</text:p>
          </table:table-cell>
        </table:table-row>
        <table:table-row table:style-name="ro1">
          <table:table-cell office:value-type="string" calcext:value-type="string">
            <text:p>fintoc2020_en_dev__fintoc2020_en_train_B5_RF50.model.txt</text:p>
          </table:table-cell>
          <table:table-cell office:value-type="float" office:value="0.83985540789652" calcext:value-type="float">
            <text:p>0,83985540789652</text:p>
          </table:table-cell>
          <table:table-cell office:value-type="float" office:value="0.675368521438689" calcext:value-type="float">
            <text:p>0,675368521438689</text:p>
          </table:table-cell>
          <table:table-cell office:value-type="float" office:value="0.72920200588213" calcext:value-type="float">
            <text:p>0,72920200588213</text:p>
          </table:table-cell>
          <table:table-cell office:value-type="float" office:value="0.702985074626866" calcext:value-type="float">
            <text:p>0,702985074626866</text:p>
          </table:table-cell>
          <table:table-cell office:value-type="float" office:value="0.356278366111952" calcext:value-type="float">
            <text:p>0,356278366111952</text:p>
          </table:table-cell>
          <table:table-cell office:value-type="float" office:value="0.47289156626506" calcext:value-type="float">
            <text:p>0,47289156626506</text:p>
          </table:table-cell>
          <table:table-cell office:value-type="float" office:value="0.976725741166174" calcext:value-type="float">
            <text:p>0,976725741166174</text:p>
          </table:table-cell>
          <table:table-cell office:value-type="float" office:value="0.994458676765427" calcext:value-type="float">
            <text:p>0,994458676765427</text:p>
          </table:table-cell>
          <table:table-cell office:value-type="float" office:value="0.9855124454992" calcext:value-type="float">
            <text:p>0,9855124454992</text:p>
          </table:table-cell>
        </table:table-row>
        <table:table-row table:style-name="ro1">
          <table:table-cell table:style-name="ce9" office:value-type="string" calcext:value-type="string">
            <text:p>fintoc2020_en_dev__fintoc2020_en_train_B6_RF50.model.txt</text:p>
          </table:table-cell>
          <table:table-cell table:style-name="ce9" office:value-type="float" office:value="0.881342236061666" calcext:value-type="float">
            <text:p>0,881342236061666</text:p>
          </table:table-cell>
          <table:table-cell table:style-name="ce9" office:value-type="float" office:value="0.821797942625931" calcext:value-type="float">
            <text:p>0,821797942625931</text:p>
          </table:table-cell>
          <table:table-cell table:style-name="ce9" office:value-type="float" office:value="0.848828919198803" calcext:value-type="float">
            <text:p>0,848828919198803</text:p>
          </table:table-cell>
          <table:table-cell office:value-type="float" office:value="0.775473399458972" calcext:value-type="float">
            <text:p>0,775473399458972</text:p>
          </table:table-cell>
          <table:table-cell office:value-type="float" office:value="0.65052950075643" calcext:value-type="float">
            <text:p>0,65052950075643</text:p>
          </table:table-cell>
          <table:table-cell office:value-type="float" office:value="0.707527766351296" calcext:value-type="float">
            <text:p>0,707527766351296</text:p>
          </table:table-cell>
          <table:table-cell office:value-type="float" office:value="0.98721107266436" calcext:value-type="float">
            <text:p>0,98721107266436</text:p>
          </table:table-cell>
          <table:table-cell office:value-type="float" office:value="0.993066384495433" calcext:value-type="float">
            <text:p>0,993066384495433</text:p>
          </table:table-cell>
          <table:table-cell office:value-type="float" office:value="0.990130072046309" calcext:value-type="float">
            <text:p>0,990130072046309</text:p>
          </table:table-cell>
        </table:table-row>
      </table:table>
      <table:table table:name="Baselines multilingue" table:style-name="ta1"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, R et F-m calculés sur les corpus de développement de fintoc2020, comptant 1 322 titres et 35 912 non-titres pour l'anglais et 1 076 titres et 12 544 non-titres pour le français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èle</text:p>
          </table:table-cell>
          <table:table-cell office:value-type="string" calcext:value-type="string">
            <text:p>P (macro-moyenne)</text:p>
          </table:table-cell>
          <table:table-cell office:value-type="string" calcext:value-type="string">
            <text:p>R (macro-moyenne)</text:p>
          </table:table-cell>
          <table:table-cell office:value-type="string" calcext:value-type="string">
            <text:p>F-m (macro-moyenne)</text:p>
          </table:table-cell>
          <table:table-cell office:value-type="string" calcext:value-type="string">
            <text:p>P (titre)</text:p>
          </table:table-cell>
          <table:table-cell office:value-type="string" calcext:value-type="string">
            <text:p>R (titre)</text:p>
          </table:table-cell>
          <table:table-cell office:value-type="string" calcext:value-type="string">
            <text:p>F-m (titre)</text:p>
          </table:table-cell>
          <table:table-cell office:value-type="string" calcext:value-type="string">
            <text:p>P (non-titre)</text:p>
          </table:table-cell>
          <table:table-cell office:value-type="string" calcext:value-type="string">
            <text:p>R (non-titre)</text:p>
          </table:table-cell>
          <table:table-cell office:value-type="string" calcext:value-type="string">
            <text:p>F-m (non-titre)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deft2011_train_test_fintoc2020_fr_train_B1_RF50.model.txt</text:p>
          </table:table-cell>
          <table:table-cell office:value-type="float" office:value="0.77362836754517" calcext:value-type="float">
            <text:p>0,77362836754517</text:p>
          </table:table-cell>
          <table:table-cell office:value-type="float" office:value="0.656678103543744" calcext:value-type="float">
            <text:p>0,656678103543744</text:p>
          </table:table-cell>
          <table:table-cell office:value-type="float" office:value="0.697705022918138" calcext:value-type="float">
            <text:p>0,697705022918138</text:p>
          </table:table-cell>
          <table:table-cell office:value-type="float" office:value="0.571812080536913" calcext:value-type="float">
            <text:p>0,571812080536913</text:p>
          </table:table-cell>
          <table:table-cell office:value-type="float" office:value="0.322239031770045" calcext:value-type="float">
            <text:p>0,322239031770045</text:p>
          </table:table-cell>
          <table:table-cell office:value-type="float" office:value="0.412191582002903" calcext:value-type="float">
            <text:p>0,412191582002903</text:p>
          </table:table-cell>
          <table:table-cell office:value-type="float" office:value="0.975444654553427" calcext:value-type="float">
            <text:p>0,975444654553427</text:p>
          </table:table-cell>
          <table:table-cell office:value-type="float" office:value="0.991117175317443" calcext:value-type="float">
            <text:p>0,991117175317443</text:p>
          </table:table-cell>
          <table:table-cell office:value-type="float" office:value="0.983218463833372" calcext:value-type="float">
            <text:p>0,983218463833372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deft2011_train_test_fintoc2020_fr_train_B2_RF50.model.txt</text:p>
          </table:table-cell>
          <table:table-cell office:value-type="float" office:value="0.736413832837971" calcext:value-type="float">
            <text:p>0,736413832837971</text:p>
          </table:table-cell>
          <table:table-cell office:value-type="float" office:value="0.774917376616365" calcext:value-type="float">
            <text:p>0,774917376616365</text:p>
          </table:table-cell>
          <table:table-cell office:value-type="float" office:value="0.754030058904758" calcext:value-type="float">
            <text:p>0,754030058904758</text:p>
          </table:table-cell>
          <table:table-cell office:value-type="float" office:value="0.48868778280543" calcext:value-type="float">
            <text:p>0,48868778280543</text:p>
          </table:table-cell>
          <table:table-cell office:value-type="float" office:value="0.571860816944024" calcext:value-type="float">
            <text:p>0,571860816944024</text:p>
          </table:table-cell>
          <table:table-cell office:value-type="float" office:value="0.52701289647961" calcext:value-type="float">
            <text:p>0,52701289647961</text:p>
          </table:table-cell>
          <table:table-cell office:value-type="float" office:value="0.984139882870513" calcext:value-type="float">
            <text:p>0,984139882870513</text:p>
          </table:table-cell>
          <table:table-cell office:value-type="float" office:value="0.977973936288706" calcext:value-type="float">
            <text:p>0,977973936288706</text:p>
          </table:table-cell>
          <table:table-cell office:value-type="float" office:value="0.981047221329907" calcext:value-type="float">
            <text:p>0,981047221329907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deft2011_train_test_fintoc2020_fr_train_B3_RF50.model.txt</text:p>
          </table:table-cell>
          <table:table-cell office:value-type="float" office:value="0.722796328890092" calcext:value-type="float">
            <text:p>0,722796328890092</text:p>
          </table:table-cell>
          <table:table-cell office:value-type="float" office:value="0.597226465331796" calcext:value-type="float">
            <text:p>0,597226465331796</text:p>
          </table:table-cell>
          <table:table-cell office:value-type="float" office:value="0.632717533929729" calcext:value-type="float">
            <text:p>0,632717533929729</text:p>
          </table:table-cell>
          <table:table-cell office:value-type="float" office:value="0.474336283185841" calcext:value-type="float">
            <text:p>0,474336283185841</text:p>
          </table:table-cell>
          <table:table-cell office:value-type="float" office:value="0.202723146747352" calcext:value-type="float">
            <text:p>0,202723146747352</text:p>
          </table:table-cell>
          <table:table-cell office:value-type="float" office:value="0.28404875463699" calcext:value-type="float">
            <text:p>0,28404875463699</text:p>
          </table:table-cell>
          <table:table-cell office:value-type="float" office:value="0.971256374594344" calcext:value-type="float">
            <text:p>0,971256374594344</text:p>
          </table:table-cell>
          <table:table-cell office:value-type="float" office:value="0.991729783916239" calcext:value-type="float">
            <text:p>0,991729783916239</text:p>
          </table:table-cell>
          <table:table-cell office:value-type="float" office:value="0.981386313222469" calcext:value-type="float">
            <text:p>0,981386313222469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deft2011_train_test_fintoc2020_fr_train_B4_RF50.model.txt</text:p>
          </table:table-cell>
          <table:table-cell office:value-type="float" office:value="0.78835789839831" calcext:value-type="float">
            <text:p>0,78835789839831</text:p>
          </table:table-cell>
          <table:table-cell office:value-type="float" office:value="0.788988122419941" calcext:value-type="float">
            <text:p>0,788988122419941</text:p>
          </table:table-cell>
          <table:table-cell office:value-type="float" office:value="0.788672629100091" calcext:value-type="float">
            <text:p>0,788672629100091</text:p>
          </table:table-cell>
          <table:table-cell office:value-type="float" office:value="0.591698113207547" calcext:value-type="float">
            <text:p>0,591698113207547</text:p>
          </table:table-cell>
          <table:table-cell office:value-type="float" office:value="0.59304084720121" calcext:value-type="float">
            <text:p>0,59304084720121</text:p>
          </table:table-cell>
          <table:table-cell office:value-type="float" office:value="0.592368719304873" calcext:value-type="float">
            <text:p>0,592368719304873</text:p>
          </table:table-cell>
          <table:table-cell office:value-type="float" office:value="0.985017683589072" calcext:value-type="float">
            <text:p>0,985017683589072</text:p>
          </table:table-cell>
          <table:table-cell office:value-type="float" office:value="0.984935397638672" calcext:value-type="float">
            <text:p>0,984935397638672</text:p>
          </table:table-cell>
          <table:table-cell office:value-type="float" office:value="0.984976538895309" calcext:value-type="float">
            <text:p>0,984976538895309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deft2011_train_test_fintoc2020_fr_train_B5_RF50.model.txt</text:p>
          </table:table-cell>
          <table:table-cell office:value-type="float" office:value="0.759370007820602" calcext:value-type="float">
            <text:p>0,759370007820602</text:p>
          </table:table-cell>
          <table:table-cell office:value-type="float" office:value="0.718679637634979" calcext:value-type="float">
            <text:p>0,718679637634979</text:p>
          </table:table-cell>
          <table:table-cell office:value-type="float" office:value="0.737100206715317" calcext:value-type="float">
            <text:p>0,737100206715317</text:p>
          </table:table-cell>
          <table:table-cell office:value-type="float" office:value="0.538808664259928" calcext:value-type="float">
            <text:p>0,538808664259928</text:p>
          </table:table-cell>
          <table:table-cell office:value-type="float" office:value="0.451588502269289" calcext:value-type="float">
            <text:p>0,451588502269289</text:p>
          </table:table-cell>
          <table:table-cell office:value-type="float" office:value="0.491358024691358" calcext:value-type="float">
            <text:p>0,491358024691358</text:p>
          </table:table-cell>
          <table:table-cell office:value-type="float" office:value="0.979931351381277" calcext:value-type="float">
            <text:p>0,979931351381277</text:p>
          </table:table-cell>
          <table:table-cell office:value-type="float" office:value="0.985770773000668" calcext:value-type="float">
            <text:p>0,985770773000668</text:p>
          </table:table-cell>
          <table:table-cell office:value-type="float" office:value="0.982842388739276" calcext:value-type="float">
            <text:p>0,982842388739276</text:p>
          </table:table-cell>
        </table:table-row>
        <table:table-row table:style-name="ro1">
          <table:table-cell table:style-name="ce9" office:value-type="string" calcext:value-type="string">
            <text:p>fintoc2020_en_dev__fintoc2019_en_train_test_fintoc2020_en_train_deft2011_train_test_fintoc2020_fr_train_B6_RF50.model.txt</text:p>
          </table:table-cell>
          <table:table-cell table:style-name="ce9" office:value-type="float" office:value="0.809460530371201" calcext:value-type="float">
            <text:p>0,809460530371201</text:p>
          </table:table-cell>
          <table:table-cell table:style-name="ce9" office:value-type="float" office:value="0.839332463048858" calcext:value-type="float">
            <text:p>0,839332463048858</text:p>
          </table:table-cell>
          <table:table-cell table:style-name="ce9" office:value-type="float" office:value="0.8236356227867" calcext:value-type="float">
            <text:p>0,8236356227867</text:p>
          </table:table-cell>
          <table:table-cell office:value-type="float" office:value="0.630240549828179" calcext:value-type="float">
            <text:p>0,630240549828179</text:p>
          </table:table-cell>
          <table:table-cell office:value-type="float" office:value="0.693645990922844" calcext:value-type="float">
            <text:p>0,693645990922844</text:p>
          </table:table-cell>
          <table:table-cell office:value-type="float" office:value="0.660424918977314" calcext:value-type="float">
            <text:p>0,660424918977314</text:p>
          </table:table-cell>
          <table:table-cell office:value-type="float" office:value="0.988680510914223" calcext:value-type="float">
            <text:p>0,988680510914223</text:p>
          </table:table-cell>
          <table:table-cell office:value-type="float" office:value="0.985018935174872" calcext:value-type="float">
            <text:p>0,985018935174872</text:p>
          </table:table-cell>
          <table:table-cell office:value-type="float" office:value="0.986846326596086" calcext:value-type="float">
            <text:p>0,986846326596086</text:p>
          </table:table-cell>
        </table:table-row>
      </table:table>
      <table:table table:name="N-gram monolingue" table:style-name="ta1"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, R et F-m calculés sur les corpus de développement de fintoc2020, comptant 1 322 titres et 35 912 non-titres pour l'anglais et 1 076 titres et 12 544 non-titres pour le français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èle</text:p>
          </table:table-cell>
          <table:table-cell office:value-type="string" calcext:value-type="string">
            <text:p>P (macro-moyenne)</text:p>
          </table:table-cell>
          <table:table-cell office:value-type="string" calcext:value-type="string">
            <text:p>R (macro-moyenne)</text:p>
          </table:table-cell>
          <table:table-cell office:value-type="string" calcext:value-type="string">
            <text:p>F-m (macro-moyenne)</text:p>
          </table:table-cell>
          <table:table-cell office:value-type="string" calcext:value-type="string">
            <text:p>P (titre)</text:p>
          </table:table-cell>
          <table:table-cell office:value-type="string" calcext:value-type="string">
            <text:p>R (titre)</text:p>
          </table:table-cell>
          <table:table-cell office:value-type="string" calcext:value-type="string">
            <text:p>F-m (titre)</text:p>
          </table:table-cell>
          <table:table-cell office:value-type="string" calcext:value-type="string">
            <text:p>P (non-titre)</text:p>
          </table:table-cell>
          <table:table-cell office:value-type="string" calcext:value-type="string">
            <text:p>R (non-titre)</text:p>
          </table:table-cell>
          <table:table-cell office:value-type="string" calcext:value-type="string">
            <text:p>F-m (non-titre)</text:p>
          </table:table-cell>
        </table:table-row>
        <table:table-row table:style-name="ro1">
          <table:table-cell table:style-name="ce7" office:value-type="string" calcext:value-type="string">
            <text:p>FINTOC2019 TR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en_dev__fintoc2019_en_train_ngramChar_abs_1,1_RF50.model.txt</text:p>
          </table:table-cell>
          <table:table-cell office:value-type="float" office:value="0.623498663782121" calcext:value-type="float">
            <text:p>0,623498663782121</text:p>
          </table:table-cell>
          <table:table-cell office:value-type="float" office:value="0.856779085806994" calcext:value-type="float">
            <text:p>0,856779085806994</text:p>
          </table:table-cell>
          <table:table-cell office:value-type="float" office:value="0.669045120075734" calcext:value-type="float">
            <text:p>0,669045120075734</text:p>
          </table:table-cell>
          <table:table-cell office:value-type="float" office:value="0.255006031363088" calcext:value-type="float">
            <text:p>0,255006031363088</text:p>
          </table:table-cell>
          <table:table-cell office:value-type="float" office:value="0.799546142208775" calcext:value-type="float">
            <text:p>0,799546142208775</text:p>
          </table:table-cell>
          <table:table-cell office:value-type="float" office:value="0.386683738796415" calcext:value-type="float">
            <text:p>0,386683738796415</text:p>
          </table:table-cell>
          <table:table-cell office:value-type="float" office:value="0.991991296201154" calcext:value-type="float">
            <text:p>0,991991296201154</text:p>
          </table:table-cell>
          <table:table-cell office:value-type="float" office:value="0.914012029405213" calcext:value-type="float">
            <text:p>0,914012029405213</text:p>
          </table:table-cell>
          <table:table-cell office:value-type="float" office:value="0.951406501355053" calcext:value-type="float">
            <text:p>0,951406501355053</text:p>
          </table:table-cell>
        </table:table-row>
        <table:table-row table:style-name="ro1">
          <table:table-cell office:value-type="string" calcext:value-type="string">
            <text:p>fintoc2020_en_dev__fintoc2019_en_train_ngramChar_abs_1,2_RF50.model.txt</text:p>
          </table:table-cell>
          <table:table-cell office:value-type="float" office:value="0.703848566019496" calcext:value-type="float">
            <text:p>0,703848566019496</text:p>
          </table:table-cell>
          <table:table-cell office:value-type="float" office:value="0.881550113759336" calcext:value-type="float">
            <text:p>0,881550113759336</text:p>
          </table:table-cell>
          <table:table-cell office:value-type="float" office:value="0.761427534103674" calcext:value-type="float">
            <text:p>0,761427534103674</text:p>
          </table:table-cell>
          <table:table-cell office:value-type="float" office:value="0.41513850955911" calcext:value-type="float">
            <text:p>0,41513850955911</text:p>
          </table:table-cell>
          <table:table-cell office:value-type="float" office:value="0.804841149773071" calcext:value-type="float">
            <text:p>0,804841149773071</text:p>
          </table:table-cell>
          <table:table-cell office:value-type="float" office:value="0.547747747747748" calcext:value-type="float">
            <text:p>0,547747747747748</text:p>
          </table:table-cell>
          <table:table-cell office:value-type="float" office:value="0.992558622479882" calcext:value-type="float">
            <text:p>0,992558622479882</text:p>
          </table:table-cell>
          <table:table-cell office:value-type="float" office:value="0.9582590777456" calcext:value-type="float">
            <text:p>0,9582590777456</text:p>
          </table:table-cell>
          <table:table-cell office:value-type="float" office:value="0.975107320459601" calcext:value-type="float">
            <text:p>0,975107320459601</text:p>
          </table:table-cell>
        </table:table-row>
        <table:table-row table:style-name="ro1">
          <table:table-cell office:value-type="string" calcext:value-type="string">
            <text:p>fintoc2020_en_dev__fintoc2019_en_train_ngramChar_abs_1,3_RF50.model.txt</text:p>
          </table:table-cell>
          <table:table-cell office:value-type="float" office:value="0.716542917522895" calcext:value-type="float">
            <text:p>0,716542917522895</text:p>
          </table:table-cell>
          <table:table-cell office:value-type="float" office:value="0.864245247838977" calcext:value-type="float">
            <text:p>0,864245247838977</text:p>
          </table:table-cell>
          <table:table-cell office:value-type="float" office:value="0.768813110405836" calcext:value-type="float">
            <text:p>0,768813110405836</text:p>
          </table:table-cell>
          <table:table-cell office:value-type="float" office:value="0.442013129102845" calcext:value-type="float">
            <text:p>0,442013129102845</text:p>
          </table:table-cell>
          <table:table-cell office:value-type="float" office:value="0.763993948562784" calcext:value-type="float">
            <text:p>0,763993948562784</text:p>
          </table:table-cell>
          <table:table-cell office:value-type="float" office:value="0.560022179096202" calcext:value-type="float">
            <text:p>0,560022179096202</text:p>
          </table:table-cell>
          <table:table-cell office:value-type="float" office:value="0.991072705942945" calcext:value-type="float">
            <text:p>0,991072705942945</text:p>
          </table:table-cell>
          <table:table-cell office:value-type="float" office:value="0.96449654711517" calcext:value-type="float">
            <text:p>0,96449654711517</text:p>
          </table:table-cell>
          <table:table-cell office:value-type="float" office:value="0.977604041715471" calcext:value-type="float">
            <text:p>0,977604041715471</text:p>
          </table:table-cell>
        </table:table-row>
        <table:table-row table:style-name="ro1">
          <table:table-cell office:value-type="string" calcext:value-type="string">
            <text:p>fintoc2020_en_dev__fintoc2019_en_train_ngramChar_abs_1,4_RF50.model.txt</text:p>
          </table:table-cell>
          <table:table-cell office:value-type="float" office:value="0.723550671737191" calcext:value-type="float">
            <text:p>0,723550671737191</text:p>
          </table:table-cell>
          <table:table-cell office:value-type="float" office:value="0.834630959558564" calcext:value-type="float">
            <text:p>0,834630959558564</text:p>
          </table:table-cell>
          <table:table-cell office:value-type="float" office:value="0.766472032877222" calcext:value-type="float">
            <text:p>0,766472032877222</text:p>
          </table:table-cell>
          <table:table-cell office:value-type="float" office:value="0.458374628344896" calcext:value-type="float">
            <text:p>0,458374628344896</text:p>
          </table:table-cell>
          <table:table-cell office:value-type="float" office:value="0.699697428139183" calcext:value-type="float">
            <text:p>0,699697428139183</text:p>
          </table:table-cell>
          <table:table-cell office:value-type="float" office:value="0.553892215568862" calcext:value-type="float">
            <text:p>0,553892215568862</text:p>
          </table:table-cell>
          <table:table-cell office:value-type="float" office:value="0.988726715129487" calcext:value-type="float">
            <text:p>0,988726715129487</text:p>
          </table:table-cell>
          <table:table-cell office:value-type="float" office:value="0.969564490977946" calcext:value-type="float">
            <text:p>0,969564490977946</text:p>
          </table:table-cell>
          <table:table-cell office:value-type="float" office:value="0.979051850185581" calcext:value-type="float">
            <text:p>0,979051850185581</text:p>
          </table:table-cell>
        </table:table-row>
        <table:table-row table:style-name="ro1">
          <table:table-cell office:value-type="string" calcext:value-type="string">
            <text:p>fintoc2020_en_dev__fintoc2019_en_train_ngramChar_abs_1,5_RF50.model.txt</text:p>
          </table:table-cell>
          <table:table-cell office:value-type="float" office:value="0.730955845966435" calcext:value-type="float">
            <text:p>0,730955845966435</text:p>
          </table:table-cell>
          <table:table-cell office:value-type="float" office:value="0.789254658976439" calcext:value-type="float">
            <text:p>0,789254658976439</text:p>
          </table:table-cell>
          <table:table-cell office:value-type="float" office:value="0.756405293634718" calcext:value-type="float">
            <text:p>0,756405293634718</text:p>
          </table:table-cell>
          <table:table-cell office:value-type="float" office:value="0.476674641148325" calcext:value-type="float">
            <text:p>0,476674641148325</text:p>
          </table:table-cell>
          <table:table-cell office:value-type="float" office:value="0.602874432677761" calcext:value-type="float">
            <text:p>0,602874432677761</text:p>
          </table:table-cell>
          <table:table-cell office:value-type="float" office:value="0.532398129592518" calcext:value-type="float">
            <text:p>0,532398129592518</text:p>
          </table:table-cell>
          <table:table-cell office:value-type="float" office:value="0.985237050784545" calcext:value-type="float">
            <text:p>0,985237050784545</text:p>
          </table:table-cell>
          <table:table-cell office:value-type="float" office:value="0.975634885275117" calcext:value-type="float">
            <text:p>0,975634885275117</text:p>
          </table:table-cell>
          <table:table-cell office:value-type="float" office:value="0.980412457676917" calcext:value-type="float">
            <text:p>0,980412457676917</text:p>
          </table:table-cell>
        </table:table-row>
        <table:table-row table:style-name="ro1">
          <table:table-cell office:value-type="string" calcext:value-type="string">
            <text:p>fintoc2020_en_dev__fintoc2019_en_train_ngramChar_abs_1,6_RF50.model.txt</text:p>
          </table:table-cell>
          <table:table-cell office:value-type="float" office:value="0.732033641307156" calcext:value-type="float">
            <text:p>0,732033641307156</text:p>
          </table:table-cell>
          <table:table-cell office:value-type="float" office:value="0.742664768206296" calcext:value-type="float">
            <text:p>0,742664768206296</text:p>
          </table:table-cell>
          <table:table-cell office:value-type="float" office:value="0.737215096985912" calcext:value-type="float">
            <text:p>0,737215096985912</text:p>
          </table:table-cell>
          <table:table-cell office:value-type="float" office:value="0.482310469314079" calcext:value-type="float">
            <text:p>0,482310469314079</text:p>
          </table:table-cell>
          <table:table-cell office:value-type="float" office:value="0.505295007564297" calcext:value-type="float">
            <text:p>0,505295007564297</text:p>
          </table:table-cell>
          <table:table-cell office:value-type="float" office:value="0.493535278906539" calcext:value-type="float">
            <text:p>0,493535278906539</text:p>
          </table:table-cell>
          <table:table-cell office:value-type="float" office:value="0.981756813300231" calcext:value-type="float">
            <text:p>0,981756813300231</text:p>
          </table:table-cell>
          <table:table-cell office:value-type="float" office:value="0.980034528848296" calcext:value-type="float">
            <text:p>0,980034528848296</text:p>
          </table:table-cell>
          <table:table-cell office:value-type="float" office:value="0.980894915065286" calcext:value-type="float">
            <text:p>0,980894915065286</text:p>
          </table:table-cell>
        </table:table-row>
        <table:table-row table:style-name="ro1">
          <table:table-cell office:value-type="string" calcext:value-type="string">
            <text:p>fintoc2020_en_dev__fintoc2019_en_train_ngramChar_abs_2,2_RF50.model.txt</text:p>
          </table:table-cell>
          <table:table-cell office:value-type="float" office:value="0.710211303926397" calcext:value-type="float">
            <text:p>0,710211303926397</text:p>
          </table:table-cell>
          <table:table-cell office:value-type="float" office:value="0.87117368174145" calcext:value-type="float">
            <text:p>0,87117368174145</text:p>
          </table:table-cell>
          <table:table-cell office:value-type="float" office:value="0.764981184672191" calcext:value-type="float">
            <text:p>0,764981184672191</text:p>
          </table:table-cell>
          <table:table-cell office:value-type="float" office:value="0.428749480681346" calcext:value-type="float">
            <text:p>0,428749480681346</text:p>
          </table:table-cell>
          <table:table-cell office:value-type="float" office:value="0.780635400907715" calcext:value-type="float">
            <text:p>0,780635400907715</text:p>
          </table:table-cell>
          <table:table-cell office:value-type="float" office:value="0.553499597747385" calcext:value-type="float">
            <text:p>0,553499597747385</text:p>
          </table:table-cell>
          <table:table-cell office:value-type="float" office:value="0.991673127171447" calcext:value-type="float">
            <text:p>0,991673127171447</text:p>
          </table:table-cell>
          <table:table-cell office:value-type="float" office:value="0.961711962575184" calcext:value-type="float">
            <text:p>0,961711962575184</text:p>
          </table:table-cell>
          <table:table-cell office:value-type="float" office:value="0.976462771596998" calcext:value-type="float">
            <text:p>0,976462771596998</text:p>
          </table:table-cell>
        </table:table-row>
        <table:table-row table:style-name="ro1">
          <table:table-cell office:value-type="string" calcext:value-type="string">
            <text:p>fintoc2020_en_dev__fintoc2019_en_train_ngramChar_abs_2,3_RF50.model.txt</text:p>
          </table:table-cell>
          <table:table-cell office:value-type="float" office:value="0.719878613497534" calcext:value-type="float">
            <text:p>0,719878613497534</text:p>
          </table:table-cell>
          <table:table-cell office:value-type="float" office:value="0.846754644653311" calcext:value-type="float">
            <text:p>0,846754644653311</text:p>
          </table:table-cell>
          <table:table-cell office:value-type="float" office:value="0.767050296308438" calcext:value-type="float">
            <text:p>0,767050296308438</text:p>
          </table:table-cell>
          <table:table-cell office:value-type="float" office:value="0.450070323488045" calcext:value-type="float">
            <text:p>0,450070323488045</text:p>
          </table:table-cell>
          <table:table-cell office:value-type="float" office:value="0.726172465960666" calcext:value-type="float">
            <text:p>0,726172465960666</text:p>
          </table:table-cell>
          <table:table-cell office:value-type="float" office:value="0.555716353111433" calcext:value-type="float">
            <text:p>0,555716353111433</text:p>
          </table:table-cell>
          <table:table-cell office:value-type="float" office:value="0.989686903507022" calcext:value-type="float">
            <text:p>0,989686903507022</text:p>
          </table:table-cell>
          <table:table-cell office:value-type="float" office:value="0.967336823345957" calcext:value-type="float">
            <text:p>0,967336823345957</text:p>
          </table:table-cell>
          <table:table-cell office:value-type="float" office:value="0.978384239505443" calcext:value-type="float">
            <text:p>0,978384239505443</text:p>
          </table:table-cell>
        </table:table-row>
        <table:table-row table:style-name="ro1">
          <table:table-cell office:value-type="string" calcext:value-type="string">
            <text:p>fintoc2020_en_dev__fintoc2019_en_train_ngramChar_abs_2,4_RF50.model.txt</text:p>
          </table:table-cell>
          <table:table-cell office:value-type="float" office:value="0.732848030361531" calcext:value-type="float">
            <text:p>0,732848030361531</text:p>
          </table:table-cell>
          <table:table-cell office:value-type="float" office:value="0.805717409239395" calcext:value-type="float">
            <text:p>0,805717409239395</text:p>
          </table:table-cell>
          <table:table-cell office:value-type="float" office:value="0.763694998038982" calcext:value-type="float">
            <text:p>0,763694998038982</text:p>
          </table:table-cell>
          <table:table-cell office:value-type="float" office:value="0.479225953329539" calcext:value-type="float">
            <text:p>0,479225953329539</text:p>
          </table:table-cell>
          <table:table-cell office:value-type="float" office:value="0.636913767019667" calcext:value-type="float">
            <text:p>0,636913767019667</text:p>
          </table:table-cell>
          <table:table-cell office:value-type="float" office:value="0.546930821695356" calcext:value-type="float">
            <text:p>0,546930821695356</text:p>
          </table:table-cell>
          <table:table-cell office:value-type="float" office:value="0.986470107393523" calcext:value-type="float">
            <text:p>0,986470107393523</text:p>
          </table:table-cell>
          <table:table-cell office:value-type="float" office:value="0.974521051459122" calcext:value-type="float">
            <text:p>0,974521051459122</text:p>
          </table:table-cell>
          <table:table-cell office:value-type="float" office:value="0.980459174382608" calcext:value-type="float">
            <text:p>0,980459174382608</text:p>
          </table:table-cell>
        </table:table-row>
        <table:table-row table:style-name="ro1">
          <table:table-cell office:value-type="string" calcext:value-type="string">
            <text:p>fintoc2020_en_dev__fintoc2019_en_train_ngramChar_abs_2,5_RF50.model.txt</text:p>
          </table:table-cell>
          <table:table-cell office:value-type="float" office:value="0.733184848291925" calcext:value-type="float">
            <text:p>0,733184848291925</text:p>
          </table:table-cell>
          <table:table-cell office:value-type="float" office:value="0.751813834557427" calcext:value-type="float">
            <text:p>0,751813834557427</text:p>
          </table:table-cell>
          <table:table-cell office:value-type="float" office:value="0.742096100322979" calcext:value-type="float">
            <text:p>0,742096100322979</text:p>
          </table:table-cell>
          <table:table-cell office:value-type="float" office:value="0.483938547486034" calcext:value-type="float">
            <text:p>0,483938547486034</text:p>
          </table:table-cell>
          <table:table-cell office:value-type="float" office:value="0.524205748865356" calcext:value-type="float">
            <text:p>0,524205748865356</text:p>
          </table:table-cell>
          <table:table-cell office:value-type="float" office:value="0.503267973856209" calcext:value-type="float">
            <text:p>0,503267973856209</text:p>
          </table:table-cell>
          <table:table-cell office:value-type="float" office:value="0.982431149097816" calcext:value-type="float">
            <text:p>0,982431149097816</text:p>
          </table:table-cell>
          <table:table-cell office:value-type="float" office:value="0.979421920249499" calcext:value-type="float">
            <text:p>0,979421920249499</text:p>
          </table:table-cell>
          <table:table-cell office:value-type="float" office:value="0.980924226789748" calcext:value-type="float">
            <text:p>0,980924226789748</text:p>
          </table:table-cell>
        </table:table-row>
        <table:table-row table:style-name="ro1">
          <table:table-cell office:value-type="string" calcext:value-type="string">
            <text:p>fintoc2020_en_dev__fintoc2019_en_train_ngramChar_abs_2,6_RF50.model.txt</text:p>
          </table:table-cell>
          <table:table-cell office:value-type="float" office:value="0.730659407452045" calcext:value-type="float">
            <text:p>0,730659407452045</text:p>
          </table:table-cell>
          <table:table-cell office:value-type="float" office:value="0.719377932239136" calcext:value-type="float">
            <text:p>0,719377932239136</text:p>
          </table:table-cell>
          <table:table-cell office:value-type="float" office:value="0.72485970452822" calcext:value-type="float">
            <text:p>0,72485970452822</text:p>
          </table:table-cell>
          <table:table-cell office:value-type="float" office:value="0.481274900398406" calcext:value-type="float">
            <text:p>0,481274900398406</text:p>
          </table:table-cell>
          <table:table-cell office:value-type="float" office:value="0.456883509833586" calcext:value-type="float">
            <text:p>0,456883509833586</text:p>
          </table:table-cell>
          <table:table-cell office:value-type="float" office:value="0.468762126503686" calcext:value-type="float">
            <text:p>0,468762126503686</text:p>
          </table:table-cell>
          <table:table-cell office:value-type="float" office:value="0.980043914505684" calcext:value-type="float">
            <text:p>0,980043914505684</text:p>
          </table:table-cell>
          <table:table-cell office:value-type="float" office:value="0.981872354644687" calcext:value-type="float">
            <text:p>0,981872354644687</text:p>
          </table:table-cell>
          <table:table-cell office:value-type="float" office:value="0.980957282552754" calcext:value-type="float">
            <text:p>0,980957282552754</text:p>
          </table:table-cell>
        </table:table-row>
        <table:table-row table:style-name="ro1">
          <table:table-cell office:value-type="string" calcext:value-type="string">
            <text:p>fintoc2020_en_dev__fintoc2019_en_train_ngramChar_abs_3,3_RF50.model.txt</text:p>
          </table:table-cell>
          <table:table-cell office:value-type="float" office:value="0.745433350690374" calcext:value-type="float">
            <text:p>0,745433350690374</text:p>
          </table:table-cell>
          <table:table-cell office:value-type="float" office:value="0.775683137364861" calcext:value-type="float">
            <text:p>0,775683137364861</text:p>
          </table:table-cell>
          <table:table-cell office:value-type="float" office:value="0.759571389709004" calcext:value-type="float">
            <text:p>0,759571389709004</text:p>
          </table:table-cell>
          <table:table-cell office:value-type="float" office:value="0.506702412868633" calcext:value-type="float">
            <text:p>0,506702412868633</text:p>
          </table:table-cell>
          <table:table-cell office:value-type="float" office:value="0.571860816944024" calcext:value-type="float">
            <text:p>0,571860816944024</text:p>
          </table:table-cell>
          <table:table-cell office:value-type="float" office:value="0.537313432835821" calcext:value-type="float">
            <text:p>0,537313432835821</text:p>
          </table:table-cell>
          <table:table-cell office:value-type="float" office:value="0.984164288512114" calcext:value-type="float">
            <text:p>0,984164288512114</text:p>
          </table:table-cell>
          <table:table-cell office:value-type="float" office:value="0.979505457785698" calcext:value-type="float">
            <text:p>0,979505457785698</text:p>
          </table:table-cell>
          <table:table-cell office:value-type="float" office:value="0.981829346582187" calcext:value-type="float">
            <text:p>0,981829346582187</text:p>
          </table:table-cell>
        </table:table-row>
        <table:table-row table:style-name="ro1">
          <table:table-cell office:value-type="string" calcext:value-type="string">
            <text:p>fintoc2020_en_dev__fintoc2019_en_train_ngramChar_abs_3,4_RF50.model.txt</text:p>
          </table:table-cell>
          <table:table-cell office:value-type="float" office:value="0.734881820472396" calcext:value-type="float">
            <text:p>0,734881820472396</text:p>
          </table:table-cell>
          <table:table-cell office:value-type="float" office:value="0.731285885754015" calcext:value-type="float">
            <text:p>0,731285885754015</text:p>
          </table:table-cell>
          <table:table-cell office:value-type="float" office:value="0.733068268419059" calcext:value-type="float">
            <text:p>0,733068268419059</text:p>
          </table:table-cell>
          <table:table-cell office:value-type="float" office:value="0.488854727132975" calcext:value-type="float">
            <text:p>0,488854727132975</text:p>
          </table:table-cell>
          <table:table-cell office:value-type="float" office:value="0.481089258698941" calcext:value-type="float">
            <text:p>0,481089258698941</text:p>
          </table:table-cell>
          <table:table-cell office:value-type="float" office:value="0.484940907357987" calcext:value-type="float">
            <text:p>0,484940907357987</text:p>
          </table:table-cell>
          <table:table-cell office:value-type="float" office:value="0.980908913811816" calcext:value-type="float">
            <text:p>0,980908913811816</text:p>
          </table:table-cell>
          <table:table-cell office:value-type="float" office:value="0.981482512809089" calcext:value-type="float">
            <text:p>0,981482512809089</text:p>
          </table:table-cell>
          <table:table-cell office:value-type="float" office:value="0.981195629480131" calcext:value-type="float">
            <text:p>0,981195629480131</text:p>
          </table:table-cell>
        </table:table-row>
        <table:table-row table:style-name="ro1">
          <table:table-cell office:value-type="string" calcext:value-type="string">
            <text:p>fintoc2020_en_dev__fintoc2019_en_train_ngramChar_abs_3,5_RF50.model.txt</text:p>
          </table:table-cell>
          <table:table-cell office:value-type="float" office:value="0.727062679991638" calcext:value-type="float">
            <text:p>0,727062679991638</text:p>
          </table:table-cell>
          <table:table-cell office:value-type="float" office:value="0.691608210050522" calcext:value-type="float">
            <text:p>0,691608210050522</text:p>
          </table:table-cell>
          <table:table-cell office:value-type="float" office:value="0.707650863429471" calcext:value-type="float">
            <text:p>0,707650863429471</text:p>
          </table:table-cell>
          <table:table-cell office:value-type="float" office:value="0.476104598737602" calcext:value-type="float">
            <text:p>0,476104598737602</text:p>
          </table:table-cell>
          <table:table-cell office:value-type="float" office:value="0.399394856278366" calcext:value-type="float">
            <text:p>0,399394856278366</text:p>
          </table:table-cell>
          <table:table-cell office:value-type="float" office:value="0.434389140271493" calcext:value-type="float">
            <text:p>0,434389140271493</text:p>
          </table:table-cell>
          <table:table-cell office:value-type="float" office:value="0.978020761245675" calcext:value-type="float">
            <text:p>0,978020761245675</text:p>
          </table:table-cell>
          <table:table-cell office:value-type="float" office:value="0.983821563822678" calcext:value-type="float">
            <text:p>0,983821563822678</text:p>
          </table:table-cell>
          <table:table-cell office:value-type="float" office:value="0.980912586587448" calcext:value-type="float">
            <text:p>0,980912586587448</text:p>
          </table:table-cell>
        </table:table-row>
        <table:table-row table:style-name="ro1">
          <table:table-cell office:value-type="string" calcext:value-type="string">
            <text:p>fintoc2020_en_dev__fintoc2019_en_train_ngramChar_abs_3,6_RF50.model.txt</text:p>
          </table:table-cell>
          <table:table-cell office:value-type="float" office:value="0.724619139567097" calcext:value-type="float">
            <text:p>0,724619139567097</text:p>
          </table:table-cell>
          <table:table-cell office:value-type="float" office:value="0.667929236334641" calcext:value-type="float">
            <text:p>0,667929236334641</text:p>
          </table:table-cell>
          <table:table-cell office:value-type="float" office:value="0.691690347344735" calcext:value-type="float">
            <text:p>0,691690347344735</text:p>
          </table:table-cell>
          <table:table-cell office:value-type="float" office:value="0.472931562819203" calcext:value-type="float">
            <text:p>0,472931562819203</text:p>
          </table:table-cell>
          <table:table-cell office:value-type="float" office:value="0.350226928895613" calcext:value-type="float">
            <text:p>0,350226928895613</text:p>
          </table:table-cell>
          <table:table-cell office:value-type="float" office:value="0.402433724467623" calcext:value-type="float">
            <text:p>0,402433724467623</text:p>
          </table:table-cell>
          <table:table-cell office:value-type="float" office:value="0.976306716314991" calcext:value-type="float">
            <text:p>0,976306716314991</text:p>
          </table:table-cell>
          <table:table-cell office:value-type="float" office:value="0.985631543773669" calcext:value-type="float">
            <text:p>0,985631543773669</text:p>
          </table:table-cell>
          <table:table-cell office:value-type="float" office:value="0.980946970221847" calcext:value-type="float">
            <text:p>0,980946970221847</text:p>
          </table:table-cell>
        </table:table-row>
        <table:table-row table:style-name="ro1">
          <table:table-cell office:value-type="string" calcext:value-type="string">
            <text:p>fintoc2020_en_dev__fintoc2019_en_train_ngramChar_abs_4,4_RF50.model.txt</text:p>
          </table:table-cell>
          <table:table-cell office:value-type="float" office:value="0.737906161716211" calcext:value-type="float">
            <text:p>0,737906161716211</text:p>
          </table:table-cell>
          <table:table-cell office:value-type="float" office:value="0.653016522317624" calcext:value-type="float">
            <text:p>0,653016522317624</text:p>
          </table:table-cell>
          <table:table-cell office:value-type="float" office:value="0.685219803597606" calcext:value-type="float">
            <text:p>0,685219803597606</text:p>
          </table:table-cell>
          <table:table-cell office:value-type="float" office:value="0.500595947556615" calcext:value-type="float">
            <text:p>0,500595947556615</text:p>
          </table:table-cell>
          <table:table-cell office:value-type="float" office:value="0.317700453857791" calcext:value-type="float">
            <text:p>0,317700453857791</text:p>
          </table:table-cell>
          <table:table-cell office:value-type="float" office:value="0.38870893105044" calcext:value-type="float">
            <text:p>0,38870893105044</text:p>
          </table:table-cell>
          <table:table-cell office:value-type="float" office:value="0.975216375875807" calcext:value-type="float">
            <text:p>0,975216375875807</text:p>
          </table:table-cell>
          <table:table-cell office:value-type="float" office:value="0.988332590777456" calcext:value-type="float">
            <text:p>0,988332590777456</text:p>
          </table:table-cell>
          <table:table-cell office:value-type="float" office:value="0.981730676144772" calcext:value-type="float">
            <text:p>0,981730676144772</text:p>
          </table:table-cell>
        </table:table-row>
        <table:table-row table:style-name="ro1">
          <table:table-cell office:value-type="string" calcext:value-type="string">
            <text:p>fintoc2020_en_dev__fintoc2019_en_train_ngramChar_abs_4,5_RF50.model.txt</text:p>
          </table:table-cell>
          <table:table-cell office:value-type="float" office:value="0.711247939817596" calcext:value-type="float">
            <text:p>0,711247939817596</text:p>
          </table:table-cell>
          <table:table-cell office:value-type="float" office:value="0.622072521197387" calcext:value-type="float">
            <text:p>0,622072521197387</text:p>
          </table:table-cell>
          <table:table-cell office:value-type="float" office:value="0.653314609763368" calcext:value-type="float">
            <text:p>0,653314609763368</text:p>
          </table:table-cell>
          <table:table-cell office:value-type="float" office:value="0.449468085106383" calcext:value-type="float">
            <text:p>0,449468085106383</text:p>
          </table:table-cell>
          <table:table-cell office:value-type="float" office:value="0.255673222390318" calcext:value-type="float">
            <text:p>0,255673222390318</text:p>
          </table:table-cell>
          <table:table-cell office:value-type="float" office:value="0.325940212150434" calcext:value-type="float">
            <text:p>0,325940212150434</text:p>
          </table:table-cell>
          <table:table-cell office:value-type="float" office:value="0.973027794528809" calcext:value-type="float">
            <text:p>0,973027794528809</text:p>
          </table:table-cell>
          <table:table-cell office:value-type="float" office:value="0.988471820004455" calcext:value-type="float">
            <text:p>0,988471820004455</text:p>
          </table:table-cell>
          <table:table-cell office:value-type="float" office:value="0.980689007376302" calcext:value-type="float">
            <text:p>0,980689007376302</text:p>
          </table:table-cell>
        </table:table-row>
        <table:table-row table:style-name="ro1">
          <table:table-cell office:value-type="string" calcext:value-type="string">
            <text:p>fintoc2020_en_dev__fintoc2019_en_train_ngramChar_abs_4,6_RF50.model.txt</text:p>
          </table:table-cell>
          <table:table-cell office:value-type="float" office:value="0.68545912257463" calcext:value-type="float">
            <text:p>0,68545912257463</text:p>
          </table:table-cell>
          <table:table-cell office:value-type="float" office:value="0.587552919744314" calcext:value-type="float">
            <text:p>0,587552919744314</text:p>
          </table:table-cell>
          <table:table-cell office:value-type="float" office:value="0.6167265023864" calcext:value-type="float">
            <text:p>0,6167265023864</text:p>
          </table:table-cell>
          <table:table-cell office:value-type="float" office:value="0.400326797385621" calcext:value-type="float">
            <text:p>0,400326797385621</text:p>
          </table:table-cell>
          <table:table-cell office:value-type="float" office:value="0.185325264750378" calcext:value-type="float">
            <text:p>0,185325264750378</text:p>
          </table:table-cell>
          <table:table-cell office:value-type="float" office:value="0.253360910031024" calcext:value-type="float">
            <text:p>0,253360910031024</text:p>
          </table:table-cell>
          <table:table-cell office:value-type="float" office:value="0.970591447763639" calcext:value-type="float">
            <text:p>0,970591447763639</text:p>
          </table:table-cell>
          <table:table-cell office:value-type="float" office:value="0.989780574738249" calcext:value-type="float">
            <text:p>0,989780574738249</text:p>
          </table:table-cell>
          <table:table-cell office:value-type="float" office:value="0.980092094741776" calcext:value-type="float">
            <text:p>0,980092094741776</text:p>
          </table:table-cell>
        </table:table-row>
        <table:table-row table:style-name="ro1">
          <table:table-cell office:value-type="string" calcext:value-type="string">
            <text:p>fintoc2020_en_dev__fintoc2019_en_train_ngramChar_abs_5,5_RF50.model.txt</text:p>
          </table:table-cell>
          <table:table-cell office:value-type="float" office:value="0.704976220213923" calcext:value-type="float">
            <text:p>0,704976220213923</text:p>
          </table:table-cell>
          <table:table-cell office:value-type="float" office:value="0.558416602661945" calcext:value-type="float">
            <text:p>0,558416602661945</text:p>
          </table:table-cell>
          <table:table-cell office:value-type="float" office:value="0.586537037343912" calcext:value-type="float">
            <text:p>0,586537037343912</text:p>
          </table:table-cell>
          <table:table-cell office:value-type="float" office:value="0.44141689373297" calcext:value-type="float">
            <text:p>0,44141689373297</text:p>
          </table:table-cell>
          <table:table-cell office:value-type="float" office:value="0.122541603630862" calcext:value-type="float">
            <text:p>0,122541603630862</text:p>
          </table:table-cell>
          <table:table-cell office:value-type="float" office:value="0.191829484902309" calcext:value-type="float">
            <text:p>0,191829484902309</text:p>
          </table:table-cell>
          <table:table-cell office:value-type="float" office:value="0.968535546694876" calcext:value-type="float">
            <text:p>0,968535546694876</text:p>
          </table:table-cell>
          <table:table-cell office:value-type="float" office:value="0.994291601693027" calcext:value-type="float">
            <text:p>0,994291601693027</text:p>
          </table:table-cell>
          <table:table-cell office:value-type="float" office:value="0.981244589785515" calcext:value-type="float">
            <text:p>0,981244589785515</text:p>
          </table:table-cell>
        </table:table-row>
        <table:table-row table:style-name="ro1">
          <table:table-cell office:value-type="string" calcext:value-type="string">
            <text:p>fintoc2020_en_dev__fintoc2019_en_train_ngramChar_abs_5,6_RF50.model.txt</text:p>
          </table:table-cell>
          <table:table-cell office:value-type="float" office:value="0.67860152800782" calcext:value-type="float">
            <text:p>0,67860152800782</text:p>
          </table:table-cell>
          <table:table-cell office:value-type="float" office:value="0.553096045165372" calcext:value-type="float">
            <text:p>0,553096045165372</text:p>
          </table:table-cell>
          <table:table-cell office:value-type="float" office:value="0.577721653914934" calcext:value-type="float">
            <text:p>0,577721653914934</text:p>
          </table:table-cell>
          <table:table-cell office:value-type="float" office:value="0.389033942558747" calcext:value-type="float">
            <text:p>0,389033942558747</text:p>
          </table:table-cell>
          <table:table-cell office:value-type="float" office:value="0.112708018154312" calcext:value-type="float">
            <text:p>0,112708018154312</text:p>
          </table:table-cell>
          <table:table-cell office:value-type="float" office:value="0.174780058651026" calcext:value-type="float">
            <text:p>0,174780058651026</text:p>
          </table:table-cell>
          <table:table-cell office:value-type="float" office:value="0.968169113456894" calcext:value-type="float">
            <text:p>0,968169113456894</text:p>
          </table:table-cell>
          <table:table-cell office:value-type="float" office:value="0.993484072176431" calcext:value-type="float">
            <text:p>0,993484072176431</text:p>
          </table:table-cell>
          <table:table-cell office:value-type="float" office:value="0.980663249178841" calcext:value-type="float">
            <text:p>0,980663249178841</text:p>
          </table:table-cell>
        </table:table-row>
        <table:table-row table:style-name="ro1">
          <table:table-cell office:value-type="string" calcext:value-type="string">
            <text:p>fintoc2020_en_dev__fintoc2019_en_train_ngramChar_abs_6,6_RF50.model.txt</text:p>
          </table:table-cell>
          <table:table-cell office:value-type="float" office:value="0.674615108762022" calcext:value-type="float">
            <text:p>0,674615108762022</text:p>
          </table:table-cell>
          <table:table-cell office:value-type="float" office:value="0.528461129053403" calcext:value-type="float">
            <text:p>0,528461129053403</text:p>
          </table:table-cell>
          <table:table-cell office:value-type="float" office:value="0.542854907119139" calcext:value-type="float">
            <text:p>0,542854907119139</text:p>
          </table:table-cell>
          <table:table-cell office:value-type="float" office:value="0.382775119617225" calcext:value-type="float">
            <text:p>0,382775119617225</text:p>
          </table:table-cell>
          <table:table-cell office:value-type="float" office:value="0.0605143721633888" calcext:value-type="float">
            <text:p>0,060514372163389</text:p>
          </table:table-cell>
          <table:table-cell office:value-type="float" office:value="0.104506858262573" calcext:value-type="float">
            <text:p>0,104506858262573</text:p>
          </table:table-cell>
          <table:table-cell office:value-type="float" office:value="0.96645509790682" calcext:value-type="float">
            <text:p>0,96645509790682</text:p>
          </table:table-cell>
          <table:table-cell office:value-type="float" office:value="0.996407885943417" calcext:value-type="float">
            <text:p>0,996407885943417</text:p>
          </table:table-cell>
          <table:table-cell office:value-type="float" office:value="0.981202955975705" calcext:value-type="float">
            <text:p>0,981202955975705</text:p>
          </table:table-cell>
        </table:table-row>
        <table:table-row table:style-name="ro1">
          <table:table-cell office:value-type="string" calcext:value-type="string">
            <text:p>fintoc2020_en_dev__fintoc2019_en_train_ngramChar_rel_1,1_RF50.model.txt</text:p>
          </table:table-cell>
          <table:table-cell office:value-type="float" office:value="0.632295249949427" calcext:value-type="float">
            <text:p>0,632295249949427</text:p>
          </table:table-cell>
          <table:table-cell office:value-type="float" office:value="0.858814275878269" calcext:value-type="float">
            <text:p>0,858814275878269</text:p>
          </table:table-cell>
          <table:table-cell office:value-type="float" office:value="0.68089159722343" calcext:value-type="float">
            <text:p>0,68089159722343</text:p>
          </table:table-cell>
          <table:table-cell office:value-type="float" office:value="0.272680145152929" calcext:value-type="float">
            <text:p>0,272680145152929</text:p>
          </table:table-cell>
          <table:table-cell office:value-type="float" office:value="0.795763993948563" calcext:value-type="float">
            <text:p>0,795763993948563</text:p>
          </table:table-cell>
          <table:table-cell office:value-type="float" office:value="0.406177606177606" calcext:value-type="float">
            <text:p>0,406177606177606</text:p>
          </table:table-cell>
          <table:table-cell office:value-type="float" office:value="0.991910354745925" calcext:value-type="float">
            <text:p>0,991910354745925</text:p>
          </table:table-cell>
          <table:table-cell office:value-type="float" office:value="0.921864557807975" calcext:value-type="float">
            <text:p>0,921864557807975</text:p>
          </table:table-cell>
          <table:table-cell office:value-type="float" office:value="0.955605588269253" calcext:value-type="float">
            <text:p>0,955605588269253</text:p>
          </table:table-cell>
        </table:table-row>
        <table:table-row table:style-name="ro1">
          <table:table-cell office:value-type="string" calcext:value-type="string">
            <text:p>fintoc2020_en_dev__fintoc2019_en_train_ngramChar_rel_1,2_RF50.model.txt</text:p>
          </table:table-cell>
          <table:table-cell office:value-type="float" office:value="0.690401061946573" calcext:value-type="float">
            <text:p>0,690401061946573</text:p>
          </table:table-cell>
          <table:table-cell office:value-type="float" office:value="0.874839559905892" calcext:value-type="float">
            <text:p>0,874839559905892</text:p>
          </table:table-cell>
          <table:table-cell office:value-type="float" office:value="0.747442669149919" calcext:value-type="float">
            <text:p>0,747442669149919</text:p>
          </table:table-cell>
          <table:table-cell office:value-type="float" office:value="0.388622090875508" calcext:value-type="float">
            <text:p>0,388622090875508</text:p>
          </table:table-cell>
          <table:table-cell office:value-type="float" office:value="0.795763993948563" calcext:value-type="float">
            <text:p>0,795763993948563</text:p>
          </table:table-cell>
          <table:table-cell office:value-type="float" office:value="0.522213948870687" calcext:value-type="float">
            <text:p>0,522213948870687</text:p>
          </table:table-cell>
          <table:table-cell office:value-type="float" office:value="0.992180033017638" calcext:value-type="float">
            <text:p>0,992180033017638</text:p>
          </table:table-cell>
          <table:table-cell office:value-type="float" office:value="0.953915125863221" calcext:value-type="float">
            <text:p>0,953915125863221</text:p>
          </table:table-cell>
          <table:table-cell office:value-type="float" office:value="0.972671389429151" calcext:value-type="float">
            <text:p>0,972671389429151</text:p>
          </table:table-cell>
        </table:table-row>
        <table:table-row table:style-name="ro1">
          <table:table-cell office:value-type="string" calcext:value-type="string">
            <text:p>fintoc2020_en_dev__fintoc2019_en_train_ngramChar_rel_1,3_RF50.model.txt</text:p>
          </table:table-cell>
          <table:table-cell office:value-type="float" office:value="0.697903535419588" calcext:value-type="float">
            <text:p>0,697903535419588</text:p>
          </table:table-cell>
          <table:table-cell office:value-type="float" office:value="0.863451493801119" calcext:value-type="float">
            <text:p>0,863451493801119</text:p>
          </table:table-cell>
          <table:table-cell office:value-type="float" office:value="0.752317890163051" calcext:value-type="float">
            <text:p>0,752317890163051</text:p>
          </table:table-cell>
          <table:table-cell office:value-type="float" office:value="0.404619673436878" calcext:value-type="float">
            <text:p>0,404619673436878</text:p>
          </table:table-cell>
          <table:table-cell office:value-type="float" office:value="0.768532526475038" calcext:value-type="float">
            <text:p>0,768532526475038</text:p>
          </table:table-cell>
          <table:table-cell office:value-type="float" office:value="0.530133055048265" calcext:value-type="float">
            <text:p>0,530133055048265</text:p>
          </table:table-cell>
          <table:table-cell office:value-type="float" office:value="0.991187397402298" calcext:value-type="float">
            <text:p>0,991187397402298</text:p>
          </table:table-cell>
          <table:table-cell office:value-type="float" office:value="0.9583704611272" calcext:value-type="float">
            <text:p>0,9583704611272</text:p>
          </table:table-cell>
          <table:table-cell office:value-type="float" office:value="0.974502725277837" calcext:value-type="float">
            <text:p>0,974502725277837</text:p>
          </table:table-cell>
        </table:table-row>
        <table:table-row table:style-name="ro1">
          <table:table-cell office:value-type="string" calcext:value-type="string">
            <text:p>fintoc2020_en_dev__fintoc2019_en_train_ngramChar_rel_1,4_RF50.model.txt</text:p>
          </table:table-cell>
          <table:table-cell office:value-type="float" office:value="0.700539651639136" calcext:value-type="float">
            <text:p>0,700539651639136</text:p>
          </table:table-cell>
          <table:table-cell office:value-type="float" office:value="0.838981356848426" calcext:value-type="float">
            <text:p>0,838981356848426</text:p>
          </table:table-cell>
          <table:table-cell office:value-type="float" office:value="0.74921028373156" calcext:value-type="float">
            <text:p>0,74921028373156</text:p>
          </table:table-cell>
          <table:table-cell office:value-type="float" office:value="0.411841532433609" calcext:value-type="float">
            <text:p>0,411841532433609</text:p>
          </table:table-cell>
          <table:table-cell office:value-type="float" office:value="0.715582450832073" calcext:value-type="float">
            <text:p>0,715582450832073</text:p>
          </table:table-cell>
          <table:table-cell office:value-type="float" office:value="0.522796352583587" calcext:value-type="float">
            <text:p>0,522796352583587</text:p>
          </table:table-cell>
          <table:table-cell office:value-type="float" office:value="0.989237770844663" calcext:value-type="float">
            <text:p>0,989237770844663</text:p>
          </table:table-cell>
          <table:table-cell office:value-type="float" office:value="0.962380262864781" calcext:value-type="float">
            <text:p>0,962380262864781</text:p>
          </table:table-cell>
          <table:table-cell office:value-type="float" office:value="0.975624214879532" calcext:value-type="float">
            <text:p>0,975624214879532</text:p>
          </table:table-cell>
        </table:table-row>
        <table:table-row table:style-name="ro1">
          <table:table-cell office:value-type="string" calcext:value-type="string">
            <text:p>fintoc2020_en_dev__fintoc2019_en_train_ngramChar_rel_1,5_RF50.model.txt</text:p>
          </table:table-cell>
          <table:table-cell office:value-type="float" office:value="0.698674166582205" calcext:value-type="float">
            <text:p>0,698674166582205</text:p>
          </table:table-cell>
          <table:table-cell office:value-type="float" office:value="0.805575589211348" calcext:value-type="float">
            <text:p>0,805575589211348</text:p>
          </table:table-cell>
          <table:table-cell office:value-type="float" office:value="0.739045203806033" calcext:value-type="float">
            <text:p>0,739045203806033</text:p>
          </table:table-cell>
          <table:table-cell office:value-type="float" office:value="0.410688493018777" calcext:value-type="float">
            <text:p>0,410688493018777</text:p>
          </table:table-cell>
          <table:table-cell office:value-type="float" office:value="0.645234493192133" calcext:value-type="float">
            <text:p>0,645234493192133</text:p>
          </table:table-cell>
          <table:table-cell office:value-type="float" office:value="0.501912327155046" calcext:value-type="float">
            <text:p>0,501912327155046</text:p>
          </table:table-cell>
          <table:table-cell office:value-type="float" office:value="0.986659840145632" calcext:value-type="float">
            <text:p>0,986659840145632</text:p>
          </table:table-cell>
          <table:table-cell office:value-type="float" office:value="0.965916685230564" calcext:value-type="float">
            <text:p>0,965916685230564</text:p>
          </table:table-cell>
          <table:table-cell office:value-type="float" office:value="0.976178080457021" calcext:value-type="float">
            <text:p>0,976178080457021</text:p>
          </table:table-cell>
        </table:table-row>
        <table:table-row table:style-name="ro1">
          <table:table-cell office:value-type="string" calcext:value-type="string">
            <text:p>fintoc2020_en_dev__fintoc2019_en_train_ngramChar_rel_1,6_RF50.model.txt</text:p>
          </table:table-cell>
          <table:table-cell office:value-type="float" office:value="0.69837010473524" calcext:value-type="float">
            <text:p>0,69837010473524</text:p>
          </table:table-cell>
          <table:table-cell office:value-type="float" office:value="0.777016999699046" calcext:value-type="float">
            <text:p>0,777016999699046</text:p>
          </table:table-cell>
          <table:table-cell office:value-type="float" office:value="0.730206626246025" calcext:value-type="float">
            <text:p>0,730206626246025</text:p>
          </table:table-cell>
          <table:table-cell office:value-type="float" office:value="0.412266666666667" calcext:value-type="float">
            <text:p>0,412266666666667</text:p>
          </table:table-cell>
          <table:table-cell office:value-type="float" office:value="0.584720121028744" calcext:value-type="float">
            <text:p>0,584720121028744</text:p>
          </table:table-cell>
          <table:table-cell office:value-type="float" office:value="0.483578354707538" calcext:value-type="float">
            <text:p>0,483578354707538</text:p>
          </table:table-cell>
          <table:table-cell office:value-type="float" office:value="0.984473542803812" calcext:value-type="float">
            <text:p>0,984473542803812</text:p>
          </table:table-cell>
          <table:table-cell office:value-type="float" office:value="0.969313878369347" calcext:value-type="float">
            <text:p>0,969313878369347</text:p>
          </table:table-cell>
          <table:table-cell office:value-type="float" office:value="0.976834897784513" calcext:value-type="float">
            <text:p>0,976834897784513</text:p>
          </table:table-cell>
        </table:table-row>
        <table:table-row table:style-name="ro1">
          <table:table-cell office:value-type="string" calcext:value-type="string">
            <text:p>fintoc2020_en_dev__fintoc2019_en_train_ngramChar_rel_2,2_RF50.model.txt</text:p>
          </table:table-cell>
          <table:table-cell office:value-type="float" office:value="0.691642945197903" calcext:value-type="float">
            <text:p>0,691642945197903</text:p>
          </table:table-cell>
          <table:table-cell office:value-type="float" office:value="0.863753058830309" calcext:value-type="float">
            <text:p>0,863753058830309</text:p>
          </table:table-cell>
          <table:table-cell office:value-type="float" office:value="0.746585469809807" calcext:value-type="float">
            <text:p>0,746585469809807</text:p>
          </table:table-cell>
          <table:table-cell office:value-type="float" office:value="0.392006149116065" calcext:value-type="float">
            <text:p>0,392006149116065</text:p>
          </table:table-cell>
          <table:table-cell office:value-type="float" office:value="0.771558245083207" calcext:value-type="float">
            <text:p>0,771558245083207</text:p>
          </table:table-cell>
          <table:table-cell office:value-type="float" office:value="0.519877675840978" calcext:value-type="float">
            <text:p>0,519877675840978</text:p>
          </table:table-cell>
          <table:table-cell office:value-type="float" office:value="0.991279741279741" calcext:value-type="float">
            <text:p>0,991279741279741</text:p>
          </table:table-cell>
          <table:table-cell office:value-type="float" office:value="0.955947872577411" calcext:value-type="float">
            <text:p>0,955947872577411</text:p>
          </table:table-cell>
          <table:table-cell office:value-type="float" office:value="0.973293263778635" calcext:value-type="float">
            <text:p>0,973293263778635</text:p>
          </table:table-cell>
        </table:table-row>
        <table:table-row table:style-name="ro1">
          <table:table-cell office:value-type="string" calcext:value-type="string">
            <text:p>fintoc2020_en_dev__fintoc2019_en_train_ngramChar_rel_2,3_RF50.model.txt</text:p>
          </table:table-cell>
          <table:table-cell office:value-type="float" office:value="0.696627069667886" calcext:value-type="float">
            <text:p>0,696627069667886</text:p>
          </table:table-cell>
          <table:table-cell office:value-type="float" office:value="0.843693897572449" calcext:value-type="float">
            <text:p>0,843693897572449</text:p>
          </table:table-cell>
          <table:table-cell office:value-type="float" office:value="0.746935404196097" calcext:value-type="float">
            <text:p>0,746935404196097</text:p>
          </table:table-cell>
          <table:table-cell office:value-type="float" office:value="0.403611927761445" calcext:value-type="float">
            <text:p>0,403611927761445</text:p>
          </table:table-cell>
          <table:table-cell office:value-type="float" office:value="0.726928895612708" calcext:value-type="float">
            <text:p>0,726928895612708</text:p>
          </table:table-cell>
          <table:table-cell office:value-type="float" office:value="0.519038617337294" calcext:value-type="float">
            <text:p>0,519038617337294</text:p>
          </table:table-cell>
          <table:table-cell office:value-type="float" office:value="0.989642211574326" calcext:value-type="float">
            <text:p>0,989642211574326</text:p>
          </table:table-cell>
          <table:table-cell office:value-type="float" office:value="0.96045889953219" calcext:value-type="float">
            <text:p>0,96045889953219</text:p>
          </table:table-cell>
          <table:table-cell office:value-type="float" office:value="0.9748321910549" calcext:value-type="float">
            <text:p>0,9748321910549</text:p>
          </table:table-cell>
        </table:table-row>
        <table:table-row table:style-name="ro1">
          <table:table-cell office:value-type="string" calcext:value-type="string">
            <text:p>fintoc2020_en_dev__fintoc2019_en_train_ngramChar_rel_2,4_RF50.model.txt</text:p>
          </table:table-cell>
          <table:table-cell office:value-type="float" office:value="0.701860354678333" calcext:value-type="float">
            <text:p>0,701860354678333</text:p>
          </table:table-cell>
          <table:table-cell office:value-type="float" office:value="0.82100115545514" calcext:value-type="float">
            <text:p>0,82100115545514</text:p>
          </table:table-cell>
          <table:table-cell office:value-type="float" office:value="0.745767937219276" calcext:value-type="float">
            <text:p>0,745767937219276</text:p>
          </table:table-cell>
          <table:table-cell office:value-type="float" office:value="0.41589219330855" calcext:value-type="float">
            <text:p>0,41589219330855</text:p>
          </table:table-cell>
          <table:table-cell office:value-type="float" office:value="0.677004538577912" calcext:value-type="float">
            <text:p>0,677004538577912</text:p>
          </table:table-cell>
          <table:table-cell office:value-type="float" office:value="0.515256188831318" calcext:value-type="float">
            <text:p>0,515256188831318</text:p>
          </table:table-cell>
          <table:table-cell office:value-type="float" office:value="0.987828516048116" calcext:value-type="float">
            <text:p>0,987828516048116</text:p>
          </table:table-cell>
          <table:table-cell office:value-type="float" office:value="0.964997772332368" calcext:value-type="float">
            <text:p>0,964997772332368</text:p>
          </table:table-cell>
          <table:table-cell office:value-type="float" office:value="0.976279685607234" calcext:value-type="float">
            <text:p>0,976279685607234</text:p>
          </table:table-cell>
        </table:table-row>
        <table:table-row table:style-name="ro1">
          <table:table-cell office:value-type="string" calcext:value-type="string">
            <text:p>fintoc2020_en_dev__fintoc2019_en_train_ngramChar_rel_2,5_RF50.model.txt</text:p>
          </table:table-cell>
          <table:table-cell office:value-type="float" office:value="0.698955872654669" calcext:value-type="float">
            <text:p>0,698955872654669</text:p>
          </table:table-cell>
          <table:table-cell office:value-type="float" office:value="0.787077943765041" calcext:value-type="float">
            <text:p>0,787077943765041</text:p>
          </table:table-cell>
          <table:table-cell office:value-type="float" office:value="0.733816113205402" calcext:value-type="float">
            <text:p>0,733816113205402</text:p>
          </table:table-cell>
          <table:table-cell office:value-type="float" office:value="0.412673879443586" calcext:value-type="float">
            <text:p>0,412673879443586</text:p>
          </table:table-cell>
          <table:table-cell office:value-type="float" office:value="0.60590015128593" calcext:value-type="float">
            <text:p>0,60590015128593</text:p>
          </table:table-cell>
          <table:table-cell office:value-type="float" office:value="0.490959239963224" calcext:value-type="float">
            <text:p>0,490959239963224</text:p>
          </table:table-cell>
          <table:table-cell office:value-type="float" office:value="0.985237865865752" calcext:value-type="float">
            <text:p>0,985237865865752</text:p>
          </table:table-cell>
          <table:table-cell office:value-type="float" office:value="0.968255736244152" calcext:value-type="float">
            <text:p>0,968255736244152</text:p>
          </table:table-cell>
          <table:table-cell office:value-type="float" office:value="0.976672986447581" calcext:value-type="float">
            <text:p>0,976672986447581</text:p>
          </table:table-cell>
        </table:table-row>
        <table:table-row table:style-name="ro1">
          <table:table-cell office:value-type="string" calcext:value-type="string">
            <text:p>fintoc2020_en_dev__fintoc2019_en_train_ngramChar_rel_2,6_RF50.model.txt</text:p>
          </table:table-cell>
          <table:table-cell office:value-type="float" office:value="0.695645949852079" calcext:value-type="float">
            <text:p>0,695645949852079</text:p>
          </table:table-cell>
          <table:table-cell office:value-type="float" office:value="0.757428774455898" calcext:value-type="float">
            <text:p>0,757428774455898</text:p>
          </table:table-cell>
          <table:table-cell office:value-type="float" office:value="0.721692373119578" calcext:value-type="float">
            <text:p>0,721692373119578</text:p>
          </table:table-cell>
          <table:table-cell office:value-type="float" office:value="0.408290743895514" calcext:value-type="float">
            <text:p>0,408290743895514</text:p>
          </table:table-cell>
          <table:table-cell office:value-type="float" office:value="0.543872919818457" calcext:value-type="float">
            <text:p>0,543872919818457</text:p>
          </table:table-cell>
          <table:table-cell office:value-type="float" office:value="0.46642880311385" calcext:value-type="float">
            <text:p>0,46642880311385</text:p>
          </table:table-cell>
          <table:table-cell office:value-type="float" office:value="0.983001155808643" calcext:value-type="float">
            <text:p>0,983001155808643</text:p>
          </table:table-cell>
          <table:table-cell office:value-type="float" office:value="0.970984629093339" calcext:value-type="float">
            <text:p>0,970984629093339</text:p>
          </table:table-cell>
          <table:table-cell office:value-type="float" office:value="0.976955943125306" calcext:value-type="float">
            <text:p>0,976955943125306</text:p>
          </table:table-cell>
        </table:table-row>
        <table:table-row table:style-name="ro1">
          <table:table-cell office:value-type="string" calcext:value-type="string">
            <text:p>fintoc2020_en_dev__fintoc2019_en_train_ngramChar_rel_3,3_RF50.model.txt</text:p>
          </table:table-cell>
          <table:table-cell office:value-type="float" office:value="0.700453096863112" calcext:value-type="float">
            <text:p>0,700453096863112</text:p>
          </table:table-cell>
          <table:table-cell office:value-type="float" office:value="0.796549533251394" calcext:value-type="float">
            <text:p>0,796549533251394</text:p>
          </table:table-cell>
          <table:table-cell office:value-type="float" office:value="0.737800065836501" calcext:value-type="float">
            <text:p>0,737800065836501</text:p>
          </table:table-cell>
          <table:table-cell office:value-type="float" office:value="0.414952333166081" calcext:value-type="float">
            <text:p>0,414952333166081</text:p>
          </table:table-cell>
          <table:table-cell office:value-type="float" office:value="0.625567322239032" calcext:value-type="float">
            <text:p>0,625567322239032</text:p>
          </table:table-cell>
          <table:table-cell office:value-type="float" office:value="0.49894419306184" calcext:value-type="float">
            <text:p>0,49894419306184</text:p>
          </table:table-cell>
          <table:table-cell office:value-type="float" office:value="0.985953860560143" calcext:value-type="float">
            <text:p>0,985953860560143</text:p>
          </table:table-cell>
          <table:table-cell office:value-type="float" office:value="0.967531744263756" calcext:value-type="float">
            <text:p>0,967531744263756</text:p>
          </table:table-cell>
          <table:table-cell office:value-type="float" office:value="0.976655938611162" calcext:value-type="float">
            <text:p>0,976655938611162</text:p>
          </table:table-cell>
        </table:table-row>
        <table:table-row table:style-name="ro1">
          <table:table-cell office:value-type="string" calcext:value-type="string">
            <text:p>fintoc2020_en_dev__fintoc2019_en_train_ngramChar_rel_3,4_RF50.model.txt</text:p>
          </table:table-cell>
          <table:table-cell office:value-type="float" office:value="0.701896386272641" calcext:value-type="float">
            <text:p>0,701896386272641</text:p>
          </table:table-cell>
          <table:table-cell office:value-type="float" office:value="0.774239597786352" calcext:value-type="float">
            <text:p>0,774239597786352</text:p>
          </table:table-cell>
          <table:table-cell office:value-type="float" office:value="0.731758443953086" calcext:value-type="float">
            <text:p>0,731758443953086</text:p>
          </table:table-cell>
          <table:table-cell office:value-type="float" office:value="0.419549697968149" calcext:value-type="float">
            <text:p>0,419549697968149</text:p>
          </table:table-cell>
          <table:table-cell office:value-type="float" office:value="0.577912254160363" calcext:value-type="float">
            <text:p>0,577912254160363</text:p>
          </table:table-cell>
          <table:table-cell office:value-type="float" office:value="0.486159720012727" calcext:value-type="float">
            <text:p>0,486159720012727</text:p>
          </table:table-cell>
          <table:table-cell office:value-type="float" office:value="0.984243074577133" calcext:value-type="float">
            <text:p>0,984243074577133</text:p>
          </table:table-cell>
          <table:table-cell office:value-type="float" office:value="0.970566941412341" calcext:value-type="float">
            <text:p>0,970566941412341</text:p>
          </table:table-cell>
          <table:table-cell office:value-type="float" office:value="0.977357167893445" calcext:value-type="float">
            <text:p>0,977357167893445</text:p>
          </table:table-cell>
        </table:table-row>
        <table:table-row table:style-name="ro1">
          <table:table-cell office:value-type="string" calcext:value-type="string">
            <text:p>fintoc2020_en_dev__fintoc2019_en_train_ngramChar_rel_3,5_RF50.model.txt</text:p>
          </table:table-cell>
          <table:table-cell office:value-type="float" office:value="0.70415909488005" calcext:value-type="float">
            <text:p>0,70415909488005</text:p>
          </table:table-cell>
          <table:table-cell office:value-type="float" office:value="0.741223671984872" calcext:value-type="float">
            <text:p>0,741223671984872</text:p>
          </table:table-cell>
          <table:table-cell office:value-type="float" office:value="0.720929865994034" calcext:value-type="float">
            <text:p>0,720929865994034</text:p>
          </table:table-cell>
          <table:table-cell office:value-type="float" office:value="0.426573426573427" calcext:value-type="float">
            <text:p>0,426573426573427</text:p>
          </table:table-cell>
          <table:table-cell office:value-type="float" office:value="0.507564296520424" calcext:value-type="float">
            <text:p>0,507564296520424</text:p>
          </table:table-cell>
          <table:table-cell office:value-type="float" office:value="0.463557858376511" calcext:value-type="float">
            <text:p>0,463557858376511</text:p>
          </table:table-cell>
          <table:table-cell office:value-type="float" office:value="0.981744763186674" calcext:value-type="float">
            <text:p>0,981744763186674</text:p>
          </table:table-cell>
          <table:table-cell office:value-type="float" office:value="0.97488304744932" calcext:value-type="float">
            <text:p>0,97488304744932</text:p>
          </table:table-cell>
          <table:table-cell office:value-type="float" office:value="0.978301873611558" calcext:value-type="float">
            <text:p>0,978301873611558</text:p>
          </table:table-cell>
        </table:table-row>
        <table:table-row table:style-name="ro1">
          <table:table-cell office:value-type="string" calcext:value-type="string">
            <text:p>fintoc2020_en_dev__fintoc2019_en_train_ngramChar_rel_3,6_RF50.model.txt</text:p>
          </table:table-cell>
          <table:table-cell office:value-type="float" office:value="0.687794738295782" calcext:value-type="float">
            <text:p>0,687794738295782</text:p>
          </table:table-cell>
          <table:table-cell office:value-type="float" office:value="0.71986493964571" calcext:value-type="float">
            <text:p>0,71986493964571</text:p>
          </table:table-cell>
          <table:table-cell office:value-type="float" office:value="0.702378579898555" calcext:value-type="float">
            <text:p>0,702378579898555</text:p>
          </table:table-cell>
          <table:table-cell office:value-type="float" office:value="0.395378690629012" calcext:value-type="float">
            <text:p>0,395378690629012</text:p>
          </table:table-cell>
          <table:table-cell office:value-type="float" office:value="0.465960665658094" calcext:value-type="float">
            <text:p>0,465960665658094</text:p>
          </table:table-cell>
          <table:table-cell office:value-type="float" office:value="0.427777777777778" calcext:value-type="float">
            <text:p>0,427777777777778</text:p>
          </table:table-cell>
          <table:table-cell office:value-type="float" office:value="0.980210785962552" calcext:value-type="float">
            <text:p>0,980210785962552</text:p>
          </table:table-cell>
          <table:table-cell office:value-type="float" office:value="0.973769213633326" calcext:value-type="float">
            <text:p>0,973769213633326</text:p>
          </table:table-cell>
          <table:table-cell office:value-type="float" office:value="0.976979382019333" calcext:value-type="float">
            <text:p>0,976979382019333</text:p>
          </table:table-cell>
        </table:table-row>
        <table:table-row table:style-name="ro1">
          <table:table-cell office:value-type="string" calcext:value-type="string">
            <text:p>fintoc2020_en_dev__fintoc2019_en_train_ngramChar_rel_4,4_RF50.model.txt</text:p>
          </table:table-cell>
          <table:table-cell office:value-type="float" office:value="0.71200495776347" calcext:value-type="float">
            <text:p>0,71200495776347</text:p>
          </table:table-cell>
          <table:table-cell office:value-type="float" office:value="0.711078016728739" calcext:value-type="float">
            <text:p>0,711078016728739</text:p>
          </table:table-cell>
          <table:table-cell office:value-type="float" office:value="0.711540336636382" calcext:value-type="float">
            <text:p>0,711540336636382</text:p>
          </table:table-cell>
          <table:table-cell office:value-type="float" office:value="0.444528875379939" calcext:value-type="float">
            <text:p>0,444528875379939</text:p>
          </table:table-cell>
          <table:table-cell office:value-type="float" office:value="0.442511346444781" calcext:value-type="float">
            <text:p>0,442511346444781</text:p>
          </table:table-cell>
          <table:table-cell office:value-type="float" office:value="0.443517816527673" calcext:value-type="float">
            <text:p>0,443517816527673</text:p>
          </table:table-cell>
          <table:table-cell office:value-type="float" office:value="0.979481040147001" calcext:value-type="float">
            <text:p>0,979481040147001</text:p>
          </table:table-cell>
          <table:table-cell office:value-type="float" office:value="0.979644687012697" calcext:value-type="float">
            <text:p>0,979644687012697</text:p>
          </table:table-cell>
          <table:table-cell office:value-type="float" office:value="0.979562856745093" calcext:value-type="float">
            <text:p>0,979562856745093</text:p>
          </table:table-cell>
        </table:table-row>
        <table:table-row table:style-name="ro1">
          <table:table-cell office:value-type="string" calcext:value-type="string">
            <text:p>fintoc2020_en_dev__fintoc2019_en_train_ngramChar_rel_4,5_RF50.model.txt</text:p>
          </table:table-cell>
          <table:table-cell office:value-type="float" office:value="0.706963028225832" calcext:value-type="float">
            <text:p>0,706963028225832</text:p>
          </table:table-cell>
          <table:table-cell office:value-type="float" office:value="0.689109119147865" calcext:value-type="float">
            <text:p>0,689109119147865</text:p>
          </table:table-cell>
          <table:table-cell office:value-type="float" office:value="0.697580216208742" calcext:value-type="float">
            <text:p>0,697580216208742</text:p>
          </table:table-cell>
          <table:table-cell office:value-type="float" office:value="0.436046511627907" calcext:value-type="float">
            <text:p>0,436046511627907</text:p>
          </table:table-cell>
          <table:table-cell office:value-type="float" office:value="0.397125567322239" calcext:value-type="float">
            <text:p>0,397125567322239</text:p>
          </table:table-cell>
          <table:table-cell office:value-type="float" office:value="0.415676959619953" calcext:value-type="float">
            <text:p>0,415676959619953</text:p>
          </table:table-cell>
          <table:table-cell office:value-type="float" office:value="0.977879544823758" calcext:value-type="float">
            <text:p>0,977879544823758</text:p>
          </table:table-cell>
          <table:table-cell office:value-type="float" office:value="0.981092670973491" calcext:value-type="float">
            <text:p>0,981092670973491</text:p>
          </table:table-cell>
          <table:table-cell office:value-type="float" office:value="0.979483472797531" calcext:value-type="float">
            <text:p>0,979483472797531</text:p>
          </table:table-cell>
        </table:table-row>
        <table:table-row table:style-name="ro1">
          <table:table-cell office:value-type="string" calcext:value-type="string">
            <text:p>fintoc2020_en_dev__fintoc2019_en_train_ngramChar_rel_4,6_RF50.model.txt</text:p>
          </table:table-cell>
          <table:table-cell office:value-type="float" office:value="0.682224729305092" calcext:value-type="float">
            <text:p>0,682224729305092</text:p>
          </table:table-cell>
          <table:table-cell office:value-type="float" office:value="0.668509112373868" calcext:value-type="float">
            <text:p>0,668509112373868</text:p>
          </table:table-cell>
          <table:table-cell office:value-type="float" office:value="0.675059555632915" calcext:value-type="float">
            <text:p>0,675059555632915</text:p>
          </table:table-cell>
          <table:table-cell office:value-type="float" office:value="0.388022969647252" calcext:value-type="float">
            <text:p>0,388022969647252</text:p>
          </table:table-cell>
          <table:table-cell office:value-type="float" office:value="0.357791225416036" calcext:value-type="float">
            <text:p>0,357791225416036</text:p>
          </table:table-cell>
          <table:table-cell office:value-type="float" office:value="0.372294372294372" calcext:value-type="float">
            <text:p>0,372294372294372</text:p>
          </table:table-cell>
          <table:table-cell office:value-type="float" office:value="0.976426488962932" calcext:value-type="float">
            <text:p>0,976426488962932</text:p>
          </table:table-cell>
          <table:table-cell office:value-type="float" office:value="0.9792269993317" calcext:value-type="float">
            <text:p>0,9792269993317</text:p>
          </table:table-cell>
          <table:table-cell office:value-type="float" office:value="0.977824738971457" calcext:value-type="float">
            <text:p>0,977824738971457</text:p>
          </table:table-cell>
        </table:table-row>
        <table:table-row table:style-name="ro1">
          <table:table-cell office:value-type="string" calcext:value-type="string">
            <text:p>fintoc2020_en_dev__fintoc2019_en_train_ngramChar_rel_5,5_RF50.model.txt</text:p>
          </table:table-cell>
          <table:table-cell office:value-type="float" office:value="0.715187423945857" calcext:value-type="float">
            <text:p>0,715187423945857</text:p>
          </table:table-cell>
          <table:table-cell office:value-type="float" office:value="0.642108575880055" calcext:value-type="float">
            <text:p>0,642108575880055</text:p>
          </table:table-cell>
          <table:table-cell office:value-type="float" office:value="0.670274865138182" calcext:value-type="float">
            <text:p>0,670274865138182</text:p>
          </table:table-cell>
          <table:table-cell office:value-type="float" office:value="0.455916473317865" calcext:value-type="float">
            <text:p>0,455916473317865</text:p>
          </table:table-cell>
          <table:table-cell office:value-type="float" office:value="0.297276853252647" calcext:value-type="float">
            <text:p>0,297276853252647</text:p>
          </table:table-cell>
          <table:table-cell office:value-type="float" office:value="0.35989010989011" calcext:value-type="float">
            <text:p>0,35989010989011</text:p>
          </table:table-cell>
          <table:table-cell office:value-type="float" office:value="0.974458374573848" calcext:value-type="float">
            <text:p>0,974458374573848</text:p>
          </table:table-cell>
          <table:table-cell office:value-type="float" office:value="0.986940298507463" calcext:value-type="float">
            <text:p>0,986940298507463</text:p>
          </table:table-cell>
          <table:table-cell office:value-type="float" office:value="0.980659620386254" calcext:value-type="float">
            <text:p>0,980659620386254</text:p>
          </table:table-cell>
        </table:table-row>
        <table:table-row table:style-name="ro1">
          <table:table-cell office:value-type="string" calcext:value-type="string">
            <text:p>fintoc2020_en_dev__fintoc2019_en_train_ngramChar_rel_5,6_RF50.model.txt</text:p>
          </table:table-cell>
          <table:table-cell office:value-type="float" office:value="0.693462521733838" calcext:value-type="float">
            <text:p>0,693462521733838</text:p>
          </table:table-cell>
          <table:table-cell office:value-type="float" office:value="0.621531823125212" calcext:value-type="float">
            <text:p>0,621531823125212</text:p>
          </table:table-cell>
          <table:table-cell office:value-type="float" office:value="0.648223436830601" calcext:value-type="float">
            <text:p>0,648223436830601</text:p>
          </table:table-cell>
          <table:table-cell office:value-type="float" office:value="0.413919413919414" calcext:value-type="float">
            <text:p>0,413919413919414</text:p>
          </table:table-cell>
          <table:table-cell office:value-type="float" office:value="0.25642965204236" calcext:value-type="float">
            <text:p>0,25642965204236</text:p>
          </table:table-cell>
          <table:table-cell office:value-type="float" office:value="0.316674451191032" calcext:value-type="float">
            <text:p>0,316674451191032</text:p>
          </table:table-cell>
          <table:table-cell office:value-type="float" office:value="0.973005629548263" calcext:value-type="float">
            <text:p>0,973005629548263</text:p>
          </table:table-cell>
          <table:table-cell office:value-type="float" office:value="0.986633994208064" calcext:value-type="float">
            <text:p>0,986633994208064</text:p>
          </table:table-cell>
          <table:table-cell office:value-type="float" office:value="0.97977242247017" calcext:value-type="float">
            <text:p>0,97977242247017</text:p>
          </table:table-cell>
        </table:table-row>
        <table:table-row table:style-name="ro1">
          <table:table-cell office:value-type="string" calcext:value-type="string">
            <text:p>fintoc2020_en_dev__fintoc2019_en_train_ngramChar_rel_6,6_RF50.model.txt</text:p>
          </table:table-cell>
          <table:table-cell office:value-type="float" office:value="0.705843073124589" calcext:value-type="float">
            <text:p>0,705843073124589</text:p>
          </table:table-cell>
          <table:table-cell office:value-type="float" office:value="0.586538989744304" calcext:value-type="float">
            <text:p>0,586538989744304</text:p>
          </table:table-cell>
          <table:table-cell office:value-type="float" office:value="0.619072171751533" calcext:value-type="float">
            <text:p>0,619072171751533</text:p>
          </table:table-cell>
          <table:table-cell office:value-type="float" office:value="0.441176470588235" calcext:value-type="float">
            <text:p>0,441176470588235</text:p>
          </table:table-cell>
          <table:table-cell office:value-type="float" office:value="0.181543116490166" calcext:value-type="float">
            <text:p>0,181543116490166</text:p>
          </table:table-cell>
          <table:table-cell office:value-type="float" office:value="0.257234726688103" calcext:value-type="float">
            <text:p>0,257234726688103</text:p>
          </table:table-cell>
          <table:table-cell office:value-type="float" office:value="0.970509675660943" calcext:value-type="float">
            <text:p>0,970509675660943</text:p>
          </table:table-cell>
          <table:table-cell office:value-type="float" office:value="0.991534862998441" calcext:value-type="float">
            <text:p>0,991534862998441</text:p>
          </table:table-cell>
          <table:table-cell office:value-type="float" office:value="0.980909616814964" calcext:value-type="float">
            <text:p>0,980909616814964</text:p>
          </table:table-cell>
        </table:table-row>
        <table:table-row table:style-name="ro1">
          <table:table-cell table:style-name="ce7" office:value-type="string" calcext:value-type="string">
            <text:p>FINTOC2019 TRAIN + TE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en_dev__fintoc2019_en_train_test_ngramChar_abs_1,1_RF50.model.txt</text:p>
          </table:table-cell>
          <table:table-cell office:value-type="float" office:value="0.633521920713288" calcext:value-type="float">
            <text:p>0,633521920713288</text:p>
          </table:table-cell>
          <table:table-cell office:value-type="float" office:value="0.868021329833323" calcext:value-type="float">
            <text:p>0,868021329833323</text:p>
          </table:table-cell>
          <table:table-cell office:value-type="float" office:value="0.682937005289245" calcext:value-type="float">
            <text:p>0,682937005289245</text:p>
          </table:table-cell>
          <table:table-cell office:value-type="float" office:value="0.274370068719776" calcext:value-type="float">
            <text:p>0,274370068719776</text:p>
          </table:table-cell>
          <table:table-cell office:value-type="float" office:value="0.815431164901664" calcext:value-type="float">
            <text:p>0,815431164901664</text:p>
          </table:table-cell>
          <table:table-cell office:value-type="float" office:value="0.410588459341078" calcext:value-type="float">
            <text:p>0,410588459341078</text:p>
          </table:table-cell>
          <table:table-cell office:value-type="float" office:value="0.992673772706801" calcext:value-type="float">
            <text:p>0,992673772706801</text:p>
          </table:table-cell>
          <table:table-cell office:value-type="float" office:value="0.920611494764981" calcext:value-type="float">
            <text:p>0,920611494764981</text:p>
          </table:table-cell>
          <table:table-cell office:value-type="float" office:value="0.955285551237413" calcext:value-type="float">
            <text:p>0,955285551237413</text:p>
          </table:table-cell>
        </table:table-row>
        <table:table-row table:style-name="ro1">
          <table:table-cell office:value-type="string" calcext:value-type="string">
            <text:p>fintoc2020_en_dev__fintoc2019_en_train_test_ngramChar_abs_1,2_RF50.model.txt</text:p>
          </table:table-cell>
          <table:table-cell office:value-type="float" office:value="0.715680318218258" calcext:value-type="float">
            <text:p>0,715680318218258</text:p>
          </table:table-cell>
          <table:table-cell office:value-type="float" office:value="0.885979751647075" calcext:value-type="float">
            <text:p>0,885979751647075</text:p>
          </table:table-cell>
          <table:table-cell office:value-type="float" office:value="0.773067370539591" calcext:value-type="float">
            <text:p>0,773067370539591</text:p>
          </table:table-cell>
          <table:table-cell office:value-type="float" office:value="0.438574938574939" calcext:value-type="float">
            <text:p>0,438574938574939</text:p>
          </table:table-cell>
          <table:table-cell office:value-type="float" office:value="0.810136157337368" calcext:value-type="float">
            <text:p>0,810136157337368</text:p>
          </table:table-cell>
          <table:table-cell office:value-type="float" office:value="0.569075451647184" calcext:value-type="float">
            <text:p>0,569075451647184</text:p>
          </table:table-cell>
          <table:table-cell office:value-type="float" office:value="0.992785697861577" calcext:value-type="float">
            <text:p>0,992785697861577</text:p>
          </table:table-cell>
          <table:table-cell office:value-type="float" office:value="0.961823345956783" calcext:value-type="float">
            <text:p>0,961823345956783</text:p>
          </table:table-cell>
          <table:table-cell office:value-type="float" office:value="0.977059289431998" calcext:value-type="float">
            <text:p>0,977059289431998</text:p>
          </table:table-cell>
        </table:table-row>
        <table:table-row table:style-name="ro1">
          <table:table-cell office:value-type="string" calcext:value-type="string">
            <text:p>fintoc2020_en_dev__fintoc2019_en_train_test_ngramChar_abs_1,3_RF50.model.txt</text:p>
          </table:table-cell>
          <table:table-cell office:value-type="float" office:value="0.726764111270586" calcext:value-type="float">
            <text:p>0,726764111270586</text:p>
          </table:table-cell>
          <table:table-cell office:value-type="float" office:value="0.866730415818934" calcext:value-type="float">
            <text:p>0,866730415818934</text:p>
          </table:table-cell>
          <table:table-cell office:value-type="float" office:value="0.777879056906184" calcext:value-type="float">
            <text:p>0,777879056906184</text:p>
          </table:table-cell>
          <table:table-cell office:value-type="float" office:value="0.462345960748517" calcext:value-type="float">
            <text:p>0,462345960748517</text:p>
          </table:table-cell>
          <table:table-cell office:value-type="float" office:value="0.766263237518911" calcext:value-type="float">
            <text:p>0,766263237518911</text:p>
          </table:table-cell>
          <table:table-cell office:value-type="float" office:value="0.576715058354683" calcext:value-type="float">
            <text:p>0,576715058354683</text:p>
          </table:table-cell>
          <table:table-cell office:value-type="float" office:value="0.991182261792655" calcext:value-type="float">
            <text:p>0,991182261792655</text:p>
          </table:table-cell>
          <table:table-cell office:value-type="float" office:value="0.967197594118957" calcext:value-type="float">
            <text:p>0,967197594118957</text:p>
          </table:table-cell>
          <table:table-cell office:value-type="float" office:value="0.979043055457685" calcext:value-type="float">
            <text:p>0,979043055457685</text:p>
          </table:table-cell>
        </table:table-row>
        <table:table-row table:style-name="ro1">
          <table:table-cell office:value-type="string" calcext:value-type="string">
            <text:p>fintoc2020_en_dev__fintoc2019_en_train_test_ngramChar_abs_1,4_RF50.model.txt</text:p>
          </table:table-cell>
          <table:table-cell office:value-type="float" office:value="0.732269651686664" calcext:value-type="float">
            <text:p>0,732269651686664</text:p>
          </table:table-cell>
          <table:table-cell office:value-type="float" office:value="0.837104500528945" calcext:value-type="float">
            <text:p>0,837104500528945</text:p>
          </table:table-cell>
          <table:table-cell office:value-type="float" office:value="0.773712301031397" calcext:value-type="float">
            <text:p>0,773712301031397</text:p>
          </table:table-cell>
          <table:table-cell office:value-type="float" office:value="0.475678443420379" calcext:value-type="float">
            <text:p>0,475678443420379</text:p>
          </table:table-cell>
          <table:table-cell office:value-type="float" office:value="0.702723146747352" calcext:value-type="float">
            <text:p>0,702723146747352</text:p>
          </table:table-cell>
          <table:table-cell office:value-type="float" office:value="0.567328244274809" calcext:value-type="float">
            <text:p>0,567328244274809</text:p>
          </table:table-cell>
          <table:table-cell office:value-type="float" office:value="0.988860859952949" calcext:value-type="float">
            <text:p>0,988860859952949</text:p>
          </table:table-cell>
          <table:table-cell office:value-type="float" office:value="0.971485854310537" calcext:value-type="float">
            <text:p>0,971485854310537</text:p>
          </table:table-cell>
          <table:table-cell office:value-type="float" office:value="0.980096357787985" calcext:value-type="float">
            <text:p>0,980096357787985</text:p>
          </table:table-cell>
        </table:table-row>
        <table:table-row table:style-name="ro1">
          <table:table-cell office:value-type="string" calcext:value-type="string">
            <text:p>fintoc2020_en_dev__fintoc2019_en_train_test_ngramChar_abs_1,5_RF50.model.txt</text:p>
          </table:table-cell>
          <table:table-cell office:value-type="float" office:value="0.741866125146436" calcext:value-type="float">
            <text:p>0,741866125146436</text:p>
          </table:table-cell>
          <table:table-cell office:value-type="float" office:value="0.782648748209188" calcext:value-type="float">
            <text:p>0,782648748209188</text:p>
          </table:table-cell>
          <table:table-cell office:value-type="float" office:value="0.760471451908627" calcext:value-type="float">
            <text:p>0,760471451908627</text:p>
          </table:table-cell>
          <table:table-cell office:value-type="float" office:value="0.49903536977492" calcext:value-type="float">
            <text:p>0,49903536977492</text:p>
          </table:table-cell>
          <table:table-cell office:value-type="float" office:value="0.586989409984871" calcext:value-type="float">
            <text:p>0,586989409984871</text:p>
          </table:table-cell>
          <table:table-cell office:value-type="float" office:value="0.53945081682308" calcext:value-type="float">
            <text:p>0,53945081682308</text:p>
          </table:table-cell>
          <table:table-cell office:value-type="float" office:value="0.984696880517952" calcext:value-type="float">
            <text:p>0,984696880517952</text:p>
          </table:table-cell>
          <table:table-cell office:value-type="float" office:value="0.978308086433504" calcext:value-type="float">
            <text:p>0,978308086433504</text:p>
          </table:table-cell>
          <table:table-cell office:value-type="float" office:value="0.981492086994175" calcext:value-type="float">
            <text:p>0,981492086994175</text:p>
          </table:table-cell>
        </table:table-row>
        <table:table-row table:style-name="ro1">
          <table:table-cell office:value-type="string" calcext:value-type="string">
            <text:p>fintoc2020_en_dev__fintoc2019_en_train_test_ngramChar_abs_1,6_RF50.model.txt</text:p>
          </table:table-cell>
          <table:table-cell office:value-type="float" office:value="0.741807265268653" calcext:value-type="float">
            <text:p>0,741807265268653</text:p>
          </table:table-cell>
          <table:table-cell office:value-type="float" office:value="0.74268802222545" calcext:value-type="float">
            <text:p>0,74268802222545</text:p>
          </table:table-cell>
          <table:table-cell office:value-type="float" office:value="0.742246745652927" calcext:value-type="float">
            <text:p>0,742246745652927</text:p>
          </table:table-cell>
          <table:table-cell office:value-type="float" office:value="0.501883948756594" calcext:value-type="float">
            <text:p>0,501883948756594</text:p>
          </table:table-cell>
          <table:table-cell office:value-type="float" office:value="0.503782148260212" calcext:value-type="float">
            <text:p>0,503782148260212</text:p>
          </table:table-cell>
          <table:table-cell office:value-type="float" office:value="0.502831257078143" calcext:value-type="float">
            <text:p>0,502831257078143</text:p>
          </table:table-cell>
          <table:table-cell office:value-type="float" office:value="0.981730581780711" calcext:value-type="float">
            <text:p>0,981730581780711</text:p>
          </table:table-cell>
          <table:table-cell office:value-type="float" office:value="0.981593896190688" calcext:value-type="float">
            <text:p>0,981593896190688</text:p>
          </table:table-cell>
          <table:table-cell office:value-type="float" office:value="0.981662234227711" calcext:value-type="float">
            <text:p>0,981662234227711</text:p>
          </table:table-cell>
        </table:table-row>
        <table:table-row table:style-name="ro1">
          <table:table-cell office:value-type="string" calcext:value-type="string">
            <text:p>fintoc2020_en_dev__fintoc2019_en_train_test_ngramChar_abs_2,2_RF50.model.txt</text:p>
          </table:table-cell>
          <table:table-cell office:value-type="float" office:value="0.724240655188955" calcext:value-type="float">
            <text:p>0,724240655188955</text:p>
          </table:table-cell>
          <table:table-cell office:value-type="float" office:value="0.872869982397718" calcext:value-type="float">
            <text:p>0,872869982397718</text:p>
          </table:table-cell>
          <table:table-cell office:value-type="float" office:value="0.777369466609331" calcext:value-type="float">
            <text:p>0,777369466609331</text:p>
          </table:table-cell>
          <table:table-cell office:value-type="float" office:value="0.45680106335844" calcext:value-type="float">
            <text:p>0,45680106335844</text:p>
          </table:table-cell>
          <table:table-cell office:value-type="float" office:value="0.779878971255673" calcext:value-type="float">
            <text:p>0,779878971255673</text:p>
          </table:table-cell>
          <table:table-cell office:value-type="float" office:value="0.576138586197262" calcext:value-type="float">
            <text:p>0,576138586197262</text:p>
          </table:table-cell>
          <table:table-cell office:value-type="float" office:value="0.99168024701947" calcext:value-type="float">
            <text:p>0,99168024701947</text:p>
          </table:table-cell>
          <table:table-cell office:value-type="float" office:value="0.965860993539764" calcext:value-type="float">
            <text:p>0,965860993539764</text:p>
          </table:table-cell>
          <table:table-cell office:value-type="float" office:value="0.9786003470214" calcext:value-type="float">
            <text:p>0,9786003470214</text:p>
          </table:table-cell>
        </table:table-row>
        <table:table-row table:style-name="ro1">
          <table:table-cell office:value-type="string" calcext:value-type="string">
            <text:p>fintoc2020_en_dev__fintoc2019_en_train_test_ngramChar_abs_2,3_RF50.model.txt</text:p>
          </table:table-cell>
          <table:table-cell office:value-type="float" office:value="0.732260768647639" calcext:value-type="float">
            <text:p>0,732260768647639</text:p>
          </table:table-cell>
          <table:table-cell office:value-type="float" office:value="0.846856844382419" calcext:value-type="float">
            <text:p>0,846856844382419</text:p>
          </table:table-cell>
          <table:table-cell office:value-type="float" office:value="0.776654281774806" calcext:value-type="float">
            <text:p>0,776654281774806</text:p>
          </table:table-cell>
          <table:table-cell office:value-type="float" office:value="0.474913065076999" calcext:value-type="float">
            <text:p>0,474913065076999</text:p>
          </table:table-cell>
          <table:table-cell office:value-type="float" office:value="0.723146747352496" calcext:value-type="float">
            <text:p>0,723146747352496</text:p>
          </table:table-cell>
          <table:table-cell office:value-type="float" office:value="0.573313343328336" calcext:value-type="float">
            <text:p>0,573313343328336</text:p>
          </table:table-cell>
          <table:table-cell office:value-type="float" office:value="0.989608472218279" calcext:value-type="float">
            <text:p>0,989608472218279</text:p>
          </table:table-cell>
          <table:table-cell office:value-type="float" office:value="0.970566941412341" calcext:value-type="float">
            <text:p>0,970566941412341</text:p>
          </table:table-cell>
          <table:table-cell office:value-type="float" office:value="0.979995220221276" calcext:value-type="float">
            <text:p>0,979995220221276</text:p>
          </table:table-cell>
        </table:table-row>
        <table:table-row table:style-name="ro1">
          <table:table-cell office:value-type="string" calcext:value-type="string">
            <text:p>fintoc2020_en_dev__fintoc2019_en_train_test_ngramChar_abs_2,4_RF50.model.txt</text:p>
          </table:table-cell>
          <table:table-cell office:value-type="float" office:value="0.736863144023386" calcext:value-type="float">
            <text:p>0,736863144023386</text:p>
          </table:table-cell>
          <table:table-cell office:value-type="float" office:value="0.795976692395498" calcext:value-type="float">
            <text:p>0,795976692395498</text:p>
          </table:table-cell>
          <table:table-cell office:value-type="float" office:value="0.762713395641253" calcext:value-type="float">
            <text:p>0,762713395641253</text:p>
          </table:table-cell>
          <table:table-cell office:value-type="float" office:value="0.488009592326139" calcext:value-type="float">
            <text:p>0,488009592326139</text:p>
          </table:table-cell>
          <table:table-cell office:value-type="float" office:value="0.615733736762481" calcext:value-type="float">
            <text:p>0,615733736762481</text:p>
          </table:table-cell>
          <table:table-cell office:value-type="float" office:value="0.544481605351171" calcext:value-type="float">
            <text:p>0,544481605351171</text:p>
          </table:table-cell>
          <table:table-cell office:value-type="float" office:value="0.985716695720632" calcext:value-type="float">
            <text:p>0,985716695720632</text:p>
          </table:table-cell>
          <table:table-cell office:value-type="float" office:value="0.976219648028514" calcext:value-type="float">
            <text:p>0,976219648028514</text:p>
          </table:table-cell>
          <table:table-cell office:value-type="float" office:value="0.980945185931336" calcext:value-type="float">
            <text:p>0,980945185931336</text:p>
          </table:table-cell>
        </table:table-row>
        <table:table-row table:style-name="ro1">
          <table:table-cell office:value-type="string" calcext:value-type="string">
            <text:p>fintoc2020_en_dev__fintoc2019_en_train_test_ngramChar_abs_2,5_RF50.model.txt</text:p>
          </table:table-cell>
          <table:table-cell office:value-type="float" office:value="0.736671307064156" calcext:value-type="float">
            <text:p>0,736671307064156</text:p>
          </table:table-cell>
          <table:table-cell office:value-type="float" office:value="0.746655760307007" calcext:value-type="float">
            <text:p>0,746655760307007</text:p>
          </table:table-cell>
          <table:table-cell office:value-type="float" office:value="0.741547540816148" calcext:value-type="float">
            <text:p>0,741547540816148</text:p>
          </table:table-cell>
          <table:table-cell office:value-type="float" office:value="0.491304347826087" calcext:value-type="float">
            <text:p>0,491304347826087</text:p>
          </table:table-cell>
          <table:table-cell office:value-type="float" office:value="0.51285930408472" calcext:value-type="float">
            <text:p>0,51285930408472</text:p>
          </table:table-cell>
          <table:table-cell office:value-type="float" office:value="0.501850481125093" calcext:value-type="float">
            <text:p>0,501850481125093</text:p>
          </table:table-cell>
          <table:table-cell office:value-type="float" office:value="0.982038266302225" calcext:value-type="float">
            <text:p>0,982038266302225</text:p>
          </table:table-cell>
          <table:table-cell office:value-type="float" office:value="0.980452216529294" calcext:value-type="float">
            <text:p>0,980452216529294</text:p>
          </table:table-cell>
          <table:table-cell office:value-type="float" office:value="0.981244600507204" calcext:value-type="float">
            <text:p>0,981244600507204</text:p>
          </table:table-cell>
        </table:table-row>
        <table:table-row table:style-name="ro1">
          <table:table-cell office:value-type="string" calcext:value-type="string">
            <text:p>fintoc2020_en_dev__fintoc2019_en_train_test_ngramChar_abs_2,6_RF50.model.txt</text:p>
          </table:table-cell>
          <table:table-cell office:value-type="float" office:value="0.726778017067018" calcext:value-type="float">
            <text:p>0,726778017067018</text:p>
          </table:table-cell>
          <table:table-cell office:value-type="float" office:value="0.71402723298404" calcext:value-type="float">
            <text:p>0,71402723298404</text:p>
          </table:table-cell>
          <table:table-cell office:value-type="float" office:value="0.72019507387953" calcext:value-type="float">
            <text:p>0,72019507387953</text:p>
          </table:table-cell>
          <table:table-cell office:value-type="float" office:value="0.473895582329317" calcext:value-type="float">
            <text:p>0,473895582329317</text:p>
          </table:table-cell>
          <table:table-cell office:value-type="float" office:value="0.446293494704992" calcext:value-type="float">
            <text:p>0,446293494704992</text:p>
          </table:table-cell>
          <table:table-cell office:value-type="float" office:value="0.459680560966108" calcext:value-type="float">
            <text:p>0,459680560966108</text:p>
          </table:table-cell>
          <table:table-cell office:value-type="float" office:value="0.979660451804718" calcext:value-type="float">
            <text:p>0,979660451804718</text:p>
          </table:table-cell>
          <table:table-cell office:value-type="float" office:value="0.981760971263088" calcext:value-type="float">
            <text:p>0,981760971263088</text:p>
          </table:table-cell>
          <table:table-cell office:value-type="float" office:value="0.980709586792951" calcext:value-type="float">
            <text:p>0,980709586792951</text:p>
          </table:table-cell>
        </table:table-row>
        <table:table-row table:style-name="ro1">
          <table:table-cell office:value-type="string" calcext:value-type="string">
            <text:p>fintoc2020_en_dev__fintoc2019_en_train_test_ngramChar_abs_3,3_RF50.model.txt</text:p>
          </table:table-cell>
          <table:table-cell office:value-type="float" office:value="0.744153179951582" calcext:value-type="float">
            <text:p>0,744153179951582</text:p>
          </table:table-cell>
          <table:table-cell office:value-type="float" office:value="0.77230704977607" calcext:value-type="float">
            <text:p>0,77230704977607</text:p>
          </table:table-cell>
          <table:table-cell office:value-type="float" office:value="0.75736740785076" calcext:value-type="float">
            <text:p>0,75736740785076</text:p>
          </table:table-cell>
          <table:table-cell office:value-type="float" office:value="0.50438892640108" calcext:value-type="float">
            <text:p>0,50438892640108</text:p>
          </table:table-cell>
          <table:table-cell office:value-type="float" office:value="0.565052950075643" calcext:value-type="float">
            <text:p>0,565052950075643</text:p>
          </table:table-cell>
          <table:table-cell office:value-type="float" office:value="0.533000356760614" calcext:value-type="float">
            <text:p>0,533000356760614</text:p>
          </table:table-cell>
          <table:table-cell office:value-type="float" office:value="0.983917433502084" calcext:value-type="float">
            <text:p>0,983917433502084</text:p>
          </table:table-cell>
          <table:table-cell office:value-type="float" office:value="0.979561149476498" calcext:value-type="float">
            <text:p>0,979561149476498</text:p>
          </table:table-cell>
          <table:table-cell office:value-type="float" office:value="0.981734458940906" calcext:value-type="float">
            <text:p>0,981734458940906</text:p>
          </table:table-cell>
        </table:table-row>
        <table:table-row table:style-name="ro1">
          <table:table-cell office:value-type="string" calcext:value-type="string">
            <text:p>fintoc2020_en_dev__fintoc2019_en_train_test_ngramChar_abs_3,4_RF50.model.txt</text:p>
          </table:table-cell>
          <table:table-cell office:value-type="float" office:value="0.751590388238667" calcext:value-type="float">
            <text:p>0,751590388238667</text:p>
          </table:table-cell>
          <table:table-cell office:value-type="float" office:value="0.730255736918182" calcext:value-type="float">
            <text:p>0,730255736918182</text:p>
          </table:table-cell>
          <table:table-cell office:value-type="float" office:value="0.740395961120906" calcext:value-type="float">
            <text:p>0,740395961120906</text:p>
          </table:table-cell>
          <table:table-cell office:value-type="float" office:value="0.522388059701493" calcext:value-type="float">
            <text:p>0,522388059701493</text:p>
          </table:table-cell>
          <table:table-cell office:value-type="float" office:value="0.476550680786687" calcext:value-type="float">
            <text:p>0,476550680786687</text:p>
          </table:table-cell>
          <table:table-cell office:value-type="float" office:value="0.498417721518987" calcext:value-type="float">
            <text:p>0,498417721518987</text:p>
          </table:table-cell>
          <table:table-cell office:value-type="float" office:value="0.980792716775841" calcext:value-type="float">
            <text:p>0,980792716775841</text:p>
          </table:table-cell>
          <table:table-cell office:value-type="float" office:value="0.983960793049677" calcext:value-type="float">
            <text:p>0,983960793049677</text:p>
          </table:table-cell>
          <table:table-cell office:value-type="float" office:value="0.982374200722825" calcext:value-type="float">
            <text:p>0,982374200722825</text:p>
          </table:table-cell>
        </table:table-row>
        <table:table-row table:style-name="ro1">
          <table:table-cell office:value-type="string" calcext:value-type="string">
            <text:p>fintoc2020_en_dev__fintoc2019_en_train_test_ngramChar_abs_3,5_RF50.model.txt</text:p>
          </table:table-cell>
          <table:table-cell office:value-type="float" office:value="0.735160978553686" calcext:value-type="float">
            <text:p>0,735160978553686</text:p>
          </table:table-cell>
          <table:table-cell office:value-type="float" office:value="0.681222446936182" calcext:value-type="float">
            <text:p>0,681222446936182</text:p>
          </table:table-cell>
          <table:table-cell office:value-type="float" office:value="0.704290314216847" calcext:value-type="float">
            <text:p>0,704290314216847</text:p>
          </table:table-cell>
          <table:table-cell office:value-type="float" office:value="0.493069306930693" calcext:value-type="float">
            <text:p>0,493069306930693</text:p>
          </table:table-cell>
          <table:table-cell office:value-type="float" office:value="0.376701966717095" calcext:value-type="float">
            <text:p>0,376701966717095</text:p>
          </table:table-cell>
          <table:table-cell office:value-type="float" office:value="0.427101200686106" calcext:value-type="float">
            <text:p>0,427101200686106</text:p>
          </table:table-cell>
          <table:table-cell office:value-type="float" office:value="0.977252650176678" calcext:value-type="float">
            <text:p>0,977252650176678</text:p>
          </table:table-cell>
          <table:table-cell office:value-type="float" office:value="0.985742927155268" calcext:value-type="float">
            <text:p>0,985742927155268</text:p>
          </table:table-cell>
          <table:table-cell office:value-type="float" office:value="0.981479427747588" calcext:value-type="float">
            <text:p>0,981479427747588</text:p>
          </table:table-cell>
        </table:table-row>
        <table:table-row table:style-name="ro1">
          <table:table-cell office:value-type="string" calcext:value-type="string">
            <text:p>fintoc2020_en_dev__fintoc2019_en_train_test_ngramChar_abs_3,6_RF50.model.txt</text:p>
          </table:table-cell>
          <table:table-cell office:value-type="float" office:value="0.725593702255178" calcext:value-type="float">
            <text:p>0,725593702255178</text:p>
          </table:table-cell>
          <table:table-cell office:value-type="float" office:value="0.661105150630437" calcext:value-type="float">
            <text:p>0,661105150630437</text:p>
          </table:table-cell>
          <table:table-cell office:value-type="float" office:value="0.687336400739666" calcext:value-type="float">
            <text:p>0,687336400739666</text:p>
          </table:table-cell>
          <table:table-cell office:value-type="float" office:value="0.475374732334047" calcext:value-type="float">
            <text:p>0,475374732334047</text:p>
          </table:table-cell>
          <table:table-cell office:value-type="float" office:value="0.335854765506808" calcext:value-type="float">
            <text:p>0,335854765506808</text:p>
          </table:table-cell>
          <table:table-cell office:value-type="float" office:value="0.393617021276596" calcext:value-type="float">
            <text:p>0,393617021276596</text:p>
          </table:table-cell>
          <table:table-cell office:value-type="float" office:value="0.975812672176308" calcext:value-type="float">
            <text:p>0,975812672176308</text:p>
          </table:table-cell>
          <table:table-cell office:value-type="float" office:value="0.986355535754066" calcext:value-type="float">
            <text:p>0,986355535754066</text:p>
          </table:table-cell>
          <table:table-cell office:value-type="float" office:value="0.981055780202736" calcext:value-type="float">
            <text:p>0,981055780202736</text:p>
          </table:table-cell>
        </table:table-row>
        <table:table-row table:style-name="ro1">
          <table:table-cell office:value-type="string" calcext:value-type="string">
            <text:p>fintoc2020_en_dev__fintoc2019_en_train_test_ngramChar_abs_4,4_RF50.model.txt</text:p>
          </table:table-cell>
          <table:table-cell office:value-type="float" office:value="0.739197215923406" calcext:value-type="float">
            <text:p>0,739197215923406</text:p>
          </table:table-cell>
          <table:table-cell office:value-type="float" office:value="0.643978839348092" calcext:value-type="float">
            <text:p>0,643978839348092</text:p>
          </table:table-cell>
          <table:table-cell office:value-type="float" office:value="0.678466183777443" calcext:value-type="float">
            <text:p>0,678466183777443</text:p>
          </table:table-cell>
          <table:table-cell office:value-type="float" office:value="0.503826530612245" calcext:value-type="float">
            <text:p>0,503826530612245</text:p>
          </table:table-cell>
          <table:table-cell office:value-type="float" office:value="0.298789712556732" calcext:value-type="float">
            <text:p>0,298789712556732</text:p>
          </table:table-cell>
          <table:table-cell office:value-type="float" office:value="0.375118708452042" calcext:value-type="float">
            <text:p>0,375118708452042</text:p>
          </table:table-cell>
          <table:table-cell office:value-type="float" office:value="0.974567901234568" calcext:value-type="float">
            <text:p>0,974567901234568</text:p>
          </table:table-cell>
          <table:table-cell office:value-type="float" office:value="0.989167966139452" calcext:value-type="float">
            <text:p>0,989167966139452</text:p>
          </table:table-cell>
          <table:table-cell office:value-type="float" office:value="0.981813659102844" calcext:value-type="float">
            <text:p>0,981813659102844</text:p>
          </table:table-cell>
        </table:table-row>
        <table:table-row table:style-name="ro1">
          <table:table-cell office:value-type="string" calcext:value-type="string">
            <text:p>fintoc2020_en_dev__fintoc2019_en_train_test_ngramChar_abs_4,5_RF50.model.txt</text:p>
          </table:table-cell>
          <table:table-cell office:value-type="float" office:value="0.702114559092622" calcext:value-type="float">
            <text:p>0,702114559092622</text:p>
          </table:table-cell>
          <table:table-cell office:value-type="float" office:value="0.615881854754048" calcext:value-type="float">
            <text:p>0,615881854754048</text:p>
          </table:table-cell>
          <table:table-cell office:value-type="float" office:value="0.645871741987882" calcext:value-type="float">
            <text:p>0,645871741987882</text:p>
          </table:table-cell>
          <table:table-cell office:value-type="float" office:value="0.431635388739946" calcext:value-type="float">
            <text:p>0,431635388739946</text:p>
          </table:table-cell>
          <table:table-cell office:value-type="float" office:value="0.24357034795764" calcext:value-type="float">
            <text:p>0,24357034795764</text:p>
          </table:table-cell>
          <table:table-cell office:value-type="float" office:value="0.311411992263056" calcext:value-type="float">
            <text:p>0,311411992263056</text:p>
          </table:table-cell>
          <table:table-cell office:value-type="float" office:value="0.972593729445297" calcext:value-type="float">
            <text:p>0,972593729445297</text:p>
          </table:table-cell>
          <table:table-cell office:value-type="float" office:value="0.988193361550457" calcext:value-type="float">
            <text:p>0,988193361550457</text:p>
          </table:table-cell>
          <table:table-cell office:value-type="float" office:value="0.980331491712707" calcext:value-type="float">
            <text:p>0,980331491712707</text:p>
          </table:table-cell>
        </table:table-row>
        <table:table-row table:style-name="ro1">
          <table:table-cell office:value-type="string" calcext:value-type="string">
            <text:p>fintoc2020_en_dev__fintoc2019_en_train_test_ngramChar_abs_4,6_RF50.model.txt</text:p>
          </table:table-cell>
          <table:table-cell office:value-type="float" office:value="0.66967683984376" calcext:value-type="float">
            <text:p>0,66967683984376</text:p>
          </table:table-cell>
          <table:table-cell office:value-type="float" office:value="0.580102302518613" calcext:value-type="float">
            <text:p>0,580102302518613</text:p>
          </table:table-cell>
          <table:table-cell office:value-type="float" office:value="0.606640357712358" calcext:value-type="float">
            <text:p>0,606640357712358</text:p>
          </table:table-cell>
          <table:table-cell office:value-type="float" office:value="0.369281045751634" calcext:value-type="float">
            <text:p>0,369281045751634</text:p>
          </table:table-cell>
          <table:table-cell office:value-type="float" office:value="0.170953101361573" calcext:value-type="float">
            <text:p>0,170953101361573</text:p>
          </table:table-cell>
          <table:table-cell office:value-type="float" office:value="0.233712512926577" calcext:value-type="float">
            <text:p>0,233712512926577</text:p>
          </table:table-cell>
          <table:table-cell office:value-type="float" office:value="0.970072633935886" calcext:value-type="float">
            <text:p>0,970072633935886</text:p>
          </table:table-cell>
          <table:table-cell office:value-type="float" office:value="0.989251503675652" calcext:value-type="float">
            <text:p>0,989251503675652</text:p>
          </table:table-cell>
          <table:table-cell office:value-type="float" office:value="0.979568202498139" calcext:value-type="float">
            <text:p>0,979568202498139</text:p>
          </table:table-cell>
        </table:table-row>
        <table:table-row table:style-name="ro1">
          <table:table-cell office:value-type="string" calcext:value-type="string">
            <text:p>fintoc2020_en_dev__fintoc2019_en_train_test_ngramChar_abs_5,5_RF50.model.txt</text:p>
          </table:table-cell>
          <table:table-cell office:value-type="float" office:value="0.694859589180257" calcext:value-type="float">
            <text:p>0,694859589180257</text:p>
          </table:table-cell>
          <table:table-cell office:value-type="float" office:value="0.548483260813372" calcext:value-type="float">
            <text:p>0,548483260813372</text:p>
          </table:table-cell>
          <table:table-cell office:value-type="float" office:value="0.572797096029837" calcext:value-type="float">
            <text:p>0,57279709602983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102118003025719" calcext:value-type="float">
            <text:p>0,102118003025719</text:p>
          </table:table-cell>
          <table:table-cell office:value-type="float" office:value="0.164433617539586" calcext:value-type="float">
            <text:p>0,164433617539586</text:p>
          </table:table-cell>
          <table:table-cell office:value-type="float" office:value="0.967844178360514" calcext:value-type="float">
            <text:p>0,967844178360514</text:p>
          </table:table-cell>
          <table:table-cell office:value-type="float" office:value="0.994848518601025" calcext:value-type="float">
            <text:p>0,994848518601025</text:p>
          </table:table-cell>
          <table:table-cell office:value-type="float" office:value="0.981160574520089" calcext:value-type="float">
            <text:p>0,981160574520089</text:p>
          </table:table-cell>
        </table:table-row>
        <table:table-row table:style-name="ro1">
          <table:table-cell office:value-type="string" calcext:value-type="string">
            <text:p>fintoc2020_en_dev__fintoc2019_en_train_test_ngramChar_abs_5,6_RF50.model.txt</text:p>
          </table:table-cell>
          <table:table-cell office:value-type="float" office:value="0.683214337872597" calcext:value-type="float">
            <text:p>0,683214337872597</text:p>
          </table:table-cell>
          <table:table-cell office:value-type="float" office:value="0.551792029701786" calcext:value-type="float">
            <text:p>0,551792029701786</text:p>
          </table:table-cell>
          <table:table-cell office:value-type="float" office:value="0.576412089167433" calcext:value-type="float">
            <text:p>0,576412089167433</text:p>
          </table:table-cell>
          <table:table-cell office:value-type="float" office:value="0.398351648351648" calcext:value-type="float">
            <text:p>0,398351648351648</text:p>
          </table:table-cell>
          <table:table-cell office:value-type="float" office:value="0.109682299546142" calcext:value-type="float">
            <text:p>0,109682299546142</text:p>
          </table:table-cell>
          <table:table-cell office:value-type="float" office:value="0.172004744958482" calcext:value-type="float">
            <text:p>0,172004744958482</text:p>
          </table:table-cell>
          <table:table-cell office:value-type="float" office:value="0.968077027393545" calcext:value-type="float">
            <text:p>0,968077027393545</text:p>
          </table:table-cell>
          <table:table-cell office:value-type="float" office:value="0.993901759857429" calcext:value-type="float">
            <text:p>0,993901759857429</text:p>
          </table:table-cell>
          <table:table-cell office:value-type="float" office:value="0.980819433376384" calcext:value-type="float">
            <text:p>0,980819433376384</text:p>
          </table:table-cell>
        </table:table-row>
        <table:table-row table:style-name="ro1">
          <table:table-cell office:value-type="string" calcext:value-type="string">
            <text:p>fintoc2020_en_dev__fintoc2019_en_train_test_ngramChar_abs_6,6_RF50.model.txt</text:p>
          </table:table-cell>
          <table:table-cell office:value-type="float" office:value="0.696243204755199" calcext:value-type="float">
            <text:p>0,696243204755199</text:p>
          </table:table-cell>
          <table:table-cell office:value-type="float" office:value="0.526959896758895" calcext:value-type="float">
            <text:p>0,526959896758895</text:p>
          </table:table-cell>
          <table:table-cell office:value-type="float" office:value="0.540830083069052" calcext:value-type="float">
            <text:p>0,540830083069052</text:p>
          </table:table-cell>
          <table:table-cell office:value-type="float" office:value="0.426136363636364" calcext:value-type="float">
            <text:p>0,426136363636364</text:p>
          </table:table-cell>
          <table:table-cell office:value-type="float" office:value="0.056732223903177" calcext:value-type="float">
            <text:p>0,056732223903177</text:p>
          </table:table-cell>
          <table:table-cell office:value-type="float" office:value="0.100133511348465" calcext:value-type="float">
            <text:p>0,100133511348465</text:p>
          </table:table-cell>
          <table:table-cell office:value-type="float" office:value="0.966350045874035" calcext:value-type="float">
            <text:p>0,966350045874035</text:p>
          </table:table-cell>
          <table:table-cell office:value-type="float" office:value="0.997187569614614" calcext:value-type="float">
            <text:p>0,997187569614614</text:p>
          </table:table-cell>
          <table:table-cell office:value-type="float" office:value="0.98152665478964" calcext:value-type="float">
            <text:p>0,98152665478964</text:p>
          </table:table-cell>
        </table:table-row>
        <table:table-row table:style-name="ro1">
          <table:table-cell office:value-type="string" calcext:value-type="string">
            <text:p>fintoc2020_en_dev__fintoc2019_en_train_test_ngramChar_rel_1,1_RF50.model.txt</text:p>
          </table:table-cell>
          <table:table-cell office:value-type="float" office:value="0.641665973401075" calcext:value-type="float">
            <text:p>0,641665973401075</text:p>
          </table:table-cell>
          <table:table-cell office:value-type="float" office:value="0.863276498881617" calcext:value-type="float">
            <text:p>0,863276498881617</text:p>
          </table:table-cell>
          <table:table-cell office:value-type="float" office:value="0.693008516627817" calcext:value-type="float">
            <text:p>0,693008516627817</text:p>
          </table:table-cell>
          <table:table-cell office:value-type="float" office:value="0.291275538376588" calcext:value-type="float">
            <text:p>0,291275538376588</text:p>
          </table:table-cell>
          <table:table-cell office:value-type="float" office:value="0.79803328290469" calcext:value-type="float">
            <text:p>0,79803328290469</text:p>
          </table:table-cell>
          <table:table-cell office:value-type="float" office:value="0.426779935275081" calcext:value-type="float">
            <text:p>0,426779935275081</text:p>
          </table:table-cell>
          <table:table-cell office:value-type="float" office:value="0.992056408425562" calcext:value-type="float">
            <text:p>0,992056408425562</text:p>
          </table:table-cell>
          <table:table-cell office:value-type="float" office:value="0.928519714858543" calcext:value-type="float">
            <text:p>0,928519714858543</text:p>
          </table:table-cell>
          <table:table-cell office:value-type="float" office:value="0.959237097980554" calcext:value-type="float">
            <text:p>0,959237097980554</text:p>
          </table:table-cell>
        </table:table-row>
        <table:table-row table:style-name="ro1">
          <table:table-cell office:value-type="string" calcext:value-type="string">
            <text:p>fintoc2020_en_dev__fintoc2019_en_train_test_ngramChar_rel_1,2_RF50.model.txt</text:p>
          </table:table-cell>
          <table:table-cell office:value-type="float" office:value="0.700398603767813" calcext:value-type="float">
            <text:p>0,700398603767813</text:p>
          </table:table-cell>
          <table:table-cell office:value-type="float" office:value="0.880236767199296" calcext:value-type="float">
            <text:p>0,880236767199296</text:p>
          </table:table-cell>
          <table:table-cell office:value-type="float" office:value="0.757960463928859" calcext:value-type="float">
            <text:p>0,757960463928859</text:p>
          </table:table-cell>
          <table:table-cell office:value-type="float" office:value="0.408304498269896" calcext:value-type="float">
            <text:p>0,408304498269896</text:p>
          </table:table-cell>
          <table:table-cell office:value-type="float" office:value="0.803328290468986" calcext:value-type="float">
            <text:p>0,803328290468986</text:p>
          </table:table-cell>
          <table:table-cell office:value-type="float" office:value="0.541422380830997" calcext:value-type="float">
            <text:p>0,541422380830997</text:p>
          </table:table-cell>
          <table:table-cell office:value-type="float" office:value="0.992492709265729" calcext:value-type="float">
            <text:p>0,992492709265729</text:p>
          </table:table-cell>
          <table:table-cell office:value-type="float" office:value="0.957145243929605" calcext:value-type="float">
            <text:p>0,957145243929605</text:p>
          </table:table-cell>
          <table:table-cell office:value-type="float" office:value="0.97449854702672" calcext:value-type="float">
            <text:p>0,97449854702672</text:p>
          </table:table-cell>
        </table:table-row>
        <table:table-row table:style-name="ro1">
          <table:table-cell office:value-type="string" calcext:value-type="string">
            <text:p>fintoc2020_en_dev__fintoc2019_en_train_test_ngramChar_rel_1,3_RF50.model.txt</text:p>
          </table:table-cell>
          <table:table-cell office:value-type="float" office:value="0.706461263812515" calcext:value-type="float">
            <text:p>0,706461263812515</text:p>
          </table:table-cell>
          <table:table-cell office:value-type="float" office:value="0.862012988380742" calcext:value-type="float">
            <text:p>0,862012988380742</text:p>
          </table:table-cell>
          <table:table-cell office:value-type="float" office:value="0.759647285426733" calcext:value-type="float">
            <text:p>0,759647285426733</text:p>
          </table:table-cell>
          <table:table-cell office:value-type="float" office:value="0.421933863541231" calcext:value-type="float">
            <text:p>0,421933863541231</text:p>
          </table:table-cell>
          <table:table-cell office:value-type="float" office:value="0.762481089258699" calcext:value-type="float">
            <text:p>0,762481089258699</text:p>
          </table:table-cell>
          <table:table-cell office:value-type="float" office:value="0.543249797898141" calcext:value-type="float">
            <text:p>0,543249797898141</text:p>
          </table:table-cell>
          <table:table-cell office:value-type="float" office:value="0.9909886640838" calcext:value-type="float">
            <text:p>0,9909886640838</text:p>
          </table:table-cell>
          <table:table-cell office:value-type="float" office:value="0.961544887502784" calcext:value-type="float">
            <text:p>0,961544887502784</text:p>
          </table:table-cell>
          <table:table-cell office:value-type="float" office:value="0.976044772955326" calcext:value-type="float">
            <text:p>0,976044772955326</text:p>
          </table:table-cell>
        </table:table-row>
        <table:table-row table:style-name="ro1">
          <table:table-cell office:value-type="string" calcext:value-type="string">
            <text:p>fintoc2020_en_dev__fintoc2019_en_train_test_ngramChar_rel_1,4_RF50.model.txt</text:p>
          </table:table-cell>
          <table:table-cell office:value-type="float" office:value="0.713674573382153" calcext:value-type="float">
            <text:p>0,713674573382153</text:p>
          </table:table-cell>
          <table:table-cell office:value-type="float" office:value="0.843046702832845" calcext:value-type="float">
            <text:p>0,843046702832845</text:p>
          </table:table-cell>
          <table:table-cell office:value-type="float" office:value="0.761095522119723" calcext:value-type="float">
            <text:p>0,761095522119723</text:p>
          </table:table-cell>
          <table:table-cell office:value-type="float" office:value="0.437902483900644" calcext:value-type="float">
            <text:p>0,437902483900644</text:p>
          </table:table-cell>
          <table:table-cell office:value-type="float" office:value="0.720121028744327" calcext:value-type="float">
            <text:p>0,720121028744327</text:p>
          </table:table-cell>
          <table:table-cell office:value-type="float" office:value="0.544622425629291" calcext:value-type="float">
            <text:p>0,544622425629291</text:p>
          </table:table-cell>
          <table:table-cell office:value-type="float" office:value="0.989446662863662" calcext:value-type="float">
            <text:p>0,989446662863662</text:p>
          </table:table-cell>
          <table:table-cell office:value-type="float" office:value="0.965972376921363" calcext:value-type="float">
            <text:p>0,965972376921363</text:p>
          </table:table-cell>
          <table:table-cell office:value-type="float" office:value="0.977568618610156" calcext:value-type="float">
            <text:p>0,977568618610156</text:p>
          </table:table-cell>
        </table:table-row>
        <table:table-row table:style-name="ro1">
          <table:table-cell office:value-type="string" calcext:value-type="string">
            <text:p>fintoc2020_en_dev__fintoc2019_en_train_test_ngramChar_rel_1,5_RF50.model.txt</text:p>
          </table:table-cell>
          <table:table-cell office:value-type="float" office:value="0.706408007061925" calcext:value-type="float">
            <text:p>0,706408007061925</text:p>
          </table:table-cell>
          <table:table-cell office:value-type="float" office:value="0.810557404736877" calcext:value-type="float">
            <text:p>0,810557404736877</text:p>
          </table:table-cell>
          <table:table-cell office:value-type="float" office:value="0.74642270874723" calcext:value-type="float">
            <text:p>0,74642270874723</text:p>
          </table:table-cell>
          <table:table-cell office:value-type="float" office:value="0.425825529817644" calcext:value-type="float">
            <text:p>0,425825529817644</text:p>
          </table:table-cell>
          <table:table-cell office:value-type="float" office:value="0.653555219364599" calcext:value-type="float">
            <text:p>0,653555219364599</text:p>
          </table:table-cell>
          <table:table-cell office:value-type="float" office:value="0.515666965085049" calcext:value-type="float">
            <text:p>0,515666965085049</text:p>
          </table:table-cell>
          <table:table-cell office:value-type="float" office:value="0.986990484306206" calcext:value-type="float">
            <text:p>0,986990484306206</text:p>
          </table:table-cell>
          <table:table-cell office:value-type="float" office:value="0.967559590109155" calcext:value-type="float">
            <text:p>0,967559590109155</text:p>
          </table:table-cell>
          <table:table-cell office:value-type="float" office:value="0.97717845240941" calcext:value-type="float">
            <text:p>0,97717845240941</text:p>
          </table:table-cell>
        </table:table-row>
        <table:table-row table:style-name="ro1">
          <table:table-cell office:value-type="string" calcext:value-type="string">
            <text:p>fintoc2020_en_dev__fintoc2019_en_train_test_ngramChar_rel_1,6_RF50.model.txt</text:p>
          </table:table-cell>
          <table:table-cell office:value-type="float" office:value="0.706469152771777" calcext:value-type="float">
            <text:p>0,706469152771777</text:p>
          </table:table-cell>
          <table:table-cell office:value-type="float" office:value="0.772988978100443" calcext:value-type="float">
            <text:p>0,772988978100443</text:p>
          </table:table-cell>
          <table:table-cell office:value-type="float" office:value="0.73444607106639" calcext:value-type="float">
            <text:p>0,73444607106639</text:p>
          </table:table-cell>
          <table:table-cell office:value-type="float" office:value="0.428813559322034" calcext:value-type="float">
            <text:p>0,428813559322034</text:p>
          </table:table-cell>
          <table:table-cell office:value-type="float" office:value="0.574130105900151" calcext:value-type="float">
            <text:p>0,574130105900151</text:p>
          </table:table-cell>
          <table:table-cell office:value-type="float" office:value="0.490944372574386" calcext:value-type="float">
            <text:p>0,490944372574386</text:p>
          </table:table-cell>
          <table:table-cell office:value-type="float" office:value="0.98412474622152" calcext:value-type="float">
            <text:p>0,98412474622152</text:p>
          </table:table-cell>
          <table:table-cell office:value-type="float" office:value="0.971847850300735" calcext:value-type="float">
            <text:p>0,971847850300735</text:p>
          </table:table-cell>
          <table:table-cell office:value-type="float" office:value="0.977947769558395" calcext:value-type="float">
            <text:p>0,977947769558395</text:p>
          </table:table-cell>
        </table:table-row>
        <table:table-row table:style-name="ro1">
          <table:table-cell office:value-type="string" calcext:value-type="string">
            <text:p>fintoc2020_en_dev__fintoc2019_en_train_test_ngramChar_rel_2,2_RF50.model.txt</text:p>
          </table:table-cell>
          <table:table-cell office:value-type="float" office:value="0.703627640219003" calcext:value-type="float">
            <text:p>0,703627640219003</text:p>
          </table:table-cell>
          <table:table-cell office:value-type="float" office:value="0.866906527099863" calcext:value-type="float">
            <text:p>0,866906527099863</text:p>
          </table:table-cell>
          <table:table-cell office:value-type="float" office:value="0.758212143940206" calcext:value-type="float">
            <text:p>0,758212143940206</text:p>
          </table:table-cell>
          <table:table-cell office:value-type="float" office:value="0.415853658536585" calcext:value-type="float">
            <text:p>0,415853658536585</text:p>
          </table:table-cell>
          <table:table-cell office:value-type="float" office:value="0.773827534039334" calcext:value-type="float">
            <text:p>0,773827534039334</text:p>
          </table:table-cell>
          <table:table-cell office:value-type="float" office:value="0.540983606557377" calcext:value-type="float">
            <text:p>0,540983606557377</text:p>
          </table:table-cell>
          <table:table-cell office:value-type="float" office:value="0.99140162190142" calcext:value-type="float">
            <text:p>0,99140162190142</text:p>
          </table:table-cell>
          <table:table-cell office:value-type="float" office:value="0.959985520160392" calcext:value-type="float">
            <text:p>0,959985520160392</text:p>
          </table:table-cell>
          <table:table-cell office:value-type="float" office:value="0.975440681323034" calcext:value-type="float">
            <text:p>0,975440681323034</text:p>
          </table:table-cell>
        </table:table-row>
        <table:table-row table:style-name="ro1">
          <table:table-cell office:value-type="string" calcext:value-type="string">
            <text:p>fintoc2020_en_dev__fintoc2019_en_train_test_ngramChar_rel_2,3_RF50.model.txt</text:p>
          </table:table-cell>
          <table:table-cell office:value-type="float" office:value="0.712761642109103" calcext:value-type="float">
            <text:p>0,712761642109103</text:p>
          </table:table-cell>
          <table:table-cell office:value-type="float" office:value="0.851875541961877" calcext:value-type="float">
            <text:p>0,851875541961877</text:p>
          </table:table-cell>
          <table:table-cell office:value-type="float" office:value="0.762608640748165" calcext:value-type="float">
            <text:p>0,762608640748165</text:p>
          </table:table-cell>
          <table:table-cell office:value-type="float" office:value="0.435383244206774" calcext:value-type="float">
            <text:p>0,435383244206774</text:p>
          </table:table-cell>
          <table:table-cell office:value-type="float" office:value="0.739031770045386" calcext:value-type="float">
            <text:p>0,739031770045386</text:p>
          </table:table-cell>
          <table:table-cell office:value-type="float" office:value="0.547952888390353" calcext:value-type="float">
            <text:p>0,547952888390353</text:p>
          </table:table-cell>
          <table:table-cell office:value-type="float" office:value="0.990140040011432" calcext:value-type="float">
            <text:p>0,990140040011432</text:p>
          </table:table-cell>
          <table:table-cell office:value-type="float" office:value="0.964719313878369" calcext:value-type="float">
            <text:p>0,964719313878369</text:p>
          </table:table-cell>
          <table:table-cell office:value-type="float" office:value="0.977264393105977" calcext:value-type="float">
            <text:p>0,977264393105977</text:p>
          </table:table-cell>
        </table:table-row>
        <table:table-row table:style-name="ro1">
          <table:table-cell office:value-type="string" calcext:value-type="string">
            <text:p>fintoc2020_en_dev__fintoc2019_en_train_test_ngramChar_rel_2,4_RF50.model.txt</text:p>
          </table:table-cell>
          <table:table-cell office:value-type="float" office:value="0.703128618502663" calcext:value-type="float">
            <text:p>0,703128618502663</text:p>
          </table:table-cell>
          <table:table-cell office:value-type="float" office:value="0.815114497398077" calcext:value-type="float">
            <text:p>0,815114497398077</text:p>
          </table:table-cell>
          <table:table-cell office:value-type="float" office:value="0.745179376970618" calcext:value-type="float">
            <text:p>0,745179376970618</text:p>
          </table:table-cell>
          <table:table-cell office:value-type="float" office:value="0.418893129770992" calcext:value-type="float">
            <text:p>0,418893129770992</text:p>
          </table:table-cell>
          <table:table-cell office:value-type="float" office:value="0.664145234493192" calcext:value-type="float">
            <text:p>0,664145234493192</text:p>
          </table:table-cell>
          <table:table-cell office:value-type="float" office:value="0.513750731421884" calcext:value-type="float">
            <text:p>0,513750731421884</text:p>
          </table:table-cell>
          <table:table-cell office:value-type="float" office:value="0.987364107234333" calcext:value-type="float">
            <text:p>0,987364107234333</text:p>
          </table:table-cell>
          <table:table-cell office:value-type="float" office:value="0.966083760302963" calcext:value-type="float">
            <text:p>0,966083760302963</text:p>
          </table:table-cell>
          <table:table-cell office:value-type="float" office:value="0.976608022519353" calcext:value-type="float">
            <text:p>0,976608022519353</text:p>
          </table:table-cell>
        </table:table-row>
        <table:table-row table:style-name="ro1">
          <table:table-cell office:value-type="string" calcext:value-type="string">
            <text:p>fintoc2020_en_dev__fintoc2019_en_train_test_ngramChar_rel_2,5_RF50.model.txt</text:p>
          </table:table-cell>
          <table:table-cell office:value-type="float" office:value="0.711815472430994" calcext:value-type="float">
            <text:p>0,711815472430994</text:p>
          </table:table-cell>
          <table:table-cell office:value-type="float" office:value="0.7847136377071" calcext:value-type="float">
            <text:p>0,7847136377071</text:p>
          </table:table-cell>
          <table:table-cell office:value-type="float" office:value="0.742148243640384" calcext:value-type="float">
            <text:p>0,742148243640384</text:p>
          </table:table-cell>
          <table:table-cell office:value-type="float" office:value="0.438645197112715" calcext:value-type="float">
            <text:p>0,438645197112715</text:p>
          </table:table-cell>
          <table:table-cell office:value-type="float" office:value="0.597579425113464" calcext:value-type="float">
            <text:p>0,597579425113464</text:p>
          </table:table-cell>
          <table:table-cell office:value-type="float" office:value="0.505923791226385" calcext:value-type="float">
            <text:p>0,505923791226385</text:p>
          </table:table-cell>
          <table:table-cell office:value-type="float" office:value="0.984985747749273" calcext:value-type="float">
            <text:p>0,984985747749273</text:p>
          </table:table-cell>
          <table:table-cell office:value-type="float" office:value="0.971847850300735" calcext:value-type="float">
            <text:p>0,971847850300735</text:p>
          </table:table-cell>
          <table:table-cell office:value-type="float" office:value="0.978372696054384" calcext:value-type="float">
            <text:p>0,978372696054384</text:p>
          </table:table-cell>
        </table:table-row>
        <table:table-row table:style-name="ro1">
          <table:table-cell office:value-type="string" calcext:value-type="string">
            <text:p>fintoc2020_en_dev__fintoc2019_en_train_test_ngramChar_rel_2,6_RF50.model.txt</text:p>
          </table:table-cell>
          <table:table-cell office:value-type="float" office:value="0.710371039380801" calcext:value-type="float">
            <text:p>0,710371039380801</text:p>
          </table:table-cell>
          <table:table-cell office:value-type="float" office:value="0.763023198580224" calcext:value-type="float">
            <text:p>0,763023198580224</text:p>
          </table:table-cell>
          <table:table-cell office:value-type="float" office:value="0.733355791126007" calcext:value-type="float">
            <text:p>0,733355791126007</text:p>
          </table:table-cell>
          <table:table-cell office:value-type="float" office:value="0.437387657279808" calcext:value-type="float">
            <text:p>0,437387657279808</text:p>
          </table:table-cell>
          <table:table-cell office:value-type="float" office:value="0.552193645990923" calcext:value-type="float">
            <text:p>0,552193645990923</text:p>
          </table:table-cell>
          <table:table-cell office:value-type="float" office:value="0.488131059846205" calcext:value-type="float">
            <text:p>0,488131059846205</text:p>
          </table:table-cell>
          <table:table-cell office:value-type="float" office:value="0.983354421481794" calcext:value-type="float">
            <text:p>0,983354421481794</text:p>
          </table:table-cell>
          <table:table-cell office:value-type="float" office:value="0.973852751169526" calcext:value-type="float">
            <text:p>0,973852751169526</text:p>
          </table:table-cell>
          <table:table-cell office:value-type="float" office:value="0.978580522405809" calcext:value-type="float">
            <text:p>0,978580522405809</text:p>
          </table:table-cell>
        </table:table-row>
        <table:table-row table:style-name="ro1">
          <table:table-cell office:value-type="string" calcext:value-type="string">
            <text:p>fintoc2020_en_dev__fintoc2019_en_train_test_ngramChar_rel_3,3_RF50.model.txt</text:p>
          </table:table-cell>
          <table:table-cell office:value-type="float" office:value="0.71472405701304" calcext:value-type="float">
            <text:p>0,71472405701304</text:p>
          </table:table-cell>
          <table:table-cell office:value-type="float" office:value="0.795459100898515" calcext:value-type="float">
            <text:p>0,795459100898515</text:p>
          </table:table-cell>
          <table:table-cell office:value-type="float" office:value="0.747793414509754" calcext:value-type="float">
            <text:p>0,747793414509754</text:p>
          </table:table-cell>
          <table:table-cell office:value-type="float" office:value="0.443661971830986" calcext:value-type="float">
            <text:p>0,443661971830986</text:p>
          </table:table-cell>
          <table:table-cell office:value-type="float" office:value="0.619515885022693" calcext:value-type="float">
            <text:p>0,619515885022693</text:p>
          </table:table-cell>
          <table:table-cell office:value-type="float" office:value="0.517045454545455" calcext:value-type="float">
            <text:p>0,517045454545455</text:p>
          </table:table-cell>
          <table:table-cell office:value-type="float" office:value="0.985786142195094" calcext:value-type="float">
            <text:p>0,985786142195094</text:p>
          </table:table-cell>
          <table:table-cell office:value-type="float" office:value="0.971402316774337" calcext:value-type="float">
            <text:p>0,971402316774337</text:p>
          </table:table-cell>
          <table:table-cell office:value-type="float" office:value="0.978541374474053" calcext:value-type="float">
            <text:p>0,978541374474053</text:p>
          </table:table-cell>
        </table:table-row>
        <table:table-row table:style-name="ro1">
          <table:table-cell office:value-type="string" calcext:value-type="string">
            <text:p>fintoc2020_en_dev__fintoc2019_en_train_test_ngramChar_rel_3,4_RF50.model.txt</text:p>
          </table:table-cell>
          <table:table-cell office:value-type="float" office:value="0.709262346244036" calcext:value-type="float">
            <text:p>0,709262346244036</text:p>
          </table:table-cell>
          <table:table-cell office:value-type="float" office:value="0.770436638864071" calcext:value-type="float">
            <text:p>0,770436638864071</text:p>
          </table:table-cell>
          <table:table-cell office:value-type="float" office:value="0.735391904231334" calcext:value-type="float">
            <text:p>0,735391904231334</text:p>
          </table:table-cell>
          <table:table-cell office:value-type="float" office:value="0.434606481481482" calcext:value-type="float">
            <text:p>0,434606481481482</text:p>
          </table:table-cell>
          <table:table-cell office:value-type="float" office:value="0.568078668683812" calcext:value-type="float">
            <text:p>0,568078668683812</text:p>
          </table:table-cell>
          <table:table-cell office:value-type="float" office:value="0.492459016393443" calcext:value-type="float">
            <text:p>0,492459016393443</text:p>
          </table:table-cell>
          <table:table-cell office:value-type="float" office:value="0.98391821100659" calcext:value-type="float">
            <text:p>0,98391821100659</text:p>
          </table:table-cell>
          <table:table-cell office:value-type="float" office:value="0.972794609044331" calcext:value-type="float">
            <text:p>0,972794609044331</text:p>
          </table:table-cell>
          <table:table-cell office:value-type="float" office:value="0.978324792069226" calcext:value-type="float">
            <text:p>0,978324792069226</text:p>
          </table:table-cell>
        </table:table-row>
        <table:table-row table:style-name="ro1">
          <table:table-cell office:value-type="string" calcext:value-type="string">
            <text:p>fintoc2020_en_dev__fintoc2019_en_train_test_ngramChar_rel_3,5_RF50.model.txt</text:p>
          </table:table-cell>
          <table:table-cell office:value-type="float" office:value="0.703798819442354" calcext:value-type="float">
            <text:p>0,703798819442354</text:p>
          </table:table-cell>
          <table:table-cell office:value-type="float" office:value="0.742260856004036" calcext:value-type="float">
            <text:p>0,742260856004036</text:p>
          </table:table-cell>
          <table:table-cell office:value-type="float" office:value="0.721135242750252" calcext:value-type="float">
            <text:p>0,721135242750252</text:p>
          </table:table-cell>
          <table:table-cell office:value-type="float" office:value="0.425773847125711" calcext:value-type="float">
            <text:p>0,425773847125711</text:p>
          </table:table-cell>
          <table:table-cell office:value-type="float" office:value="0.509833585476551" calcext:value-type="float">
            <text:p>0,509833585476551</text:p>
          </table:table-cell>
          <table:table-cell office:value-type="float" office:value="0.464027538726334" calcext:value-type="float">
            <text:p>0,464027538726334</text:p>
          </table:table-cell>
          <table:table-cell office:value-type="float" office:value="0.981823791758997" calcext:value-type="float">
            <text:p>0,981823791758997</text:p>
          </table:table-cell>
          <table:table-cell office:value-type="float" office:value="0.974688126531522" calcext:value-type="float">
            <text:p>0,974688126531522</text:p>
          </table:table-cell>
          <table:table-cell office:value-type="float" office:value="0.978242946774171" calcext:value-type="float">
            <text:p>0,978242946774171</text:p>
          </table:table-cell>
        </table:table-row>
        <table:table-row table:style-name="ro1">
          <table:table-cell office:value-type="string" calcext:value-type="string">
            <text:p>fintoc2020_en_dev__fintoc2019_en_train_test_ngramChar_rel_3,6_RF50.model.txt</text:p>
          </table:table-cell>
          <table:table-cell office:value-type="float" office:value="0.698605533141623" calcext:value-type="float">
            <text:p>0,698605533141623</text:p>
          </table:table-cell>
          <table:table-cell office:value-type="float" office:value="0.716340439177428" calcext:value-type="float">
            <text:p>0,716340439177428</text:p>
          </table:table-cell>
          <table:table-cell office:value-type="float" office:value="0.707040068369697" calcext:value-type="float">
            <text:p>0,707040068369697</text:p>
          </table:table-cell>
          <table:table-cell office:value-type="float" office:value="0.417301038062284" calcext:value-type="float">
            <text:p>0,417301038062284</text:p>
          </table:table-cell>
          <table:table-cell office:value-type="float" office:value="0.456127080181543" calcext:value-type="float">
            <text:p>0,456127080181543</text:p>
          </table:table-cell>
          <table:table-cell office:value-type="float" office:value="0.435851102276834" calcext:value-type="float">
            <text:p>0,435851102276834</text:p>
          </table:table-cell>
          <table:table-cell office:value-type="float" office:value="0.979910028220962" calcext:value-type="float">
            <text:p>0,979910028220962</text:p>
          </table:table-cell>
          <table:table-cell office:value-type="float" office:value="0.976553798173313" calcext:value-type="float">
            <text:p>0,976553798173313</text:p>
          </table:table-cell>
          <table:table-cell office:value-type="float" office:value="0.97822903446256" calcext:value-type="float">
            <text:p>0,97822903446256</text:p>
          </table:table-cell>
        </table:table-row>
        <table:table-row table:style-name="ro1">
          <table:table-cell office:value-type="string" calcext:value-type="string">
            <text:p>fintoc2020_en_dev__fintoc2019_en_train_test_ngramChar_rel_4,4_RF50.model.txt</text:p>
          </table:table-cell>
          <table:table-cell office:value-type="float" office:value="0.723118542075567" calcext:value-type="float">
            <text:p>0,723118542075567</text:p>
          </table:table-cell>
          <table:table-cell office:value-type="float" office:value="0.711226577052192" calcext:value-type="float">
            <text:p>0,711226577052192</text:p>
          </table:table-cell>
          <table:table-cell office:value-type="float" office:value="0.716989093266537" calcext:value-type="float">
            <text:p>0,716989093266537</text:p>
          </table:table-cell>
          <table:table-cell office:value-type="float" office:value="0.466773418734988" calcext:value-type="float">
            <text:p>0,466773418734988</text:p>
          </table:table-cell>
          <table:table-cell office:value-type="float" office:value="0.440998487140696" calcext:value-type="float">
            <text:p>0,440998487140696</text:p>
          </table:table-cell>
          <table:table-cell office:value-type="float" office:value="0.453520031116297" calcext:value-type="float">
            <text:p>0,453520031116297</text:p>
          </table:table-cell>
          <table:table-cell office:value-type="float" office:value="0.979463665416146" calcext:value-type="float">
            <text:p>0,979463665416146</text:p>
          </table:table-cell>
          <table:table-cell office:value-type="float" office:value="0.981454666963689" calcext:value-type="float">
            <text:p>0,981454666963689</text:p>
          </table:table-cell>
          <table:table-cell office:value-type="float" office:value="0.980458155416777" calcext:value-type="float">
            <text:p>0,980458155416777</text:p>
          </table:table-cell>
        </table:table-row>
        <table:table-row table:style-name="ro1">
          <table:table-cell office:value-type="string" calcext:value-type="string">
            <text:p>fintoc2020_en_dev__fintoc2019_en_train_test_ngramChar_rel_4,5_RF50.model.txt</text:p>
          </table:table-cell>
          <table:table-cell office:value-type="float" office:value="0.705668331092868" calcext:value-type="float">
            <text:p>0,705668331092868</text:p>
          </table:table-cell>
          <table:table-cell office:value-type="float" office:value="0.692598886031378" calcext:value-type="float">
            <text:p>0,692598886031378</text:p>
          </table:table-cell>
          <table:table-cell office:value-type="float" office:value="0.698890396646657" calcext:value-type="float">
            <text:p>0,698890396646657</text:p>
          </table:table-cell>
          <table:table-cell office:value-type="float" office:value="0.433198380566802" calcext:value-type="float">
            <text:p>0,433198380566802</text:p>
          </table:table-cell>
          <table:table-cell office:value-type="float" office:value="0.404689863842663" calcext:value-type="float">
            <text:p>0,404689863842663</text:p>
          </table:table-cell>
          <table:table-cell office:value-type="float" office:value="0.418459131795072" calcext:value-type="float">
            <text:p>0,418459131795072</text:p>
          </table:table-cell>
          <table:table-cell office:value-type="float" office:value="0.978138281618934" calcext:value-type="float">
            <text:p>0,978138281618934</text:p>
          </table:table-cell>
          <table:table-cell office:value-type="float" office:value="0.980507908220094" calcext:value-type="float">
            <text:p>0,980507908220094</text:p>
          </table:table-cell>
          <table:table-cell office:value-type="float" office:value="0.979321661498241" calcext:value-type="float">
            <text:p>0,979321661498241</text:p>
          </table:table-cell>
        </table:table-row>
        <table:table-row table:style-name="ro1">
          <table:table-cell office:value-type="string" calcext:value-type="string">
            <text:p>fintoc2020_en_dev__fintoc2019_en_train_test_ngramChar_rel_4,6_RF50.model.txt</text:p>
          </table:table-cell>
          <table:table-cell office:value-type="float" office:value="0.701251556698361" calcext:value-type="float">
            <text:p>0,701251556698361</text:p>
          </table:table-cell>
          <table:table-cell office:value-type="float" office:value="0.667154144489691" calcext:value-type="float">
            <text:p>0,667154144489691</text:p>
          </table:table-cell>
          <table:table-cell office:value-type="float" office:value="0.682415424764599" calcext:value-type="float">
            <text:p>0,682415424764599</text:p>
          </table:table-cell>
          <table:table-cell office:value-type="float" office:value="0.426214482126489" calcext:value-type="float">
            <text:p>0,426214482126489</text:p>
          </table:table-cell>
          <table:table-cell office:value-type="float" office:value="0.351739788199697" calcext:value-type="float">
            <text:p>0,351739788199697</text:p>
          </table:table-cell>
          <table:table-cell office:value-type="float" office:value="0.385412349772068" calcext:value-type="float">
            <text:p>0,385412349772068</text:p>
          </table:table-cell>
          <table:table-cell office:value-type="float" office:value="0.976288631270232" calcext:value-type="float">
            <text:p>0,976288631270232</text:p>
          </table:table-cell>
          <table:table-cell office:value-type="float" office:value="0.982568500779684" calcext:value-type="float">
            <text:p>0,982568500779684</text:p>
          </table:table-cell>
          <table:table-cell office:value-type="float" office:value="0.97941849975713" calcext:value-type="float">
            <text:p>0,97941849975713</text:p>
          </table:table-cell>
        </table:table-row>
        <table:table-row table:style-name="ro1">
          <table:table-cell office:value-type="string" calcext:value-type="string">
            <text:p>fintoc2020_en_dev__fintoc2019_en_train_test_ngramChar_rel_5,5_RF50.model.txt</text:p>
          </table:table-cell>
          <table:table-cell office:value-type="float" office:value="0.725171378865706" calcext:value-type="float">
            <text:p>0,725171378865706</text:p>
          </table:table-cell>
          <table:table-cell office:value-type="float" office:value="0.640437972600025" calcext:value-type="float">
            <text:p>0,640437972600025</text:p>
          </table:table-cell>
          <table:table-cell office:value-type="float" office:value="0.671856759546685" calcext:value-type="float">
            <text:p>0,671856759546685</text:p>
          </table:table-cell>
          <table:table-cell office:value-type="float" office:value="0.476014760147602" calcext:value-type="float">
            <text:p>0,476014760147602</text:p>
          </table:table-cell>
          <table:table-cell office:value-type="float" office:value="0.292738275340393" calcext:value-type="float">
            <text:p>0,292738275340393</text:p>
          </table:table-cell>
          <table:table-cell office:value-type="float" office:value="0.362529274004684" calcext:value-type="float">
            <text:p>0,362529274004684</text:p>
          </table:table-cell>
          <table:table-cell office:value-type="float" office:value="0.974327997583812" calcext:value-type="float">
            <text:p>0,974327997583812</text:p>
          </table:table-cell>
          <table:table-cell office:value-type="float" office:value="0.988137669859657" calcext:value-type="float">
            <text:p>0,988137669859657</text:p>
          </table:table-cell>
          <table:table-cell office:value-type="float" office:value="0.981184245088687" calcext:value-type="float">
            <text:p>0,981184245088687</text:p>
          </table:table-cell>
        </table:table-row>
        <table:table-row table:style-name="ro1">
          <table:table-cell office:value-type="string" calcext:value-type="string">
            <text:p>fintoc2020_en_dev__fintoc2019_en_train_test_ngramChar_rel_5,6_RF50.model.txt</text:p>
          </table:table-cell>
          <table:table-cell office:value-type="float" office:value="0.704569905744765" calcext:value-type="float">
            <text:p>0,704569905744765</text:p>
          </table:table-cell>
          <table:table-cell office:value-type="float" office:value="0.621752293975288" calcext:value-type="float">
            <text:p>0,621752293975288</text:p>
          </table:table-cell>
          <table:table-cell office:value-type="float" office:value="0.65136517354639" calcext:value-type="float">
            <text:p>0,65136517354639</text:p>
          </table:table-cell>
          <table:table-cell office:value-type="float" office:value="0.436129032258064" calcext:value-type="float">
            <text:p>0,436129032258064</text:p>
          </table:table-cell>
          <table:table-cell office:value-type="float" office:value="0.255673222390318" calcext:value-type="float">
            <text:p>0,255673222390318</text:p>
          </table:table-cell>
          <table:table-cell office:value-type="float" office:value="0.322365283738674" calcext:value-type="float">
            <text:p>0,322365283738674</text:p>
          </table:table-cell>
          <table:table-cell office:value-type="float" office:value="0.973010779231466" calcext:value-type="float">
            <text:p>0,973010779231466</text:p>
          </table:table-cell>
          <table:table-cell office:value-type="float" office:value="0.987831365560258" calcext:value-type="float">
            <text:p>0,987831365560258</text:p>
          </table:table-cell>
          <table:table-cell office:value-type="float" office:value="0.980365063354106" calcext:value-type="float">
            <text:p>0,980365063354106</text:p>
          </table:table-cell>
        </table:table-row>
        <table:table-row table:style-name="ro1">
          <table:table-cell office:value-type="string" calcext:value-type="string">
            <text:p>fintoc2020_en_dev__fintoc2019_en_train_test_ngramChar_rel_6,6_RF50.model.txt</text:p>
          </table:table-cell>
          <table:table-cell office:value-type="float" office:value="0.706951636556801" calcext:value-type="float">
            <text:p>0,706951636556801</text:p>
          </table:table-cell>
          <table:table-cell office:value-type="float" office:value="0.583694269131233" calcext:value-type="float">
            <text:p>0,583694269131233</text:p>
          </table:table-cell>
          <table:table-cell office:value-type="float" office:value="0.616237250347387" calcext:value-type="float">
            <text:p>0,616237250347387</text:p>
          </table:table-cell>
          <table:table-cell office:value-type="float" office:value="0.443594646271511" calcext:value-type="float">
            <text:p>0,443594646271511</text:p>
          </table:table-cell>
          <table:table-cell office:value-type="float" office:value="0.175491679273828" calcext:value-type="float">
            <text:p>0,175491679273828</text:p>
          </table:table-cell>
          <table:table-cell office:value-type="float" office:value="0.251490514905149" calcext:value-type="float">
            <text:p>0,251490514905149</text:p>
          </table:table-cell>
          <table:table-cell office:value-type="float" office:value="0.970308626842091" calcext:value-type="float">
            <text:p>0,970308626842091</text:p>
          </table:table-cell>
          <table:table-cell office:value-type="float" office:value="0.991896858988639" calcext:value-type="float">
            <text:p>0,991896858988639</text:p>
          </table:table-cell>
          <table:table-cell office:value-type="float" office:value="0.980983985789626" calcext:value-type="float">
            <text:p>0,980983985789626</text:p>
          </table:table-cell>
        </table:table-row>
        <table:table-row table:style-name="ro1">
          <table:table-cell table:style-name="ce7" office:value-type="string" calcext:value-type="string">
            <text:p>FINTOC2019 TRAIN + TEST <text:s/>+ <text:s/>FINTOC2020 TR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en_dev__fintoc2019_en_train_test_fintoc2020_en_train_ngramChar_abs_1,1_RF50.model.txt</text:p>
          </table:table-cell>
          <table:table-cell office:value-type="float" office:value="0.844996432257079" calcext:value-type="float">
            <text:p>0,844996432257079</text:p>
          </table:table-cell>
          <table:table-cell office:value-type="float" office:value="0.852530656548585" calcext:value-type="float">
            <text:p>0,852530656548585</text:p>
          </table:table-cell>
          <table:table-cell office:value-type="float" office:value="0.848718875697898" calcext:value-type="float">
            <text:p>0,848718875697898</text:p>
          </table:table-cell>
          <table:table-cell office:value-type="float" office:value="0.700443786982248" calcext:value-type="float">
            <text:p>0,700443786982248</text:p>
          </table:table-cell>
          <table:table-cell office:value-type="float" office:value="0.716338880484115" calcext:value-type="float">
            <text:p>0,716338880484115</text:p>
          </table:table-cell>
          <table:table-cell office:value-type="float" office:value="0.708302169035153" calcext:value-type="float">
            <text:p>0,708302169035153</text:p>
          </table:table-cell>
          <table:table-cell office:value-type="float" office:value="0.98954907753191" calcext:value-type="float">
            <text:p>0,98954907753191</text:p>
          </table:table-cell>
          <table:table-cell office:value-type="float" office:value="0.988722432613054" calcext:value-type="float">
            <text:p>0,988722432613054</text:p>
          </table:table-cell>
          <table:table-cell office:value-type="float" office:value="0.989135582360643" calcext:value-type="float">
            <text:p>0,989135582360643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abs_1,2_RF50.model.txt</text:p>
          </table:table-cell>
          <table:table-cell office:value-type="float" office:value="0.849213583034174" calcext:value-type="float">
            <text:p>0,849213583034174</text:p>
          </table:table-cell>
          <table:table-cell office:value-type="float" office:value="0.847177661380365" calcext:value-type="float">
            <text:p>0,847177661380365</text:p>
          </table:table-cell>
          <table:table-cell office:value-type="float" office:value="0.848192359477797" calcext:value-type="float">
            <text:p>0,848192359477797</text:p>
          </table:table-cell>
          <table:table-cell office:value-type="float" office:value="0.709284627092846" calcext:value-type="float">
            <text:p>0,709284627092846</text:p>
          </table:table-cell>
          <table:table-cell office:value-type="float" office:value="0.70499243570348" calcext:value-type="float">
            <text:p>0,70499243570348</text:p>
          </table:table-cell>
          <table:table-cell office:value-type="float" office:value="0.707132018209408" calcext:value-type="float">
            <text:p>0,707132018209408</text:p>
          </table:table-cell>
          <table:table-cell office:value-type="float" office:value="0.989142538975501" calcext:value-type="float">
            <text:p>0,989142538975501</text:p>
          </table:table-cell>
          <table:table-cell office:value-type="float" office:value="0.989362887057251" calcext:value-type="float">
            <text:p>0,989362887057251</text:p>
          </table:table-cell>
          <table:table-cell office:value-type="float" office:value="0.989252700746185" calcext:value-type="float">
            <text:p>0,989252700746185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abs_1,3_RF50.model.txt</text:p>
          </table:table-cell>
          <table:table-cell office:value-type="float" office:value="0.862237321021214" calcext:value-type="float">
            <text:p>0,862237321021214</text:p>
          </table:table-cell>
          <table:table-cell office:value-type="float" office:value="0.802736345088296" calcext:value-type="float">
            <text:p>0,802736345088296</text:p>
          </table:table-cell>
          <table:table-cell office:value-type="float" office:value="0.829585992258604" calcext:value-type="float">
            <text:p>0,829585992258604</text:p>
          </table:table-cell>
          <table:table-cell office:value-type="float" office:value="0.738615664845173" calcext:value-type="float">
            <text:p>0,738615664845173</text:p>
          </table:table-cell>
          <table:table-cell office:value-type="float" office:value="0.613464447806354" calcext:value-type="float">
            <text:p>0,613464447806354</text:p>
          </table:table-cell>
          <table:table-cell office:value-type="float" office:value="0.670247933884297" calcext:value-type="float">
            <text:p>0,670247933884297</text:p>
          </table:table-cell>
          <table:table-cell office:value-type="float" office:value="0.985858977197255" calcext:value-type="float">
            <text:p>0,985858977197255</text:p>
          </table:table-cell>
          <table:table-cell office:value-type="float" office:value="0.992008242370238" calcext:value-type="float">
            <text:p>0,992008242370238</text:p>
          </table:table-cell>
          <table:table-cell office:value-type="float" office:value="0.988924050632911" calcext:value-type="float">
            <text:p>0,988924050632911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abs_1,4_RF50.model.txt</text:p>
          </table:table-cell>
          <table:table-cell office:value-type="float" office:value="0.864776618720708" calcext:value-type="float">
            <text:p>0,864776618720708</text:p>
          </table:table-cell>
          <table:table-cell office:value-type="float" office:value="0.746895188237915" calcext:value-type="float">
            <text:p>0,746895188237915</text:p>
          </table:table-cell>
          <table:table-cell office:value-type="float" office:value="0.793520721526756" calcext:value-type="float">
            <text:p>0,793520721526756</text:p>
          </table:table-cell>
          <table:table-cell office:value-type="float" office:value="0.747737556561086" calcext:value-type="float">
            <text:p>0,747737556561086</text:p>
          </table:table-cell>
          <table:table-cell office:value-type="float" office:value="0.5" calcext:value-type="float">
            <text:p>0,5</text:p>
          </table:table-cell>
          <table:table-cell office:value-type="float" office:value="0.599274705349048" calcext:value-type="float">
            <text:p>0,599274705349048</text:p>
          </table:table-cell>
          <table:table-cell office:value-type="float" office:value="0.98181568088033" calcext:value-type="float">
            <text:p>0,98181568088033</text:p>
          </table:table-cell>
          <table:table-cell office:value-type="float" office:value="0.99379037647583" calcext:value-type="float">
            <text:p>0,99379037647583</text:p>
          </table:table-cell>
          <table:table-cell office:value-type="float" office:value="0.987766737704464" calcext:value-type="float">
            <text:p>0,987766737704464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abs_1,5_RF50.model.txt</text:p>
          </table:table-cell>
          <table:table-cell office:value-type="float" office:value="0.871274586932219" calcext:value-type="float">
            <text:p>0,871274586932219</text:p>
          </table:table-cell>
          <table:table-cell office:value-type="float" office:value="0.679496446853276" calcext:value-type="float">
            <text:p>0,679496446853276</text:p>
          </table:table-cell>
          <table:table-cell office:value-type="float" office:value="0.739461241031004" calcext:value-type="float">
            <text:p>0,739461241031004</text:p>
          </table:table-cell>
          <table:table-cell office:value-type="float" office:value="0.76555023923445" calcext:value-type="float">
            <text:p>0,76555023923445</text:p>
          </table:table-cell>
          <table:table-cell office:value-type="float" office:value="0.363086232980333" calcext:value-type="float">
            <text:p>0,363086232980333</text:p>
          </table:table-cell>
          <table:table-cell office:value-type="float" office:value="0.492560287326834" calcext:value-type="float">
            <text:p>0,492560287326834</text:p>
          </table:table-cell>
          <table:table-cell office:value-type="float" office:value="0.976998934629989" calcext:value-type="float">
            <text:p>0,976998934629989</text:p>
          </table:table-cell>
          <table:table-cell office:value-type="float" office:value="0.99590666072622" calcext:value-type="float">
            <text:p>0,99590666072622</text:p>
          </table:table-cell>
          <table:table-cell office:value-type="float" office:value="0.986362194735173" calcext:value-type="float">
            <text:p>0,986362194735173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abs_1,6_RF50.model.txt</text:p>
          </table:table-cell>
          <table:table-cell office:value-type="float" office:value="0.880852950519067" calcext:value-type="float">
            <text:p>0,880852950519067</text:p>
          </table:table-cell>
          <table:table-cell office:value-type="float" office:value="0.624328182118738" calcext:value-type="float">
            <text:p>0,624328182118738</text:p>
          </table:table-cell>
          <table:table-cell office:value-type="float" office:value="0.68305783365254" calcext:value-type="float">
            <text:p>0,68305783365254</text:p>
          </table:table-cell>
          <table:table-cell office:value-type="float" office:value="0.788598574821853" calcext:value-type="float">
            <text:p>0,788598574821853</text:p>
          </table:table-cell>
          <table:table-cell office:value-type="float" office:value="0.251134644478064" calcext:value-type="float">
            <text:p>0,251134644478064</text:p>
          </table:table-cell>
          <table:table-cell office:value-type="float" office:value="0.380952380952381" calcext:value-type="float">
            <text:p>0,380952380952381</text:p>
          </table:table-cell>
          <table:table-cell office:value-type="float" office:value="0.973107326216282" calcext:value-type="float">
            <text:p>0,973107326216282</text:p>
          </table:table-cell>
          <table:table-cell office:value-type="float" office:value="0.997521719759412" calcext:value-type="float">
            <text:p>0,997521719759412</text:p>
          </table:table-cell>
          <table:table-cell office:value-type="float" office:value="0.985163286352699" calcext:value-type="float">
            <text:p>0,985163286352699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abs_2,2_RF50.model.txt</text:p>
          </table:table-cell>
          <table:table-cell office:value-type="float" office:value="0.85451184517943" calcext:value-type="float">
            <text:p>0,85451184517943</text:p>
          </table:table-cell>
          <table:table-cell office:value-type="float" office:value="0.825489518166613" calcext:value-type="float">
            <text:p>0,825489518166613</text:p>
          </table:table-cell>
          <table:table-cell office:value-type="float" office:value="0.839323540356041" calcext:value-type="float">
            <text:p>0,839323540356041</text:p>
          </table:table-cell>
          <table:table-cell office:value-type="float" office:value="0.721487603305785" calcext:value-type="float">
            <text:p>0,721487603305785</text:p>
          </table:table-cell>
          <table:table-cell office:value-type="float" office:value="0.66036308623298" calcext:value-type="float">
            <text:p>0,66036308623298</text:p>
          </table:table-cell>
          <table:table-cell office:value-type="float" office:value="0.68957345971564" calcext:value-type="float">
            <text:p>0,68957345971564</text:p>
          </table:table-cell>
          <table:table-cell office:value-type="float" office:value="0.987536087053076" calcext:value-type="float">
            <text:p>0,987536087053076</text:p>
          </table:table-cell>
          <table:table-cell office:value-type="float" office:value="0.990615950100245" calcext:value-type="float">
            <text:p>0,990615950100245</text:p>
          </table:table-cell>
          <table:table-cell office:value-type="float" office:value="0.989073620996441" calcext:value-type="float">
            <text:p>0,989073620996441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abs_2,3_RF50.model.txt</text:p>
          </table:table-cell>
          <table:table-cell office:value-type="float" office:value="0.869464355548656" calcext:value-type="float">
            <text:p>0,869464355548656</text:p>
          </table:table-cell>
          <table:table-cell office:value-type="float" office:value="0.774296026696962" calcext:value-type="float">
            <text:p>0,774296026696962</text:p>
          </table:table-cell>
          <table:table-cell office:value-type="float" office:value="0.814242844154429" calcext:value-type="float">
            <text:p>0,814242844154429</text:p>
          </table:table-cell>
          <table:table-cell office:value-type="float" office:value="0.755144032921811" calcext:value-type="float">
            <text:p>0,755144032921811</text:p>
          </table:table-cell>
          <table:table-cell office:value-type="float" office:value="0.555219364599092" calcext:value-type="float">
            <text:p>0,555219364599092</text:p>
          </table:table-cell>
          <table:table-cell office:value-type="float" office:value="0.639930252833479" calcext:value-type="float">
            <text:p>0,639930252833479</text:p>
          </table:table-cell>
          <table:table-cell office:value-type="float" office:value="0.9837846781755" calcext:value-type="float">
            <text:p>0,9837846781755</text:p>
          </table:table-cell>
          <table:table-cell office:value-type="float" office:value="0.993372688794832" calcext:value-type="float">
            <text:p>0,993372688794832</text:p>
          </table:table-cell>
          <table:table-cell office:value-type="float" office:value="0.988555435475379" calcext:value-type="float">
            <text:p>0,988555435475379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abs_2,4_RF50.model.txt</text:p>
          </table:table-cell>
          <table:table-cell office:value-type="float" office:value="0.866865509456898" calcext:value-type="float">
            <text:p>0,866865509456898</text:p>
          </table:table-cell>
          <table:table-cell office:value-type="float" office:value="0.699558051468222" calcext:value-type="float">
            <text:p>0,699558051468222</text:p>
          </table:table-cell>
          <table:table-cell office:value-type="float" office:value="0.756550667184628" calcext:value-type="float">
            <text:p>0,756550667184628</text:p>
          </table:table-cell>
          <table:table-cell office:value-type="float" office:value="0.755304101838755" calcext:value-type="float">
            <text:p>0,755304101838755</text:p>
          </table:table-cell>
          <table:table-cell office:value-type="float" office:value="0.40393343419062" calcext:value-type="float">
            <text:p>0,40393343419062</text:p>
          </table:table-cell>
          <table:table-cell office:value-type="float" office:value="0.526367668802366" calcext:value-type="float">
            <text:p>0,526367668802366</text:p>
          </table:table-cell>
          <table:table-cell office:value-type="float" office:value="0.97842691707504" calcext:value-type="float">
            <text:p>0,97842691707504</text:p>
          </table:table-cell>
          <table:table-cell office:value-type="float" office:value="0.995182668745823" calcext:value-type="float">
            <text:p>0,995182668745823</text:p>
          </table:table-cell>
          <table:table-cell office:value-type="float" office:value="0.986733665566891" calcext:value-type="float">
            <text:p>0,986733665566891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abs_2,5_RF50.model.txt</text:p>
          </table:table-cell>
          <table:table-cell office:value-type="float" office:value="0.878154773313849" calcext:value-type="float">
            <text:p>0,878154773313849</text:p>
          </table:table-cell>
          <table:table-cell office:value-type="float" office:value="0.648605841510716" calcext:value-type="float">
            <text:p>0,648605841510716</text:p>
          </table:table-cell>
          <table:table-cell office:value-type="float" office:value="0.709808637096572" calcext:value-type="float">
            <text:p>0,709808637096572</text:p>
          </table:table-cell>
          <table:table-cell office:value-type="float" office:value="0.781496062992126" calcext:value-type="float">
            <text:p>0,781496062992126</text:p>
          </table:table-cell>
          <table:table-cell office:value-type="float" office:value="0.300302571860817" calcext:value-type="float">
            <text:p>0,300302571860817</text:p>
          </table:table-cell>
          <table:table-cell office:value-type="float" office:value="0.433879781420765" calcext:value-type="float">
            <text:p>0,433879781420765</text:p>
          </table:table-cell>
          <table:table-cell office:value-type="float" office:value="0.974813483635572" calcext:value-type="float">
            <text:p>0,974813483635572</text:p>
          </table:table-cell>
          <table:table-cell office:value-type="float" office:value="0.996909111160615" calcext:value-type="float">
            <text:p>0,996909111160615</text:p>
          </table:table-cell>
          <table:table-cell office:value-type="float" office:value="0.985737492772378" calcext:value-type="float">
            <text:p>0,985737492772378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abs_2,6_RF50.model.txt</text:p>
          </table:table-cell>
          <table:table-cell office:value-type="float" office:value="0.871297329119415" calcext:value-type="float">
            <text:p>0,871297329119415</text:p>
          </table:table-cell>
          <table:table-cell office:value-type="float" office:value="0.614088535970766" calcext:value-type="float">
            <text:p>0,614088535970766</text:p>
          </table:table-cell>
          <table:table-cell office:value-type="float" office:value="0.669916893694818" calcext:value-type="float">
            <text:p>0,669916893694818</text:p>
          </table:table-cell>
          <table:table-cell office:value-type="float" office:value="0.77020202020202" calcext:value-type="float">
            <text:p>0,77020202020202</text:p>
          </table:table-cell>
          <table:table-cell office:value-type="float" office:value="0.23071104387292" calcext:value-type="float">
            <text:p>0,23071104387292</text:p>
          </table:table-cell>
          <table:table-cell office:value-type="float" office:value="0.355064027939464" calcext:value-type="float">
            <text:p>0,355064027939464</text:p>
          </table:table-cell>
          <table:table-cell office:value-type="float" office:value="0.97239263803681" calcext:value-type="float">
            <text:p>0,97239263803681</text:p>
          </table:table-cell>
          <table:table-cell office:value-type="float" office:value="0.997466028068612" calcext:value-type="float">
            <text:p>0,997466028068612</text:p>
          </table:table-cell>
          <table:table-cell office:value-type="float" office:value="0.984769759450172" calcext:value-type="float">
            <text:p>0,984769759450172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abs_3,3_RF50.model.txt</text:p>
          </table:table-cell>
          <table:table-cell office:value-type="float" office:value="0.891547141749203" calcext:value-type="float">
            <text:p>0,891547141749203</text:p>
          </table:table-cell>
          <table:table-cell office:value-type="float" office:value="0.670570147265344" calcext:value-type="float">
            <text:p>0,670570147265344</text:p>
          </table:table-cell>
          <table:table-cell office:value-type="float" office:value="0.734527895505206" calcext:value-type="float">
            <text:p>0,734527895505206</text:p>
          </table:table-cell>
          <table:table-cell office:value-type="float" office:value="0.806737588652482" calcext:value-type="float">
            <text:p>0,806737588652482</text:p>
          </table:table-cell>
          <table:table-cell office:value-type="float" office:value="0.344175491679274" calcext:value-type="float">
            <text:p>0,344175491679274</text:p>
          </table:table-cell>
          <table:table-cell office:value-type="float" office:value="0.482502651113468" calcext:value-type="float">
            <text:p>0,482502651113468</text:p>
          </table:table-cell>
          <table:table-cell office:value-type="float" office:value="0.976356694845923" calcext:value-type="float">
            <text:p>0,976356694845923</text:p>
          </table:table-cell>
          <table:table-cell office:value-type="float" office:value="0.996964802851414" calcext:value-type="float">
            <text:p>0,996964802851414</text:p>
          </table:table-cell>
          <table:table-cell office:value-type="float" office:value="0.986553139896944" calcext:value-type="float">
            <text:p>0,986553139896944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abs_3,4_RF50.model.txt</text:p>
          </table:table-cell>
          <table:table-cell office:value-type="float" office:value="0.876425425600269" calcext:value-type="float">
            <text:p>0,876425425600269</text:p>
          </table:table-cell>
          <table:table-cell office:value-type="float" office:value="0.622017124394511" calcext:value-type="float">
            <text:p>0,622017124394511</text:p>
          </table:table-cell>
          <table:table-cell office:value-type="float" office:value="0.679876396638332" calcext:value-type="float">
            <text:p>0,679876396638332</text:p>
          </table:table-cell>
          <table:table-cell office:value-type="float" office:value="0.779904306220096" calcext:value-type="float">
            <text:p>0,779904306220096</text:p>
          </table:table-cell>
          <table:table-cell office:value-type="float" office:value="0.246596066565809" calcext:value-type="float">
            <text:p>0,246596066565809</text:p>
          </table:table-cell>
          <table:table-cell office:value-type="float" office:value="0.374712643678161" calcext:value-type="float">
            <text:p>0,374712643678161</text:p>
          </table:table-cell>
          <table:table-cell office:value-type="float" office:value="0.972946544980443" calcext:value-type="float">
            <text:p>0,972946544980443</text:p>
          </table:table-cell>
          <table:table-cell office:value-type="float" office:value="0.997438182223212" calcext:value-type="float">
            <text:p>0,997438182223212</text:p>
          </table:table-cell>
          <table:table-cell office:value-type="float" office:value="0.985040149598504" calcext:value-type="float">
            <text:p>0,985040149598504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abs_3,5_RF50.model.txt</text:p>
          </table:table-cell>
          <table:table-cell office:value-type="float" office:value="0.891695437313837" calcext:value-type="float">
            <text:p>0,891695437313837</text:p>
          </table:table-cell>
          <table:table-cell office:value-type="float" office:value="0.592625455433335" calcext:value-type="float">
            <text:p>0,592625455433335</text:p>
          </table:table-cell>
          <table:table-cell office:value-type="float" office:value="0.644136276622644" calcext:value-type="float">
            <text:p>0,644136276622644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186838124054463" calcext:value-type="float">
            <text:p>0,186838124054463</text:p>
          </table:table-cell>
          <table:table-cell office:value-type="float" office:value="0.303813038130381" calcext:value-type="float">
            <text:p>0,303813038130381</text:p>
          </table:table-cell>
          <table:table-cell office:value-type="float" office:value="0.970890874627674" calcext:value-type="float">
            <text:p>0,970890874627674</text:p>
          </table:table-cell>
          <table:table-cell office:value-type="float" office:value="0.998412786812207" calcext:value-type="float">
            <text:p>0,998412786812207</text:p>
          </table:table-cell>
          <table:table-cell office:value-type="float" office:value="0.984459515114906" calcext:value-type="float">
            <text:p>0,984459515114906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abs_3,6_RF50.model.txt</text:p>
          </table:table-cell>
          <table:table-cell office:value-type="float" office:value="0.892607106927437" calcext:value-type="float">
            <text:p>0,892607106927437</text:p>
          </table:table-cell>
          <table:table-cell office:value-type="float" office:value="0.574638218856718" calcext:value-type="float">
            <text:p>0,574638218856718</text:p>
          </table:table-cell>
          <table:table-cell office:value-type="float" office:value="0.619064597050159" calcext:value-type="float">
            <text:p>0,619064597050159</text:p>
          </table:table-cell>
          <table:table-cell office:value-type="float" office:value="0.815573770491803" calcext:value-type="float">
            <text:p>0,815573770491803</text:p>
          </table:table-cell>
          <table:table-cell office:value-type="float" office:value="0.15052950075643" calcext:value-type="float">
            <text:p>0,15052950075643</text:p>
          </table:table-cell>
          <table:table-cell office:value-type="float" office:value="0.254150702426564" calcext:value-type="float">
            <text:p>0,254150702426564</text:p>
          </table:table-cell>
          <table:table-cell office:value-type="float" office:value="0.969640443363071" calcext:value-type="float">
            <text:p>0,969640443363071</text:p>
          </table:table-cell>
          <table:table-cell office:value-type="float" office:value="0.998746936957006" calcext:value-type="float">
            <text:p>0,998746936957006</text:p>
          </table:table-cell>
          <table:table-cell office:value-type="float" office:value="0.983978491673754" calcext:value-type="float">
            <text:p>0,983978491673754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abs_4,4_RF50.model.txt</text:p>
          </table:table-cell>
          <table:table-cell office:value-type="float" office:value="0.923521571138849" calcext:value-type="float">
            <text:p>0,923521571138849</text:p>
          </table:table-cell>
          <table:table-cell office:value-type="float" office:value="0.557196272178521" calcext:value-type="float">
            <text:p>0,557196272178521</text:p>
          </table:table-cell>
          <table:table-cell office:value-type="float" office:value="0.593511688269547" calcext:value-type="float">
            <text:p>0,593511688269547</text:p>
          </table:table-cell>
          <table:table-cell office:value-type="float" office:value="0.878612716763006" calcext:value-type="float">
            <text:p>0,878612716763006</text:p>
          </table:table-cell>
          <table:table-cell office:value-type="float" office:value="0.114977307110439" calcext:value-type="float">
            <text:p>0,114977307110439</text:p>
          </table:table-cell>
          <table:table-cell office:value-type="float" office:value="0.203344481605351" calcext:value-type="float">
            <text:p>0,203344481605351</text:p>
          </table:table-cell>
          <table:table-cell office:value-type="float" office:value="0.968430425514692" calcext:value-type="float">
            <text:p>0,968430425514692</text:p>
          </table:table-cell>
          <table:table-cell office:value-type="float" office:value="0.999415237246603" calcext:value-type="float">
            <text:p>0,999415237246603</text:p>
          </table:table-cell>
          <table:table-cell office:value-type="float" office:value="0.983678894933743" calcext:value-type="float">
            <text:p>0,983678894933743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abs_4,5_RF50.model.txt</text:p>
          </table:table-cell>
          <table:table-cell office:value-type="float" office:value="0.922827610173312" calcext:value-type="float">
            <text:p>0,922827610173312</text:p>
          </table:table-cell>
          <table:table-cell office:value-type="float" office:value="0.559073423385927" calcext:value-type="float">
            <text:p>0,559073423385927</text:p>
          </table:table-cell>
          <table:table-cell office:value-type="float" office:value="0.596463121460536" calcext:value-type="float">
            <text:p>0,596463121460536</text:p>
          </table:table-cell>
          <table:table-cell office:value-type="float" office:value="0.877094972067039" calcext:value-type="float">
            <text:p>0,877094972067039</text:p>
          </table:table-cell>
          <table:table-cell office:value-type="float" office:value="0.118759455370651" calcext:value-type="float">
            <text:p>0,118759455370651</text:p>
          </table:table-cell>
          <table:table-cell office:value-type="float" office:value="0.209193870752831" calcext:value-type="float">
            <text:p>0,209193870752831</text:p>
          </table:table-cell>
          <table:table-cell office:value-type="float" office:value="0.968560248279584" calcext:value-type="float">
            <text:p>0,968560248279584</text:p>
          </table:table-cell>
          <table:table-cell office:value-type="float" office:value="0.999387391401203" calcext:value-type="float">
            <text:p>0,999387391401203</text:p>
          </table:table-cell>
          <table:table-cell office:value-type="float" office:value="0.98373237216824" calcext:value-type="float">
            <text:p>0,98373237216824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abs_4,6_RF50.model.txt</text:p>
          </table:table-cell>
          <table:table-cell office:value-type="float" office:value="0.898637383460427" calcext:value-type="float">
            <text:p>0,898637383460427</text:p>
          </table:table-cell>
          <table:table-cell office:value-type="float" office:value="0.551047374503282" calcext:value-type="float">
            <text:p>0,551047374503282</text:p>
          </table:table-cell>
          <table:table-cell office:value-type="float" office:value="0.583203742083125" calcext:value-type="float">
            <text:p>0,583203742083125</text:p>
          </table:table-cell>
          <table:table-cell office:value-type="float" office:value="0.829268292682927" calcext:value-type="float">
            <text:p>0,829268292682927</text:p>
          </table:table-cell>
          <table:table-cell office:value-type="float" office:value="0.102874432677761" calcext:value-type="float">
            <text:p>0,102874432677761</text:p>
          </table:table-cell>
          <table:table-cell office:value-type="float" office:value="0.183041722745626" calcext:value-type="float">
            <text:p>0,183041722745626</text:p>
          </table:table-cell>
          <table:table-cell office:value-type="float" office:value="0.968006474237928" calcext:value-type="float">
            <text:p>0,968006474237928</text:p>
          </table:table-cell>
          <table:table-cell office:value-type="float" office:value="0.999220316328804" calcext:value-type="float">
            <text:p>0,999220316328804</text:p>
          </table:table-cell>
          <table:table-cell office:value-type="float" office:value="0.983365761420624" calcext:value-type="float">
            <text:p>0,983365761420624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abs_5,5_RF50.model.txt</text:p>
          </table:table-cell>
          <table:table-cell office:value-type="float" office:value="0.936319738345266" calcext:value-type="float">
            <text:p>0,936319738345266</text:p>
          </table:table-cell>
          <table:table-cell office:value-type="float" office:value="0.536169394071034" calcext:value-type="float">
            <text:p>0,536169394071034</text:p>
          </table:table-cell>
          <table:table-cell office:value-type="float" office:value="0.558765773560246" calcext:value-type="float">
            <text:p>0,558765773560246</text:p>
          </table:table-cell>
          <table:table-cell office:value-type="float" office:value="0.905660377358491" calcext:value-type="float">
            <text:p>0,905660377358491</text:p>
          </table:table-cell>
          <table:table-cell office:value-type="float" office:value="0.0726172465960666" calcext:value-type="float">
            <text:p>0,072617246596067</text:p>
          </table:table-cell>
          <table:table-cell office:value-type="float" office:value="0.134453781512605" calcext:value-type="float">
            <text:p>0,134453781512605</text:p>
          </table:table-cell>
          <table:table-cell office:value-type="float" office:value="0.96697909933204" calcext:value-type="float">
            <text:p>0,96697909933204</text:p>
          </table:table-cell>
          <table:table-cell office:value-type="float" office:value="0.999721541546001" calcext:value-type="float">
            <text:p>0,999721541546001</text:p>
          </table:table-cell>
          <table:table-cell office:value-type="float" office:value="0.983077765607886" calcext:value-type="float">
            <text:p>0,983077765607886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abs_5,6_RF50.model.txt</text:p>
          </table:table-cell>
          <table:table-cell office:value-type="float" office:value="0.935857480162471" calcext:value-type="float">
            <text:p>0,935857480162471</text:p>
          </table:table-cell>
          <table:table-cell office:value-type="float" office:value="0.535791179245013" calcext:value-type="float">
            <text:p>0,535791179245013</text:p>
          </table:table-cell>
          <table:table-cell office:value-type="float" office:value="0.558105383727854" calcext:value-type="float">
            <text:p>0,558105383727854</text:p>
          </table:table-cell>
          <table:table-cell office:value-type="float" office:value="0.904761904761905" calcext:value-type="float">
            <text:p>0,904761904761905</text:p>
          </table:table-cell>
          <table:table-cell office:value-type="float" office:value="0.0718608169440242" calcext:value-type="float">
            <text:p>0,071860816944024</text:p>
          </table:table-cell>
          <table:table-cell office:value-type="float" office:value="0.133146461107218" calcext:value-type="float">
            <text:p>0,133146461107218</text:p>
          </table:table-cell>
          <table:table-cell office:value-type="float" office:value="0.966953055563037" calcext:value-type="float">
            <text:p>0,966953055563037</text:p>
          </table:table-cell>
          <table:table-cell office:value-type="float" office:value="0.999721541546001" calcext:value-type="float">
            <text:p>0,999721541546001</text:p>
          </table:table-cell>
          <table:table-cell office:value-type="float" office:value="0.983064306348489" calcext:value-type="float">
            <text:p>0,983064306348489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abs_6,6_RF50.model.txt</text:p>
          </table:table-cell>
          <table:table-cell office:value-type="float" office:value="0.947099479720178" calcext:value-type="float">
            <text:p>0,947099479720178</text:p>
          </table:table-cell>
          <table:table-cell office:value-type="float" office:value="0.529039004067431" calcext:value-type="float">
            <text:p>0,529039004067431</text:p>
          </table:table-cell>
          <table:table-cell office:value-type="float" office:value="0.546243165662666" calcext:value-type="float">
            <text:p>0,546243165662666</text:p>
          </table:table-cell>
          <table:table-cell office:value-type="float" office:value="0.927710843373494" calcext:value-type="float">
            <text:p>0,927710843373494</text:p>
          </table:table-cell>
          <table:table-cell office:value-type="float" office:value="0.0582450832072617" calcext:value-type="float">
            <text:p>0,058245083207262</text:p>
          </table:table-cell>
          <table:table-cell office:value-type="float" office:value="0.109608540925267" calcext:value-type="float">
            <text:p>0,109608540925267</text:p>
          </table:table-cell>
          <table:table-cell office:value-type="float" office:value="0.966488116066862" calcext:value-type="float">
            <text:p>0,966488116066862</text:p>
          </table:table-cell>
          <table:table-cell office:value-type="float" office:value="0.999832924927601" calcext:value-type="float">
            <text:p>0,999832924927601</text:p>
          </table:table-cell>
          <table:table-cell office:value-type="float" office:value="0.982877790400066" calcext:value-type="float">
            <text:p>0,982877790400066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rel_1,1_RF50.model.txt</text:p>
          </table:table-cell>
          <table:table-cell office:value-type="float" office:value="0.847183960720474" calcext:value-type="float">
            <text:p>0,847183960720474</text:p>
          </table:table-cell>
          <table:table-cell office:value-type="float" office:value="0.841868730893369" calcext:value-type="float">
            <text:p>0,841868730893369</text:p>
          </table:table-cell>
          <table:table-cell office:value-type="float" office:value="0.844503869167875" calcext:value-type="float">
            <text:p>0,844503869167875</text:p>
          </table:table-cell>
          <table:table-cell office:value-type="float" office:value="0.705611068408916" calcext:value-type="float">
            <text:p>0,705611068408916</text:p>
          </table:table-cell>
          <table:table-cell office:value-type="float" office:value="0.694402420574886" calcext:value-type="float">
            <text:p>0,694402420574886</text:p>
          </table:table-cell>
          <table:table-cell office:value-type="float" office:value="0.69996187571483" calcext:value-type="float">
            <text:p>0,69996187571483</text:p>
          </table:table-cell>
          <table:table-cell office:value-type="float" office:value="0.988756853032032" calcext:value-type="float">
            <text:p>0,988756853032032</text:p>
          </table:table-cell>
          <table:table-cell office:value-type="float" office:value="0.989335041211851" calcext:value-type="float">
            <text:p>0,989335041211851</text:p>
          </table:table-cell>
          <table:table-cell office:value-type="float" office:value="0.98904586262092" calcext:value-type="float">
            <text:p>0,98904586262092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rel_1,2_RF50.model.txt</text:p>
          </table:table-cell>
          <table:table-cell office:value-type="float" office:value="0.853555713358663" calcext:value-type="float">
            <text:p>0,853555713358663</text:p>
          </table:table-cell>
          <table:table-cell office:value-type="float" office:value="0.848142934872907" calcext:value-type="float">
            <text:p>0,848142934872907</text:p>
          </table:table-cell>
          <table:table-cell office:value-type="float" office:value="0.850826456444404" calcext:value-type="float">
            <text:p>0,850826456444404</text:p>
          </table:table-cell>
          <table:table-cell office:value-type="float" office:value="0.717909300538048" calcext:value-type="float">
            <text:p>0,717909300538048</text:p>
          </table:table-cell>
          <table:table-cell office:value-type="float" office:value="0.706505295007564" calcext:value-type="float">
            <text:p>0,706505295007564</text:p>
          </table:table-cell>
          <table:table-cell office:value-type="float" office:value="0.712161646969119" calcext:value-type="float">
            <text:p>0,712161646969119</text:p>
          </table:table-cell>
          <table:table-cell office:value-type="float" office:value="0.989202126179278" calcext:value-type="float">
            <text:p>0,989202126179278</text:p>
          </table:table-cell>
          <table:table-cell office:value-type="float" office:value="0.989780574738249" calcext:value-type="float">
            <text:p>0,989780574738249</text:p>
          </table:table-cell>
          <table:table-cell office:value-type="float" office:value="0.989491265919688" calcext:value-type="float">
            <text:p>0,989491265919688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rel_1,3_RF50.model.txt</text:p>
          </table:table-cell>
          <table:table-cell office:value-type="float" office:value="0.859814026446116" calcext:value-type="float">
            <text:p>0,859814026446116</text:p>
          </table:table-cell>
          <table:table-cell office:value-type="float" office:value="0.813440039511612" calcext:value-type="float">
            <text:p>0,813440039511612</text:p>
          </table:table-cell>
          <table:table-cell office:value-type="float" office:value="0.834884341797227" calcext:value-type="float">
            <text:p>0,834884341797227</text:p>
          </table:table-cell>
          <table:table-cell office:value-type="float" office:value="0.732984293193717" calcext:value-type="float">
            <text:p>0,732984293193717</text:p>
          </table:table-cell>
          <table:table-cell office:value-type="float" office:value="0.635400907715582" calcext:value-type="float">
            <text:p>0,635400907715582</text:p>
          </table:table-cell>
          <table:table-cell office:value-type="float" office:value="0.680713128038898" calcext:value-type="float">
            <text:p>0,680713128038898</text:p>
          </table:table-cell>
          <table:table-cell office:value-type="float" office:value="0.986643759698515" calcext:value-type="float">
            <text:p>0,986643759698515</text:p>
          </table:table-cell>
          <table:table-cell office:value-type="float" office:value="0.991479171307641" calcext:value-type="float">
            <text:p>0,991479171307641</text:p>
          </table:table-cell>
          <table:table-cell office:value-type="float" office:value="0.989055555555555" calcext:value-type="float">
            <text:p>0,989055555555555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rel_1,4_RF50.model.txt</text:p>
          </table:table-cell>
          <table:table-cell office:value-type="float" office:value="0.865434249425887" calcext:value-type="float">
            <text:p>0,865434249425887</text:p>
          </table:table-cell>
          <table:table-cell office:value-type="float" office:value="0.769673911248508" calcext:value-type="float">
            <text:p>0,769673911248508</text:p>
          </table:table-cell>
          <table:table-cell office:value-type="float" office:value="0.809712945685514" calcext:value-type="float">
            <text:p>0,809712945685514</text:p>
          </table:table-cell>
          <table:table-cell office:value-type="float" office:value="0.747412008281574" calcext:value-type="float">
            <text:p>0,747412008281574</text:p>
          </table:table-cell>
          <table:table-cell office:value-type="float" office:value="0.546142208774584" calcext:value-type="float">
            <text:p>0,546142208774584</text:p>
          </table:table-cell>
          <table:table-cell office:value-type="float" office:value="0.631118881118881" calcext:value-type="float">
            <text:p>0,631118881118881</text:p>
          </table:table-cell>
          <table:table-cell office:value-type="float" office:value="0.9834564905702" calcext:value-type="float">
            <text:p>0,9834564905702</text:p>
          </table:table-cell>
          <table:table-cell office:value-type="float" office:value="0.993205613722433" calcext:value-type="float">
            <text:p>0,993205613722433</text:p>
          </table:table-cell>
          <table:table-cell office:value-type="float" office:value="0.988307010252147" calcext:value-type="float">
            <text:p>0,988307010252147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rel_1,5_RF50.model.txt</text:p>
          </table:table-cell>
          <table:table-cell office:value-type="float" office:value="0.857139279472967" calcext:value-type="float">
            <text:p>0,857139279472967</text:p>
          </table:table-cell>
          <table:table-cell office:value-type="float" office:value="0.730239812970283" calcext:value-type="float">
            <text:p>0,730239812970283</text:p>
          </table:table-cell>
          <table:table-cell office:value-type="float" office:value="0.778827789495384" calcext:value-type="float">
            <text:p>0,778827789495384</text:p>
          </table:table-cell>
          <table:table-cell office:value-type="float" office:value="0.733650416171225" calcext:value-type="float">
            <text:p>0,733650416171225</text:p>
          </table:table-cell>
          <table:table-cell office:value-type="float" office:value="0.466717095310136" calcext:value-type="float">
            <text:p>0,466717095310136</text:p>
          </table:table-cell>
          <table:table-cell office:value-type="float" office:value="0.570503929727231" calcext:value-type="float">
            <text:p>0,570503929727231</text:p>
          </table:table-cell>
          <table:table-cell office:value-type="float" office:value="0.980628142774709" calcext:value-type="float">
            <text:p>0,980628142774709</text:p>
          </table:table-cell>
          <table:table-cell office:value-type="float" office:value="0.99376253063043" calcext:value-type="float">
            <text:p>0,99376253063043</text:p>
          </table:table-cell>
          <table:table-cell office:value-type="float" office:value="0.987151649263536" calcext:value-type="float">
            <text:p>0,987151649263536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rel_1,6_RF50.model.txt</text:p>
          </table:table-cell>
          <table:table-cell office:value-type="float" office:value="0.86249117207611" calcext:value-type="float">
            <text:p>0,86249117207611</text:p>
          </table:table-cell>
          <table:table-cell office:value-type="float" office:value="0.696084503420531" calcext:value-type="float">
            <text:p>0,696084503420531</text:p>
          </table:table-cell>
          <table:table-cell office:value-type="float" office:value="0.752529830605007" calcext:value-type="float">
            <text:p>0,752529830605007</text:p>
          </table:table-cell>
          <table:table-cell office:value-type="float" office:value="0.746799431009957" calcext:value-type="float">
            <text:p>0,746799431009957</text:p>
          </table:table-cell>
          <table:table-cell office:value-type="float" office:value="0.397125567322239" calcext:value-type="float">
            <text:p>0,397125567322239</text:p>
          </table:table-cell>
          <table:table-cell office:value-type="float" office:value="0.518518518518519" calcext:value-type="float">
            <text:p>0,518518518518519</text:p>
          </table:table-cell>
          <table:table-cell office:value-type="float" office:value="0.978182913142263" calcext:value-type="float">
            <text:p>0,978182913142263</text:p>
          </table:table-cell>
          <table:table-cell office:value-type="float" office:value="0.995043439518824" calcext:value-type="float">
            <text:p>0,995043439518824</text:p>
          </table:table-cell>
          <table:table-cell office:value-type="float" office:value="0.986541142691495" calcext:value-type="float">
            <text:p>0,986541142691495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rel_2,2_RF50.model.txt</text:p>
          </table:table-cell>
          <table:table-cell office:value-type="float" office:value="0.854450449512567" calcext:value-type="float">
            <text:p>0,854450449512567</text:p>
          </table:table-cell>
          <table:table-cell office:value-type="float" office:value="0.832186001653394" calcext:value-type="float">
            <text:p>0,832186001653394</text:p>
          </table:table-cell>
          <table:table-cell office:value-type="float" office:value="0.842923365787462" calcext:value-type="float">
            <text:p>0,842923365787462</text:p>
          </table:table-cell>
          <table:table-cell office:value-type="float" office:value="0.720873786407767" calcext:value-type="float">
            <text:p>0,720873786407767</text:p>
          </table:table-cell>
          <table:table-cell office:value-type="float" office:value="0.673978819969743" calcext:value-type="float">
            <text:p>0,673978819969743</text:p>
          </table:table-cell>
          <table:table-cell office:value-type="float" office:value="0.696637998436279" calcext:value-type="float">
            <text:p>0,696637998436279</text:p>
          </table:table-cell>
          <table:table-cell office:value-type="float" office:value="0.988027112617367" calcext:value-type="float">
            <text:p>0,988027112617367</text:p>
          </table:table-cell>
          <table:table-cell office:value-type="float" office:value="0.990393183337046" calcext:value-type="float">
            <text:p>0,990393183337046</text:p>
          </table:table-cell>
          <table:table-cell office:value-type="float" office:value="0.989208733138645" calcext:value-type="float">
            <text:p>0,989208733138645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rel_2,3_RF50.model.txt</text:p>
          </table:table-cell>
          <table:table-cell office:value-type="float" office:value="0.859397919343551" calcext:value-type="float">
            <text:p>0,859397919343551</text:p>
          </table:table-cell>
          <table:table-cell office:value-type="float" office:value="0.792930605457145" calcext:value-type="float">
            <text:p>0,792930605457145</text:p>
          </table:table-cell>
          <table:table-cell office:value-type="float" office:value="0.822474943301209" calcext:value-type="float">
            <text:p>0,822474943301209</text:p>
          </table:table-cell>
          <table:table-cell office:value-type="float" office:value="0.733644859813084" calcext:value-type="float">
            <text:p>0,733644859813084</text:p>
          </table:table-cell>
          <table:table-cell office:value-type="float" office:value="0.593797276853253" calcext:value-type="float">
            <text:p>0,593797276853253</text:p>
          </table:table-cell>
          <table:table-cell office:value-type="float" office:value="0.656354515050167" calcext:value-type="float">
            <text:p>0,656354515050167</text:p>
          </table:table-cell>
          <table:table-cell office:value-type="float" office:value="0.985150978874018" calcext:value-type="float">
            <text:p>0,985150978874018</text:p>
          </table:table-cell>
          <table:table-cell office:value-type="float" office:value="0.992063934061038" calcext:value-type="float">
            <text:p>0,992063934061038</text:p>
          </table:table-cell>
          <table:table-cell office:value-type="float" office:value="0.98859537155225" calcext:value-type="float">
            <text:p>0,98859537155225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rel_2,4_RF50.model.txt</text:p>
          </table:table-cell>
          <table:table-cell office:value-type="float" office:value="0.862311268543793" calcext:value-type="float">
            <text:p>0,862311268543793</text:p>
          </table:table-cell>
          <table:table-cell office:value-type="float" office:value="0.747932372257079" calcext:value-type="float">
            <text:p>0,747932372257079</text:p>
          </table:table-cell>
          <table:table-cell office:value-type="float" office:value="0.793493830558149" calcext:value-type="float">
            <text:p>0,793493830558149</text:p>
          </table:table-cell>
          <table:table-cell office:value-type="float" office:value="0.742729306487696" calcext:value-type="float">
            <text:p>0,742729306487696</text:p>
          </table:table-cell>
          <table:table-cell office:value-type="float" office:value="0.502269288956127" calcext:value-type="float">
            <text:p>0,502269288956127</text:p>
          </table:table-cell>
          <table:table-cell office:value-type="float" office:value="0.59927797833935" calcext:value-type="float">
            <text:p>0,59927797833935</text:p>
          </table:table-cell>
          <table:table-cell office:value-type="float" office:value="0.98189323059989" calcext:value-type="float">
            <text:p>0,98189323059989</text:p>
          </table:table-cell>
          <table:table-cell office:value-type="float" office:value="0.993595455558031" calcext:value-type="float">
            <text:p>0,993595455558031</text:p>
          </table:table-cell>
          <table:table-cell office:value-type="float" office:value="0.987709682776947" calcext:value-type="float">
            <text:p>0,987709682776947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rel_2,5_RF50.model.txt</text:p>
          </table:table-cell>
          <table:table-cell office:value-type="float" office:value="0.859421776184965" calcext:value-type="float">
            <text:p>0,859421776184965</text:p>
          </table:table-cell>
          <table:table-cell office:value-type="float" office:value="0.706073536959904" calcext:value-type="float">
            <text:p>0,706073536959904</text:p>
          </table:table-cell>
          <table:table-cell office:value-type="float" office:value="0.760267106233369" calcext:value-type="float">
            <text:p>0,760267106233369</text:p>
          </table:table-cell>
          <table:table-cell office:value-type="float" office:value="0.739946380697051" calcext:value-type="float">
            <text:p>0,739946380697051</text:p>
          </table:table-cell>
          <table:table-cell office:value-type="float" office:value="0.417549167927383" calcext:value-type="float">
            <text:p>0,417549167927383</text:p>
          </table:table-cell>
          <table:table-cell office:value-type="float" office:value="0.53384912959381" calcext:value-type="float">
            <text:p>0,53384912959381</text:p>
          </table:table-cell>
          <table:table-cell office:value-type="float" office:value="0.978897171672879" calcext:value-type="float">
            <text:p>0,978897171672879</text:p>
          </table:table-cell>
          <table:table-cell office:value-type="float" office:value="0.994597905992426" calcext:value-type="float">
            <text:p>0,994597905992426</text:p>
          </table:table-cell>
          <table:table-cell office:value-type="float" office:value="0.986685082872928" calcext:value-type="float">
            <text:p>0,986685082872928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rel_2,6_RF50.model.txt</text:p>
          </table:table-cell>
          <table:table-cell office:value-type="float" office:value="0.862745056433639" calcext:value-type="float">
            <text:p>0,862745056433639</text:p>
          </table:table-cell>
          <table:table-cell office:value-type="float" office:value="0.68004403266482" calcext:value-type="float">
            <text:p>0,68004403266482</text:p>
          </table:table-cell>
          <table:table-cell office:value-type="float" office:value="0.738257699307022" calcext:value-type="float">
            <text:p>0,738257699307022</text:p>
          </table:table-cell>
          <table:table-cell office:value-type="float" office:value="0.748447204968944" calcext:value-type="float">
            <text:p>0,748447204968944</text:p>
          </table:table-cell>
          <table:table-cell office:value-type="float" office:value="0.364599092284418" calcext:value-type="float">
            <text:p>0,364599092284418</text:p>
          </table:table-cell>
          <table:table-cell office:value-type="float" office:value="0.490335707019329" calcext:value-type="float">
            <text:p>0,490335707019329</text:p>
          </table:table-cell>
          <table:table-cell office:value-type="float" office:value="0.977042907898333" calcext:value-type="float">
            <text:p>0,977042907898333</text:p>
          </table:table-cell>
          <table:table-cell office:value-type="float" office:value="0.995488973045222" calcext:value-type="float">
            <text:p>0,995488973045222</text:p>
          </table:table-cell>
          <table:table-cell office:value-type="float" office:value="0.986179691594715" calcext:value-type="float">
            <text:p>0,986179691594715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rel_3,3_RF50.model.txt</text:p>
          </table:table-cell>
          <table:table-cell office:value-type="float" office:value="0.869233511652663" calcext:value-type="float">
            <text:p>0,869233511652663</text:p>
          </table:table-cell>
          <table:table-cell office:value-type="float" office:value="0.726132845661727" calcext:value-type="float">
            <text:p>0,726132845661727</text:p>
          </table:table-cell>
          <table:table-cell office:value-type="float" office:value="0.779088311108468" calcext:value-type="float">
            <text:p>0,779088311108468</text:p>
          </table:table-cell>
          <table:table-cell office:value-type="float" office:value="0.758145363408521" calcext:value-type="float">
            <text:p>0,758145363408521</text:p>
          </table:table-cell>
          <table:table-cell office:value-type="float" office:value="0.457639939485628" calcext:value-type="float">
            <text:p>0,457639939485628</text:p>
          </table:table-cell>
          <table:table-cell office:value-type="float" office:value="0.570754716981132" calcext:value-type="float">
            <text:p>0,570754716981132</text:p>
          </table:table-cell>
          <table:table-cell office:value-type="float" office:value="0.980321659896805" calcext:value-type="float">
            <text:p>0,980321659896805</text:p>
          </table:table-cell>
          <table:table-cell office:value-type="float" office:value="0.994625751837826" calcext:value-type="float">
            <text:p>0,994625751837826</text:p>
          </table:table-cell>
          <table:table-cell office:value-type="float" office:value="0.987421905235805" calcext:value-type="float">
            <text:p>0,987421905235805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rel_3,4_RF50.model.txt</text:p>
          </table:table-cell>
          <table:table-cell office:value-type="float" office:value="0.860695455775176" calcext:value-type="float">
            <text:p>0,860695455775176</text:p>
          </table:table-cell>
          <table:table-cell office:value-type="float" office:value="0.688575898590907" calcext:value-type="float">
            <text:p>0,688575898590907</text:p>
          </table:table-cell>
          <table:table-cell office:value-type="float" office:value="0.745536218050192" calcext:value-type="float">
            <text:p>0,745536218050192</text:p>
          </table:table-cell>
          <table:table-cell office:value-type="float" office:value="0.743740795287187" calcext:value-type="float">
            <text:p>0,743740795287187</text:p>
          </table:table-cell>
          <table:table-cell office:value-type="float" office:value="0.381996974281392" calcext:value-type="float">
            <text:p>0,381996974281392</text:p>
          </table:table-cell>
          <table:table-cell office:value-type="float" office:value="0.504747626186907" calcext:value-type="float">
            <text:p>0,504747626186907</text:p>
          </table:table-cell>
          <table:table-cell office:value-type="float" office:value="0.977650116263165" calcext:value-type="float">
            <text:p>0,977650116263165</text:p>
          </table:table-cell>
          <table:table-cell office:value-type="float" office:value="0.995154822900423" calcext:value-type="float">
            <text:p>0,995154822900423</text:p>
          </table:table-cell>
          <table:table-cell office:value-type="float" office:value="0.986324809913478" calcext:value-type="float">
            <text:p>0,986324809913478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rel_3,5_RF50.model.txt</text:p>
          </table:table-cell>
          <table:table-cell office:value-type="float" office:value="0.858930815222206" calcext:value-type="float">
            <text:p>0,858930815222206</text:p>
          </table:table-cell>
          <table:table-cell office:value-type="float" office:value="0.667268266116299" calcext:value-type="float">
            <text:p>0,667268266116299</text:p>
          </table:table-cell>
          <table:table-cell office:value-type="float" office:value="0.725507102656582" calcext:value-type="float">
            <text:p>0,725507102656582</text:p>
          </table:table-cell>
          <table:table-cell office:value-type="float" office:value="0.741721854304636" calcext:value-type="float">
            <text:p>0,741721854304636</text:p>
          </table:table-cell>
          <table:table-cell office:value-type="float" office:value="0.338880484114977" calcext:value-type="float">
            <text:p>0,338880484114977</text:p>
          </table:table-cell>
          <table:table-cell office:value-type="float" office:value="0.46521287642783" calcext:value-type="float">
            <text:p>0,46521287642783</text:p>
          </table:table-cell>
          <table:table-cell office:value-type="float" office:value="0.976139776139776" calcext:value-type="float">
            <text:p>0,976139776139776</text:p>
          </table:table-cell>
          <table:table-cell office:value-type="float" office:value="0.995656048117621" calcext:value-type="float">
            <text:p>0,995656048117621</text:p>
          </table:table-cell>
          <table:table-cell office:value-type="float" office:value="0.985801328885335" calcext:value-type="float">
            <text:p>0,985801328885335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rel_3,6_RF50.model.txt</text:p>
          </table:table-cell>
          <table:table-cell office:value-type="float" office:value="0.855841807936514" calcext:value-type="float">
            <text:p>0,855841807936514</text:p>
          </table:table-cell>
          <table:table-cell office:value-type="float" office:value="0.638479874657467" calcext:value-type="float">
            <text:p>0,638479874657467</text:p>
          </table:table-cell>
          <table:table-cell office:value-type="float" office:value="0.695833408606058" calcext:value-type="float">
            <text:p>0,695833408606058</text:p>
          </table:table-cell>
          <table:table-cell office:value-type="float" office:value="0.737574552683897" calcext:value-type="float">
            <text:p>0,737574552683897</text:p>
          </table:table-cell>
          <table:table-cell office:value-type="float" office:value="0.280635400907716" calcext:value-type="float">
            <text:p>0,280635400907716</text:p>
          </table:table-cell>
          <table:table-cell office:value-type="float" office:value="0.406575342465753" calcext:value-type="float">
            <text:p>0,406575342465753</text:p>
          </table:table-cell>
          <table:table-cell office:value-type="float" office:value="0.974109063189132" calcext:value-type="float">
            <text:p>0,974109063189132</text:p>
          </table:table-cell>
          <table:table-cell office:value-type="float" office:value="0.996324348407218" calcext:value-type="float">
            <text:p>0,996324348407218</text:p>
          </table:table-cell>
          <table:table-cell office:value-type="float" office:value="0.985091474746362" calcext:value-type="float">
            <text:p>0,985091474746362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rel_4,4_RF50.model.txt</text:p>
          </table:table-cell>
          <table:table-cell office:value-type="float" office:value="0.891658006067267" calcext:value-type="float">
            <text:p>0,891658006067267</text:p>
          </table:table-cell>
          <table:table-cell office:value-type="float" office:value="0.629356358238613" calcext:value-type="float">
            <text:p>0,629356358238613</text:p>
          </table:table-cell>
          <table:table-cell office:value-type="float" office:value="0.690093943604887" calcext:value-type="float">
            <text:p>0,690093943604887</text:p>
          </table:table-cell>
          <table:table-cell office:value-type="float" office:value="0.809859154929577" calcext:value-type="float">
            <text:p>0,809859154929577</text:p>
          </table:table-cell>
          <table:table-cell office:value-type="float" office:value="0.260968229954614" calcext:value-type="float">
            <text:p>0,260968229954614</text:p>
          </table:table-cell>
          <table:table-cell office:value-type="float" office:value="0.394736842105263" calcext:value-type="float">
            <text:p>0,394736842105263</text:p>
          </table:table-cell>
          <table:table-cell office:value-type="float" office:value="0.973456857204956" calcext:value-type="float">
            <text:p>0,973456857204956</text:p>
          </table:table-cell>
          <table:table-cell office:value-type="float" office:value="0.997744486522611" calcext:value-type="float">
            <text:p>0,997744486522611</text:p>
          </table:table-cell>
          <table:table-cell office:value-type="float" office:value="0.98545104510451" calcext:value-type="float">
            <text:p>0,98545104510451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rel_4,5_RF50.model.txt</text:p>
          </table:table-cell>
          <table:table-cell office:value-type="float" office:value="0.870631253782213" calcext:value-type="float">
            <text:p>0,870631253782213</text:p>
          </table:table-cell>
          <table:table-cell office:value-type="float" office:value="0.614452827874087" calcext:value-type="float">
            <text:p>0,614452827874087</text:p>
          </table:table-cell>
          <table:table-cell office:value-type="float" office:value="0.670291647113131" calcext:value-type="float">
            <text:p>0,670291647113131</text:p>
          </table:table-cell>
          <table:table-cell office:value-type="float" office:value="0.768844221105528" calcext:value-type="float">
            <text:p>0,768844221105528</text:p>
          </table:table-cell>
          <table:table-cell office:value-type="float" office:value="0.231467473524962" calcext:value-type="float">
            <text:p>0,231467473524962</text:p>
          </table:table-cell>
          <table:table-cell office:value-type="float" office:value="0.355813953488372" calcext:value-type="float">
            <text:p>0,355813953488372</text:p>
          </table:table-cell>
          <table:table-cell office:value-type="float" office:value="0.972418286458899" calcext:value-type="float">
            <text:p>0,972418286458899</text:p>
          </table:table-cell>
          <table:table-cell office:value-type="float" office:value="0.997438182223212" calcext:value-type="float">
            <text:p>0,997438182223212</text:p>
          </table:table-cell>
          <table:table-cell office:value-type="float" office:value="0.984769340737889" calcext:value-type="float">
            <text:p>0,984769340737889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rel_4,6_RF50.model.txt</text:p>
          </table:table-cell>
          <table:table-cell office:value-type="float" office:value="0.862454223610075" calcext:value-type="float">
            <text:p>0,862454223610075</text:p>
          </table:table-cell>
          <table:table-cell office:value-type="float" office:value="0.59939384944674" calcext:value-type="float">
            <text:p>0,59939384944674</text:p>
          </table:table-cell>
          <table:table-cell office:value-type="float" office:value="0.650954940517283" calcext:value-type="float">
            <text:p>0,650954940517283</text:p>
          </table:table-cell>
          <table:table-cell office:value-type="float" office:value="0.753541076487252" calcext:value-type="float">
            <text:p>0,753541076487252</text:p>
          </table:table-cell>
          <table:table-cell office:value-type="float" office:value="0.201210287443268" calcext:value-type="float">
            <text:p>0,201210287443268</text:p>
          </table:table-cell>
          <table:table-cell office:value-type="float" office:value="0.317611940298507" calcext:value-type="float">
            <text:p>0,317611940298507</text:p>
          </table:table-cell>
          <table:table-cell office:value-type="float" office:value="0.971367370732898" calcext:value-type="float">
            <text:p>0,971367370732898</text:p>
          </table:table-cell>
          <table:table-cell office:value-type="float" office:value="0.997577411450212" calcext:value-type="float">
            <text:p>0,997577411450212</text:p>
          </table:table-cell>
          <table:table-cell office:value-type="float" office:value="0.98429794073606" calcext:value-type="float">
            <text:p>0,98429794073606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rel_5,5_RF50.model.txt</text:p>
          </table:table-cell>
          <table:table-cell office:value-type="float" office:value="0.883262411718988" calcext:value-type="float">
            <text:p>0,883262411718988</text:p>
          </table:table-cell>
          <table:table-cell office:value-type="float" office:value="0.567816429065637" calcext:value-type="float">
            <text:p>0,567816429065637</text:p>
          </table:table-cell>
          <table:table-cell office:value-type="float" office:value="0.608710412256386" calcext:value-type="float">
            <text:p>0,608710412256386</text:p>
          </table:table-cell>
          <table:table-cell office:value-type="float" office:value="0.797356828193833" calcext:value-type="float">
            <text:p>0,797356828193833</text:p>
          </table:table-cell>
          <table:table-cell office:value-type="float" office:value="0.136913767019667" calcext:value-type="float">
            <text:p>0,136913767019667</text:p>
          </table:table-cell>
          <table:table-cell office:value-type="float" office:value="0.23369916074887" calcext:value-type="float">
            <text:p>0,23369916074887</text:p>
          </table:table-cell>
          <table:table-cell office:value-type="float" office:value="0.969167995244143" calcext:value-type="float">
            <text:p>0,969167995244143</text:p>
          </table:table-cell>
          <table:table-cell office:value-type="float" office:value="0.998719091111606" calcext:value-type="float">
            <text:p>0,998719091111606</text:p>
          </table:table-cell>
          <table:table-cell office:value-type="float" office:value="0.983721663763902" calcext:value-type="float">
            <text:p>0,983721663763902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rel_5,6_RF50.model.txt</text:p>
          </table:table-cell>
          <table:table-cell office:value-type="float" office:value="0.900028761749612" calcext:value-type="float">
            <text:p>0,900028761749612</text:p>
          </table:table-cell>
          <table:table-cell office:value-type="float" office:value="0.566442798988551" calcext:value-type="float">
            <text:p>0,566442798988551</text:p>
          </table:table-cell>
          <table:table-cell office:value-type="float" office:value="0.607212974149537" calcext:value-type="float">
            <text:p>0,607212974149537</text:p>
          </table:table-cell>
          <table:table-cell office:value-type="float" office:value="0.830985915492958" calcext:value-type="float">
            <text:p>0,830985915492958</text:p>
          </table:table-cell>
          <table:table-cell office:value-type="float" office:value="0.133888048411498" calcext:value-type="float">
            <text:p>0,133888048411498</text:p>
          </table:table-cell>
          <table:table-cell office:value-type="float" office:value="0.230618892508143" calcext:value-type="float">
            <text:p>0,230618892508143</text:p>
          </table:table-cell>
          <table:table-cell office:value-type="float" office:value="0.969071608006267" calcext:value-type="float">
            <text:p>0,969071608006267</text:p>
          </table:table-cell>
          <table:table-cell office:value-type="float" office:value="0.998997549565605" calcext:value-type="float">
            <text:p>0,998997549565605</text:p>
          </table:table-cell>
          <table:table-cell office:value-type="float" office:value="0.983807055790931" calcext:value-type="float">
            <text:p>0,983807055790931</text:p>
          </table:table-cell>
        </table:table-row>
        <table:table-row table:style-name="ro1">
          <table:table-cell office:value-type="string" calcext:value-type="string">
            <text:p>fintoc2020_en_dev__fintoc2019_en_train_test_fintoc2020_en_train_ngramChar_rel_6,6_RF50.model.txt</text:p>
          </table:table-cell>
          <table:table-cell office:value-type="float" office:value="0.891340318738657" calcext:value-type="float">
            <text:p>0,891340318738657</text:p>
          </table:table-cell>
          <table:table-cell office:value-type="float" office:value="0.534881597443271" calcext:value-type="float">
            <text:p>0,534881597443271</text:p>
          </table:table-cell>
          <table:table-cell office:value-type="float" office:value="0.556205338767056" calcext:value-type="float">
            <text:p>0,556205338767056</text:p>
          </table:table-cell>
          <table:table-cell office:value-type="float" office:value="0.81578947368421" calcext:value-type="float">
            <text:p>0,81578947368421</text:p>
          </table:table-cell>
          <table:table-cell office:value-type="float" office:value="0.0703479576399395" calcext:value-type="float">
            <text:p>0,07034795763994</text:p>
          </table:table-cell>
          <table:table-cell office:value-type="float" office:value="0.129526462395543" calcext:value-type="float">
            <text:p>0,129526462395543</text:p>
          </table:table-cell>
          <table:table-cell office:value-type="float" office:value="0.966891163793104" calcext:value-type="float">
            <text:p>0,966891163793104</text:p>
          </table:table-cell>
          <table:table-cell office:value-type="float" office:value="0.999415237246603" calcext:value-type="float">
            <text:p>0,999415237246603</text:p>
          </table:table-cell>
          <table:table-cell office:value-type="float" office:value="0.98288421513857" calcext:value-type="float">
            <text:p>0,98288421513857</text:p>
          </table:table-cell>
        </table:table-row>
        <table:table-row table:style-name="ro1">
          <table:table-cell table:style-name="ce7" office:value-type="string" calcext:value-type="string">
            <text:p>FINTOC2020 TR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en_dev__fintoc2020_en_train_ngramChar_abs_1,1_RF50.model.txt</text:p>
          </table:table-cell>
          <table:table-cell office:value-type="float" office:value="0.867564411405122" calcext:value-type="float">
            <text:p>0,867564411405122</text:p>
          </table:table-cell>
          <table:table-cell office:value-type="float" office:value="0.722350697401515" calcext:value-type="float">
            <text:p>0,722350697401515</text:p>
          </table:table-cell>
          <table:table-cell office:value-type="float" office:value="0.775633242242462" calcext:value-type="float">
            <text:p>0,775633242242462</text:p>
          </table:table-cell>
          <table:table-cell office:value-type="float" office:value="0.75507614213198" calcext:value-type="float">
            <text:p>0,75507614213198</text:p>
          </table:table-cell>
          <table:table-cell office:value-type="float" office:value="0.450075642965204" calcext:value-type="float">
            <text:p>0,450075642965204</text:p>
          </table:table-cell>
          <table:table-cell office:value-type="float" office:value="0.563981042654028" calcext:value-type="float">
            <text:p>0,563981042654028</text:p>
          </table:table-cell>
          <table:table-cell office:value-type="float" office:value="0.980052680678264" calcext:value-type="float">
            <text:p>0,980052680678264</text:p>
          </table:table-cell>
          <table:table-cell office:value-type="float" office:value="0.994625751837826" calcext:value-type="float">
            <text:p>0,994625751837826</text:p>
          </table:table-cell>
          <table:table-cell office:value-type="float" office:value="0.987285441830896" calcext:value-type="float">
            <text:p>0,987285441830896</text:p>
          </table:table-cell>
        </table:table-row>
        <table:table-row table:style-name="ro1">
          <table:table-cell office:value-type="string" calcext:value-type="string">
            <text:p>fintoc2020_en_dev__fintoc2020_en_train_ngramChar_abs_1,2_RF50.model.txt</text:p>
          </table:table-cell>
          <table:table-cell office:value-type="float" office:value="0.880800630270713" calcext:value-type="float">
            <text:p>0,880800630270713</text:p>
          </table:table-cell>
          <table:table-cell office:value-type="float" office:value="0.736931704630819" calcext:value-type="float">
            <text:p>0,736931704630819</text:p>
          </table:table-cell>
          <table:table-cell office:value-type="float" office:value="0.790772170078719" calcext:value-type="float">
            <text:p>0,790772170078719</text:p>
          </table:table-cell>
          <table:table-cell office:value-type="float" office:value="0.780517879161529" calcext:value-type="float">
            <text:p>0,780517879161529</text:p>
          </table:table-cell>
          <table:table-cell office:value-type="float" office:value="0.478819969742814" calcext:value-type="float">
            <text:p>0,478819969742814</text:p>
          </table:table-cell>
          <table:table-cell office:value-type="float" office:value="0.593530239099859" calcext:value-type="float">
            <text:p>0,593530239099859</text:p>
          </table:table-cell>
          <table:table-cell office:value-type="float" office:value="0.981083381379897" calcext:value-type="float">
            <text:p>0,981083381379897</text:p>
          </table:table-cell>
          <table:table-cell office:value-type="float" office:value="0.995043439518824" calcext:value-type="float">
            <text:p>0,995043439518824</text:p>
          </table:table-cell>
          <table:table-cell office:value-type="float" office:value="0.988014101057579" calcext:value-type="float">
            <text:p>0,988014101057579</text:p>
          </table:table-cell>
        </table:table-row>
        <table:table-row table:style-name="ro1">
          <table:table-cell office:value-type="string" calcext:value-type="string">
            <text:p>fintoc2020_en_dev__fintoc2020_en_train_ngramChar_abs_1,3_RF50.model.txt</text:p>
          </table:table-cell>
          <table:table-cell office:value-type="float" office:value="0.896579552062573" calcext:value-type="float">
            <text:p>0,896579552062573</text:p>
          </table:table-cell>
          <table:table-cell office:value-type="float" office:value="0.692030931889652" calcext:value-type="float">
            <text:p>0,692030931889652</text:p>
          </table:table-cell>
          <table:table-cell office:value-type="float" office:value="0.756179480815019" calcext:value-type="float">
            <text:p>0,756179480815019</text:p>
          </table:table-cell>
          <table:table-cell office:value-type="float" office:value="0.815286624203822" calcext:value-type="float">
            <text:p>0,815286624203822</text:p>
          </table:table-cell>
          <table:table-cell office:value-type="float" office:value="0.387291981845688" calcext:value-type="float">
            <text:p>0,387291981845688</text:p>
          </table:table-cell>
          <table:table-cell office:value-type="float" office:value="0.525128205128205" calcext:value-type="float">
            <text:p>0,525128205128205</text:p>
          </table:table-cell>
          <table:table-cell office:value-type="float" office:value="0.977872479921324" calcext:value-type="float">
            <text:p>0,977872479921324</text:p>
          </table:table-cell>
          <table:table-cell office:value-type="float" office:value="0.996769881933616" calcext:value-type="float">
            <text:p>0,996769881933616</text:p>
          </table:table-cell>
          <table:table-cell office:value-type="float" office:value="0.987230756501834" calcext:value-type="float">
            <text:p>0,987230756501834</text:p>
          </table:table-cell>
        </table:table-row>
        <table:table-row table:style-name="ro1">
          <table:table-cell office:value-type="string" calcext:value-type="string">
            <text:p>fintoc2020_en_dev__fintoc2020_en_train_ngramChar_abs_1,4_RF50.model.txt</text:p>
          </table:table-cell>
          <table:table-cell office:value-type="float" office:value="0.910380568954781" calcext:value-type="float">
            <text:p>0,910380568954781</text:p>
          </table:table-cell>
          <table:table-cell office:value-type="float" office:value="0.640883801014347" calcext:value-type="float">
            <text:p>0,640883801014347</text:p>
          </table:table-cell>
          <table:table-cell office:value-type="float" office:value="0.705484134508362" calcext:value-type="float">
            <text:p>0,705484134508362</text:p>
          </table:table-cell>
          <table:table-cell office:value-type="float" office:value="0.846501128668172" calcext:value-type="float">
            <text:p>0,846501128668172</text:p>
          </table:table-cell>
          <table:table-cell office:value-type="float" office:value="0.283661119515885" calcext:value-type="float">
            <text:p>0,283661119515885</text:p>
          </table:table-cell>
          <table:table-cell office:value-type="float" office:value="0.424929178470255" calcext:value-type="float">
            <text:p>0,424929178470255</text:p>
          </table:table-cell>
          <table:table-cell office:value-type="float" office:value="0.974260009241391" calcext:value-type="float">
            <text:p>0,974260009241391</text:p>
          </table:table-cell>
          <table:table-cell office:value-type="float" office:value="0.998106482512809" calcext:value-type="float">
            <text:p>0,998106482512809</text:p>
          </table:table-cell>
          <table:table-cell office:value-type="float" office:value="0.98603909054647" calcext:value-type="float">
            <text:p>0,98603909054647</text:p>
          </table:table-cell>
        </table:table-row>
        <table:table-row table:style-name="ro1">
          <table:table-cell office:value-type="string" calcext:value-type="string">
            <text:p>fintoc2020_en_dev__fintoc2020_en_train_ngramChar_abs_1,5_RF50.model.txt</text:p>
          </table:table-cell>
          <table:table-cell office:value-type="float" office:value="0.906311025343502" calcext:value-type="float">
            <text:p>0,906311025343502</text:p>
          </table:table-cell>
          <table:table-cell office:value-type="float" office:value="0.601407933968022" calcext:value-type="float">
            <text:p>0,601407933968022</text:p>
          </table:table-cell>
          <table:table-cell office:value-type="float" office:value="0.656760587364259" calcext:value-type="float">
            <text:p>0,656760587364259</text:p>
          </table:table-cell>
          <table:table-cell office:value-type="float" office:value="0.841121495327103" calcext:value-type="float">
            <text:p>0,841121495327103</text:p>
          </table:table-cell>
          <table:table-cell office:value-type="float" office:value="0.204236006051437" calcext:value-type="float">
            <text:p>0,204236006051437</text:p>
          </table:table-cell>
          <table:table-cell office:value-type="float" office:value="0.328667072428484" calcext:value-type="float">
            <text:p>0,328667072428484</text:p>
          </table:table-cell>
          <table:table-cell office:value-type="float" office:value="0.9715005553599" calcext:value-type="float">
            <text:p>0,9715005553599</text:p>
          </table:table-cell>
          <table:table-cell office:value-type="float" office:value="0.998579861884607" calcext:value-type="float">
            <text:p>0,998579861884607</text:p>
          </table:table-cell>
          <table:table-cell office:value-type="float" office:value="0.984854102300034" calcext:value-type="float">
            <text:p>0,984854102300034</text:p>
          </table:table-cell>
        </table:table-row>
        <table:table-row table:style-name="ro1">
          <table:table-cell office:value-type="string" calcext:value-type="string">
            <text:p>fintoc2020_en_dev__fintoc2020_en_train_ngramChar_abs_1,6_RF50.model.txt</text:p>
          </table:table-cell>
          <table:table-cell office:value-type="float" office:value="0.89654586983869" calcext:value-type="float">
            <text:p>0,89654586983869</text:p>
          </table:table-cell>
          <table:table-cell office:value-type="float" office:value="0.576921430735545" calcext:value-type="float">
            <text:p>0,576921430735545</text:p>
          </table:table-cell>
          <table:table-cell office:value-type="float" office:value="0.622526843002422" calcext:value-type="float">
            <text:p>0,622526843002422</text:p>
          </table:table-cell>
          <table:table-cell office:value-type="float" office:value="0.823293172690763" calcext:value-type="float">
            <text:p>0,823293172690763</text:p>
          </table:table-cell>
          <table:table-cell office:value-type="float" office:value="0.155068078668684" calcext:value-type="float">
            <text:p>0,155068078668684</text:p>
          </table:table-cell>
          <table:table-cell office:value-type="float" office:value="0.26098026734564" calcext:value-type="float">
            <text:p>0,26098026734564</text:p>
          </table:table-cell>
          <table:table-cell office:value-type="float" office:value="0.969798566986616" calcext:value-type="float">
            <text:p>0,969798566986616</text:p>
          </table:table-cell>
          <table:table-cell office:value-type="float" office:value="0.998774782802406" calcext:value-type="float">
            <text:p>0,998774782802406</text:p>
          </table:table-cell>
          <table:table-cell office:value-type="float" office:value="0.984073418659204" calcext:value-type="float">
            <text:p>0,984073418659204</text:p>
          </table:table-cell>
        </table:table-row>
        <table:table-row table:style-name="ro1">
          <table:table-cell office:value-type="string" calcext:value-type="string">
            <text:p>fintoc2020_en_dev__fintoc2020_en_train_ngramChar_abs_2,2_RF50.model.txt</text:p>
          </table:table-cell>
          <table:table-cell office:value-type="float" office:value="0.883347860496859" calcext:value-type="float">
            <text:p>0,883347860496859</text:p>
          </table:table-cell>
          <table:table-cell office:value-type="float" office:value="0.713438320736283" calcext:value-type="float">
            <text:p>0,713438320736283</text:p>
          </table:table-cell>
          <table:table-cell office:value-type="float" office:value="0.772337369981465" calcext:value-type="float">
            <text:p>0,772337369981465</text:p>
          </table:table-cell>
          <table:table-cell office:value-type="float" office:value="0.787292817679558" calcext:value-type="float">
            <text:p>0,787292817679558</text:p>
          </table:table-cell>
          <table:table-cell office:value-type="float" office:value="0.431164901664145" calcext:value-type="float">
            <text:p>0,431164901664145</text:p>
          </table:table-cell>
          <table:table-cell office:value-type="float" office:value="0.557184750733138" calcext:value-type="float">
            <text:p>0,557184750733138</text:p>
          </table:table-cell>
          <table:table-cell office:value-type="float" office:value="0.97940290331416" calcext:value-type="float">
            <text:p>0,97940290331416</text:p>
          </table:table-cell>
          <table:table-cell office:value-type="float" office:value="0.99571173980842" calcext:value-type="float">
            <text:p>0,99571173980842</text:p>
          </table:table-cell>
          <table:table-cell office:value-type="float" office:value="0.987489989229792" calcext:value-type="float">
            <text:p>0,987489989229792</text:p>
          </table:table-cell>
        </table:table-row>
        <table:table-row table:style-name="ro1">
          <table:table-cell office:value-type="string" calcext:value-type="string">
            <text:p>fintoc2020_en_dev__fintoc2020_en_train_ngramChar_abs_2,3_RF50.model.txt</text:p>
          </table:table-cell>
          <table:table-cell office:value-type="float" office:value="0.905847229343797" calcext:value-type="float">
            <text:p>0,905847229343797</text:p>
          </table:table-cell>
          <table:table-cell office:value-type="float" office:value="0.662583571237677" calcext:value-type="float">
            <text:p>0,662583571237677</text:p>
          </table:table-cell>
          <table:table-cell office:value-type="float" office:value="0.728620684081598" calcext:value-type="float">
            <text:p>0,728620684081598</text:p>
          </table:table-cell>
          <table:table-cell office:value-type="float" office:value="0.835907335907336" calcext:value-type="float">
            <text:p>0,835907335907336</text:p>
          </table:table-cell>
          <table:table-cell office:value-type="float" office:value="0.327534039334342" calcext:value-type="float">
            <text:p>0,327534039334342</text:p>
          </table:table-cell>
          <table:table-cell office:value-type="float" office:value="0.470652173913043" calcext:value-type="float">
            <text:p>0,470652173913043</text:p>
          </table:table-cell>
          <table:table-cell office:value-type="float" office:value="0.975787122780259" calcext:value-type="float">
            <text:p>0,975787122780259</text:p>
          </table:table-cell>
          <table:table-cell office:value-type="float" office:value="0.997633103141011" calcext:value-type="float">
            <text:p>0,997633103141011</text:p>
          </table:table-cell>
          <table:table-cell office:value-type="float" office:value="0.986589194250151" calcext:value-type="float">
            <text:p>0,986589194250151</text:p>
          </table:table-cell>
        </table:table-row>
        <table:table-row table:style-name="ro1">
          <table:table-cell office:value-type="string" calcext:value-type="string">
            <text:p>fintoc2020_en_dev__fintoc2020_en_train_ngramChar_abs_2,4_RF50.model.txt</text:p>
          </table:table-cell>
          <table:table-cell office:value-type="float" office:value="0.902389968317552" calcext:value-type="float">
            <text:p>0,902389968317552</text:p>
          </table:table-cell>
          <table:table-cell office:value-type="float" office:value="0.613749793999722" calcext:value-type="float">
            <text:p>0,613749793999722</text:p>
          </table:table-cell>
          <table:table-cell office:value-type="float" office:value="0.672295885602312" calcext:value-type="float">
            <text:p>0,672295885602312</text:p>
          </table:table-cell>
          <table:table-cell office:value-type="float" office:value="0.832417582417583" calcext:value-type="float">
            <text:p>0,832417582417583</text:p>
          </table:table-cell>
          <table:table-cell office:value-type="float" office:value="0.229198184568835" calcext:value-type="float">
            <text:p>0,229198184568835</text:p>
          </table:table-cell>
          <table:table-cell office:value-type="float" office:value="0.359430604982207" calcext:value-type="float">
            <text:p>0,359430604982207</text:p>
          </table:table-cell>
          <table:table-cell office:value-type="float" office:value="0.972362354217521" calcext:value-type="float">
            <text:p>0,972362354217521</text:p>
          </table:table-cell>
          <table:table-cell office:value-type="float" office:value="0.998301403430608" calcext:value-type="float">
            <text:p>0,998301403430608</text:p>
          </table:table-cell>
          <table:table-cell office:value-type="float" office:value="0.985161166222417" calcext:value-type="float">
            <text:p>0,985161166222417</text:p>
          </table:table-cell>
        </table:table-row>
        <table:table-row table:style-name="ro1">
          <table:table-cell office:value-type="string" calcext:value-type="string">
            <text:p>fintoc2020_en_dev__fintoc2020_en_train_ngramChar_abs_2,5_RF50.model.txt</text:p>
          </table:table-cell>
          <table:table-cell office:value-type="float" office:value="0.903867161393732" calcext:value-type="float">
            <text:p>0,903867161393732</text:p>
          </table:table-cell>
          <table:table-cell office:value-type="float" office:value="0.596126849326425" calcext:value-type="float">
            <text:p>0,596126849326425</text:p>
          </table:table-cell>
          <table:table-cell office:value-type="float" office:value="0.649587531218503" calcext:value-type="float">
            <text:p>0,649587531218503</text:p>
          </table:table-cell>
          <table:table-cell office:value-type="float" office:value="0.836601307189543" calcext:value-type="float">
            <text:p>0,836601307189543</text:p>
          </table:table-cell>
          <table:table-cell office:value-type="float" office:value="0.193645990922844" calcext:value-type="float">
            <text:p>0,193645990922844</text:p>
          </table:table-cell>
          <table:table-cell office:value-type="float" office:value="0.314496314496314" calcext:value-type="float">
            <text:p>0,314496314496314</text:p>
          </table:table-cell>
          <table:table-cell office:value-type="float" office:value="0.97113301559792" calcext:value-type="float">
            <text:p>0,97113301559792</text:p>
          </table:table-cell>
          <table:table-cell office:value-type="float" office:value="0.998607707730007" calcext:value-type="float">
            <text:p>0,998607707730007</text:p>
          </table:table-cell>
          <table:table-cell office:value-type="float" office:value="0.984678747940692" calcext:value-type="float">
            <text:p>0,984678747940692</text:p>
          </table:table-cell>
        </table:table-row>
        <table:table-row table:style-name="ro1">
          <table:table-cell office:value-type="string" calcext:value-type="string">
            <text:p>fintoc2020_en_dev__fintoc2020_en_train_ngramChar_abs_2,6_RF50.model.txt</text:p>
          </table:table-cell>
          <table:table-cell office:value-type="float" office:value="0.909164377433717" calcext:value-type="float">
            <text:p>0,909164377433717</text:p>
          </table:table-cell>
          <table:table-cell office:value-type="float" office:value="0.571765652398248" calcext:value-type="float">
            <text:p>0,571765652398248</text:p>
          </table:table-cell>
          <table:table-cell office:value-type="float" office:value="0.615476673816198" calcext:value-type="float">
            <text:p>0,615476673816198</text:p>
          </table:table-cell>
          <table:table-cell office:value-type="float" office:value="0.848888888888889" calcext:value-type="float">
            <text:p>0,848888888888889</text:p>
          </table:table-cell>
          <table:table-cell office:value-type="float" office:value="0.144478063540091" calcext:value-type="float">
            <text:p>0,144478063540091</text:p>
          </table:table-cell>
          <table:table-cell office:value-type="float" office:value="0.246929541047188" calcext:value-type="float">
            <text:p>0,246929541047188</text:p>
          </table:table-cell>
          <table:table-cell office:value-type="float" office:value="0.969439865978546" calcext:value-type="float">
            <text:p>0,969439865978546</text:p>
          </table:table-cell>
          <table:table-cell office:value-type="float" office:value="0.999053241256404" calcext:value-type="float">
            <text:p>0,999053241256404</text:p>
          </table:table-cell>
          <table:table-cell office:value-type="float" office:value="0.984023806585209" calcext:value-type="float">
            <text:p>0,984023806585209</text:p>
          </table:table-cell>
        </table:table-row>
        <table:table-row table:style-name="ro1">
          <table:table-cell office:value-type="string" calcext:value-type="string">
            <text:p>fintoc2020_en_dev__fintoc2020_en_train_ngramChar_abs_3,3_RF50.model.txt</text:p>
          </table:table-cell>
          <table:table-cell office:value-type="float" office:value="0.905256005692367" calcext:value-type="float">
            <text:p>0,905256005692367</text:p>
          </table:table-cell>
          <table:table-cell office:value-type="float" office:value="0.599895074663937" calcext:value-type="float">
            <text:p>0,599895074663937</text:p>
          </table:table-cell>
          <table:table-cell office:value-type="float" office:value="0.654694087249487" calcext:value-type="float">
            <text:p>0,654694087249487</text:p>
          </table:table-cell>
          <table:table-cell office:value-type="float" office:value="0.839116719242902" calcext:value-type="float">
            <text:p>0,839116719242902</text:p>
          </table:table-cell>
          <table:table-cell office:value-type="float" office:value="0.201210287443268" calcext:value-type="float">
            <text:p>0,201210287443268</text:p>
          </table:table-cell>
          <table:table-cell office:value-type="float" office:value="0.324588163514338" calcext:value-type="float">
            <text:p>0,324588163514338</text:p>
          </table:table-cell>
          <table:table-cell office:value-type="float" office:value="0.971395292141832" calcext:value-type="float">
            <text:p>0,971395292141832</text:p>
          </table:table-cell>
          <table:table-cell office:value-type="float" office:value="0.998579861884607" calcext:value-type="float">
            <text:p>0,998579861884607</text:p>
          </table:table-cell>
          <table:table-cell office:value-type="float" office:value="0.984800010984635" calcext:value-type="float">
            <text:p>0,984800010984635</text:p>
          </table:table-cell>
        </table:table-row>
        <table:table-row table:style-name="ro1">
          <table:table-cell office:value-type="string" calcext:value-type="string">
            <text:p>fintoc2020_en_dev__fintoc2020_en_train_ngramChar_abs_3,4_RF50.model.txt</text:p>
          </table:table-cell>
          <table:table-cell office:value-type="float" office:value="0.897442031743573" calcext:value-type="float">
            <text:p>0,897442031743573</text:p>
          </table:table-cell>
          <table:table-cell office:value-type="float" office:value="0.579555011594993" calcext:value-type="float">
            <text:p>0,579555011594993</text:p>
          </table:table-cell>
          <table:table-cell office:value-type="float" office:value="0.626339185045362" calcext:value-type="float">
            <text:p>0,626339185045362</text:p>
          </table:table-cell>
          <table:table-cell office:value-type="float" office:value="0.824902723735409" calcext:value-type="float">
            <text:p>0,824902723735409</text:p>
          </table:table-cell>
          <table:table-cell office:value-type="float" office:value="0.16036308623298" calcext:value-type="float">
            <text:p>0,16036308623298</text:p>
          </table:table-cell>
          <table:table-cell office:value-type="float" office:value="0.268524382520583" calcext:value-type="float">
            <text:p>0,268524382520583</text:p>
          </table:table-cell>
          <table:table-cell office:value-type="float" office:value="0.969981339751738" calcext:value-type="float">
            <text:p>0,969981339751738</text:p>
          </table:table-cell>
          <table:table-cell office:value-type="float" office:value="0.998746936957006" calcext:value-type="float">
            <text:p>0,998746936957006</text:p>
          </table:table-cell>
          <table:table-cell office:value-type="float" office:value="0.984153987570141" calcext:value-type="float">
            <text:p>0,984153987570141</text:p>
          </table:table-cell>
        </table:table-row>
        <table:table-row table:style-name="ro1">
          <table:table-cell office:value-type="string" calcext:value-type="string">
            <text:p>fintoc2020_en_dev__fintoc2020_en_train_ngramChar_abs_3,5_RF50.model.txt</text:p>
          </table:table-cell>
          <table:table-cell office:value-type="float" office:value="0.87928471134633" calcext:value-type="float">
            <text:p>0,87928471134633</text:p>
          </table:table-cell>
          <table:table-cell office:value-type="float" office:value="0.559173179757949" calcext:value-type="float">
            <text:p>0,559173179757949</text:p>
          </table:table-cell>
          <table:table-cell office:value-type="float" office:value="0.595544386460087" calcext:value-type="float">
            <text:p>0,595544386460087</text:p>
          </table:table-cell>
          <table:table-cell office:value-type="float" office:value="0.79" calcext:value-type="float">
            <text:p>0,79</text:p>
          </table:table-cell>
          <table:table-cell office:value-type="float" office:value="0.119515885022693" calcext:value-type="float">
            <text:p>0,119515885022693</text:p>
          </table:table-cell>
          <table:table-cell office:value-type="float" office:value="0.207621550591327" calcext:value-type="float">
            <text:p>0,207621550591327</text:p>
          </table:table-cell>
          <table:table-cell office:value-type="float" office:value="0.968569422692661" calcext:value-type="float">
            <text:p>0,968569422692661</text:p>
          </table:table-cell>
          <table:table-cell office:value-type="float" office:value="0.998830474493206" calcext:value-type="float">
            <text:p>0,998830474493206</text:p>
          </table:table-cell>
          <table:table-cell office:value-type="float" office:value="0.983467222328846" calcext:value-type="float">
            <text:p>0,983467222328846</text:p>
          </table:table-cell>
        </table:table-row>
        <table:table-row table:style-name="ro1">
          <table:table-cell office:value-type="string" calcext:value-type="string">
            <text:p>fintoc2020_en_dev__fintoc2020_en_train_ngramChar_abs_3,6_RF50.model.txt</text:p>
          </table:table-cell>
          <table:table-cell office:value-type="float" office:value="0.905076985538693" calcext:value-type="float">
            <text:p>0,905076985538693</text:p>
          </table:table-cell>
          <table:table-cell office:value-type="float" office:value="0.555964167241558" calcext:value-type="float">
            <text:p>0,555964167241558</text:p>
          </table:table-cell>
          <table:table-cell office:value-type="float" office:value="0.591170077607321" calcext:value-type="float">
            <text:p>0,591170077607321</text:p>
          </table:table-cell>
          <table:table-cell office:value-type="float" office:value="0.84180790960452" calcext:value-type="float">
            <text:p>0,84180790960452</text:p>
          </table:table-cell>
          <table:table-cell office:value-type="float" office:value="0.112708018154312" calcext:value-type="float">
            <text:p>0,112708018154312</text:p>
          </table:table-cell>
          <table:table-cell office:value-type="float" office:value="0.198799199466311" calcext:value-type="float">
            <text:p>0,198799199466311</text:p>
          </table:table-cell>
          <table:table-cell office:value-type="float" office:value="0.968346061472866" calcext:value-type="float">
            <text:p>0,968346061472866</text:p>
          </table:table-cell>
          <table:table-cell office:value-type="float" office:value="0.999220316328804" calcext:value-type="float">
            <text:p>0,999220316328804</text:p>
          </table:table-cell>
          <table:table-cell office:value-type="float" office:value="0.983540955748332" calcext:value-type="float">
            <text:p>0,983540955748332</text:p>
          </table:table-cell>
        </table:table-row>
        <table:table-row table:style-name="ro1">
          <table:table-cell office:value-type="string" calcext:value-type="string">
            <text:p>fintoc2020_en_dev__fintoc2020_en_train_ngramChar_abs_4,4_RF50.model.txt</text:p>
          </table:table-cell>
          <table:table-cell office:value-type="float" office:value="0.912525042379411" calcext:value-type="float">
            <text:p>0,912525042379411</text:p>
          </table:table-cell>
          <table:table-cell office:value-type="float" office:value="0.549618052735397" calcext:value-type="float">
            <text:p>0,549618052735397</text:p>
          </table:table-cell>
          <table:table-cell office:value-type="float" office:value="0.581128614607058" calcext:value-type="float">
            <text:p>0,581128614607058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0998487140695915" calcext:value-type="float">
            <text:p>0,099848714069592</text:p>
          </table:table-cell>
          <table:table-cell office:value-type="float" office:value="0.178861788617886" calcext:value-type="float">
            <text:p>0,178861788617886</text:p>
          </table:table-cell>
          <table:table-cell office:value-type="float" office:value="0.967907227615966" calcext:value-type="float">
            <text:p>0,967907227615966</text:p>
          </table:table-cell>
          <table:table-cell office:value-type="float" office:value="0.999387391401203" calcext:value-type="float">
            <text:p>0,999387391401203</text:p>
          </table:table-cell>
          <table:table-cell office:value-type="float" office:value="0.98339544059623" calcext:value-type="float">
            <text:p>0,98339544059623</text:p>
          </table:table-cell>
        </table:table-row>
        <table:table-row table:style-name="ro1">
          <table:table-cell office:value-type="string" calcext:value-type="string">
            <text:p>fintoc2020_en_dev__fintoc2020_en_train_ngramChar_abs_4,5_RF50.model.txt</text:p>
          </table:table-cell>
          <table:table-cell office:value-type="float" office:value="0.894444808170748" calcext:value-type="float">
            <text:p>0,894444808170748</text:p>
          </table:table-cell>
          <table:table-cell office:value-type="float" office:value="0.543146631924937" calcext:value-type="float">
            <text:p>0,543146631924937</text:p>
          </table:table-cell>
          <table:table-cell office:value-type="float" office:value="0.570221708067171" calcext:value-type="float">
            <text:p>0,570221708067171</text:p>
          </table:table-cell>
          <table:table-cell office:value-type="float" office:value="0.821428571428571" calcext:value-type="float">
            <text:p>0,821428571428571</text:p>
          </table:table-cell>
          <table:table-cell office:value-type="float" office:value="0.0869894099848714" calcext:value-type="float">
            <text:p>0,086989409984871</text:p>
          </table:table-cell>
          <table:table-cell office:value-type="float" office:value="0.157318741450068" calcext:value-type="float">
            <text:p>0,157318741450068</text:p>
          </table:table-cell>
          <table:table-cell office:value-type="float" office:value="0.967461044912924" calcext:value-type="float">
            <text:p>0,967461044912924</text:p>
          </table:table-cell>
          <table:table-cell office:value-type="float" office:value="0.999303853865003" calcext:value-type="float">
            <text:p>0,999303853865003</text:p>
          </table:table-cell>
          <table:table-cell office:value-type="float" office:value="0.983124674684273" calcext:value-type="float">
            <text:p>0,983124674684273</text:p>
          </table:table-cell>
        </table:table-row>
        <table:table-row table:style-name="ro1">
          <table:table-cell office:value-type="string" calcext:value-type="string">
            <text:p>fintoc2020_en_dev__fintoc2020_en_train_ngramChar_abs_4,6_RF50.model.txt</text:p>
          </table:table-cell>
          <table:table-cell office:value-type="float" office:value="0.917261712148995" calcext:value-type="float">
            <text:p>0,917261712148995</text:p>
          </table:table-cell>
          <table:table-cell office:value-type="float" office:value="0.548889468928755" calcext:value-type="float">
            <text:p>0,548889468928755</text:p>
          </table:table-cell>
          <table:table-cell office:value-type="float" office:value="0.580013392633783" calcext:value-type="float">
            <text:p>0,580013392633783</text:p>
          </table:table-cell>
          <table:table-cell office:value-type="float" office:value="0.866666666666667" calcext:value-type="float">
            <text:p>0,866666666666667</text:p>
          </table:table-cell>
          <table:table-cell office:value-type="float" office:value="0.0983358547655068" calcext:value-type="float">
            <text:p>0,098335854765507</text:p>
          </table:table-cell>
          <table:table-cell office:value-type="float" office:value="0.176630434782609" calcext:value-type="float">
            <text:p>0,176630434782609</text:p>
          </table:table-cell>
          <table:table-cell office:value-type="float" office:value="0.967856757631324" calcext:value-type="float">
            <text:p>0,967856757631324</text:p>
          </table:table-cell>
          <table:table-cell office:value-type="float" office:value="0.999443083092003" calcext:value-type="float">
            <text:p>0,999443083092003</text:p>
          </table:table-cell>
          <table:table-cell office:value-type="float" office:value="0.983396350484958" calcext:value-type="float">
            <text:p>0,983396350484958</text:p>
          </table:table-cell>
        </table:table-row>
        <table:table-row table:style-name="ro1">
          <table:table-cell office:value-type="string" calcext:value-type="string">
            <text:p>fintoc2020_en_dev__fintoc2020_en_train_ngramChar_abs_5,5_RF50.model.txt</text:p>
          </table:table-cell>
          <table:table-cell office:value-type="float" office:value="0.92950243223434" calcext:value-type="float">
            <text:p>0,92950243223434</text:p>
          </table:table-cell>
          <table:table-cell office:value-type="float" office:value="0.534264397018228" calcext:value-type="float">
            <text:p>0,534264397018228</text:p>
          </table:table-cell>
          <table:table-cell office:value-type="float" office:value="0.555402769394344" calcext:value-type="float">
            <text:p>0,555402769394344</text:p>
          </table:table-cell>
          <table:table-cell office:value-type="float" office:value="0.892156862745098" calcext:value-type="float">
            <text:p>0,892156862745098</text:p>
          </table:table-cell>
          <table:table-cell office:value-type="float" office:value="0.0688350983358548" calcext:value-type="float">
            <text:p>0,068835098335855</text:p>
          </table:table-cell>
          <table:table-cell office:value-type="float" office:value="0.127808988764045" calcext:value-type="float">
            <text:p>0,127808988764045</text:p>
          </table:table-cell>
          <table:table-cell office:value-type="float" office:value="0.966848001723581" calcext:value-type="float">
            <text:p>0,966848001723581</text:p>
          </table:table-cell>
          <table:table-cell office:value-type="float" office:value="0.999693695700602" calcext:value-type="float">
            <text:p>0,999693695700602</text:p>
          </table:table-cell>
          <table:table-cell office:value-type="float" office:value="0.982996550024643" calcext:value-type="float">
            <text:p>0,982996550024643</text:p>
          </table:table-cell>
        </table:table-row>
        <table:table-row table:style-name="ro1">
          <table:table-cell office:value-type="string" calcext:value-type="string">
            <text:p>fintoc2020_en_dev__fintoc2020_en_train_ngramChar_abs_5,6_RF50.model.txt</text:p>
          </table:table-cell>
          <table:table-cell office:value-type="float" office:value="0.929473678079664" calcext:value-type="float">
            <text:p>0,929473678079664</text:p>
          </table:table-cell>
          <table:table-cell office:value-type="float" office:value="0.537276192703698" calcext:value-type="float">
            <text:p>0,537276192703698</text:p>
          </table:table-cell>
          <table:table-cell office:value-type="float" office:value="0.560630983500679" calcext:value-type="float">
            <text:p>0,560630983500679</text:p>
          </table:table-cell>
          <table:table-cell office:value-type="float" office:value="0.891891891891892" calcext:value-type="float">
            <text:p>0,891891891891892</text:p>
          </table:table-cell>
          <table:table-cell office:value-type="float" office:value="0.0748865355521936" calcext:value-type="float">
            <text:p>0,074886535552194</text:p>
          </table:table-cell>
          <table:table-cell office:value-type="float" office:value="0.138171667829728" calcext:value-type="float">
            <text:p>0,138171667829728</text:p>
          </table:table-cell>
          <table:table-cell office:value-type="float" office:value="0.967055464267435" calcext:value-type="float">
            <text:p>0,967055464267435</text:p>
          </table:table-cell>
          <table:table-cell office:value-type="float" office:value="0.999665849855202" calcext:value-type="float">
            <text:p>0,999665849855202</text:p>
          </table:table-cell>
          <table:table-cell office:value-type="float" office:value="0.98309029917163" calcext:value-type="float">
            <text:p>0,98309029917163</text:p>
          </table:table-cell>
        </table:table-row>
        <table:table-row table:style-name="ro1">
          <table:table-cell office:value-type="string" calcext:value-type="string">
            <text:p>fintoc2020_en_dev__fintoc2020_en_train_ngramChar_abs_6,6_RF50.model.txt</text:p>
          </table:table-cell>
          <table:table-cell office:value-type="float" office:value="0.970048951702686" calcext:value-type="float">
            <text:p>0,970048951702686</text:p>
          </table:table-cell>
          <table:table-cell office:value-type="float" office:value="0.527960051280167" calcext:value-type="float">
            <text:p>0,527960051280167</text:p>
          </table:table-cell>
          <table:table-cell office:value-type="float" office:value="0.544379319182245" calcext:value-type="float">
            <text:p>0,544379319182245</text:p>
          </table:table-cell>
          <table:table-cell office:value-type="float" office:value="0.973684210526316" calcext:value-type="float">
            <text:p>0,973684210526316</text:p>
          </table:table-cell>
          <table:table-cell office:value-type="float" office:value="0.0559757942511346" calcext:value-type="float">
            <text:p>0,055975794251135</text:p>
          </table:table-cell>
          <table:table-cell office:value-type="float" office:value="0.105865522174535" calcext:value-type="float">
            <text:p>0,105865522174535</text:p>
          </table:table-cell>
          <table:table-cell office:value-type="float" office:value="0.966413692879057" calcext:value-type="float">
            <text:p>0,966413692879057</text:p>
          </table:table-cell>
          <table:table-cell office:value-type="float" office:value="0.9999443083092" calcext:value-type="float">
            <text:p>0,9999443083092</text:p>
          </table:table-cell>
          <table:table-cell office:value-type="float" office:value="0.982893116189955" calcext:value-type="float">
            <text:p>0,982893116189955</text:p>
          </table:table-cell>
        </table:table-row>
        <table:table-row table:style-name="ro1">
          <table:table-cell office:value-type="string" calcext:value-type="string">
            <text:p>fintoc2020_en_dev__fintoc2020_en_train_ngramChar_rel_1,1_RF50.model.txt</text:p>
          </table:table-cell>
          <table:table-cell office:value-type="float" office:value="0.869271296920464" calcext:value-type="float">
            <text:p>0,869271296920464</text:p>
          </table:table-cell>
          <table:table-cell office:value-type="float" office:value="0.718666009600203" calcext:value-type="float">
            <text:p>0,718666009600203</text:p>
          </table:table-cell>
          <table:table-cell office:value-type="float" office:value="0.77312659436381" calcext:value-type="float">
            <text:p>0,77312659436381</text:p>
          </table:table-cell>
          <table:table-cell office:value-type="float" office:value="0.758754863813229" calcext:value-type="float">
            <text:p>0,758754863813229</text:p>
          </table:table-cell>
          <table:table-cell office:value-type="float" office:value="0.442511346444781" calcext:value-type="float">
            <text:p>0,442511346444781</text:p>
          </table:table-cell>
          <table:table-cell office:value-type="float" office:value="0.559006211180124" calcext:value-type="float">
            <text:p>0,559006211180124</text:p>
          </table:table-cell>
          <table:table-cell office:value-type="float" office:value="0.979787730027699" calcext:value-type="float">
            <text:p>0,979787730027699</text:p>
          </table:table-cell>
          <table:table-cell office:value-type="float" office:value="0.994820672755625" calcext:value-type="float">
            <text:p>0,994820672755625</text:p>
          </table:table-cell>
          <table:table-cell office:value-type="float" office:value="0.987246977547496" calcext:value-type="float">
            <text:p>0,987246977547496</text:p>
          </table:table-cell>
        </table:table-row>
        <table:table-row table:style-name="ro1">
          <table:table-cell office:value-type="string" calcext:value-type="string">
            <text:p>fintoc2020_en_dev__fintoc2020_en_train_ngramChar_rel_1,2_RF50.model.txt</text:p>
          </table:table-cell>
          <table:table-cell office:value-type="float" office:value="0.890528550682393" calcext:value-type="float">
            <text:p>0,890528550682393</text:p>
          </table:table-cell>
          <table:table-cell office:value-type="float" office:value="0.743570200513678" calcext:value-type="float">
            <text:p>0,743570200513678</text:p>
          </table:table-cell>
          <table:table-cell office:value-type="float" office:value="0.798677732712331" calcext:value-type="float">
            <text:p>0,798677732712331</text:p>
          </table:table-cell>
          <table:table-cell office:value-type="float" office:value="0.799507995079951" calcext:value-type="float">
            <text:p>0,799507995079951</text:p>
          </table:table-cell>
          <table:table-cell office:value-type="float" office:value="0.491679273827534" calcext:value-type="float">
            <text:p>0,491679273827534</text:p>
          </table:table-cell>
          <table:table-cell office:value-type="float" office:value="0.608899297423888" calcext:value-type="float">
            <text:p>0,608899297423888</text:p>
          </table:table-cell>
          <table:table-cell office:value-type="float" office:value="0.981549106284836" calcext:value-type="float">
            <text:p>0,981549106284836</text:p>
          </table:table-cell>
          <table:table-cell office:value-type="float" office:value="0.995461127199822" calcext:value-type="float">
            <text:p>0,995461127199822</text:p>
          </table:table-cell>
          <table:table-cell office:value-type="float" office:value="0.988456168000774" calcext:value-type="float">
            <text:p>0,988456168000774</text:p>
          </table:table-cell>
        </table:table-row>
        <table:table-row table:style-name="ro1">
          <table:table-cell office:value-type="string" calcext:value-type="string">
            <text:p>fintoc2020_en_dev__fintoc2020_en_train_ngramChar_rel_1,3_RF50.model.txt</text:p>
          </table:table-cell>
          <table:table-cell office:value-type="float" office:value="0.91219404075843" calcext:value-type="float">
            <text:p>0,91219404075843</text:p>
          </table:table-cell>
          <table:table-cell office:value-type="float" office:value="0.714876973600622" calcext:value-type="float">
            <text:p>0,714876973600622</text:p>
          </table:table-cell>
          <table:table-cell office:value-type="float" office:value="0.780243997448917" calcext:value-type="float">
            <text:p>0,780243997448917</text:p>
          </table:table-cell>
          <table:table-cell office:value-type="float" office:value="0.844903988183161" calcext:value-type="float">
            <text:p>0,844903988183161</text:p>
          </table:table-cell>
          <table:table-cell office:value-type="float" office:value="0.43267776096823" calcext:value-type="float">
            <text:p>0,43267776096823</text:p>
          </table:table-cell>
          <table:table-cell office:value-type="float" office:value="0.572286143071536" calcext:value-type="float">
            <text:p>0,572286143071536</text:p>
          </table:table-cell>
          <table:table-cell office:value-type="float" office:value="0.979484093333698" calcext:value-type="float">
            <text:p>0,979484093333698</text:p>
          </table:table-cell>
          <table:table-cell office:value-type="float" office:value="0.997076186233014" calcext:value-type="float">
            <text:p>0,997076186233014</text:p>
          </table:table-cell>
          <table:table-cell office:value-type="float" office:value="0.988201851826298" calcext:value-type="float">
            <text:p>0,988201851826298</text:p>
          </table:table-cell>
        </table:table-row>
        <table:table-row table:style-name="ro1">
          <table:table-cell office:value-type="string" calcext:value-type="string">
            <text:p>fintoc2020_en_dev__fintoc2020_en_train_ngramChar_rel_1,4_RF50.model.txt</text:p>
          </table:table-cell>
          <table:table-cell office:value-type="float" office:value="0.915380591297174" calcext:value-type="float">
            <text:p>0,915380591297174</text:p>
          </table:table-cell>
          <table:table-cell office:value-type="float" office:value="0.681900373210157" calcext:value-type="float">
            <text:p>0,681900373210157</text:p>
          </table:table-cell>
          <table:table-cell office:value-type="float" office:value="0.749875411857492" calcext:value-type="float">
            <text:p>0,749875411857492</text:p>
          </table:table-cell>
          <table:table-cell office:value-type="float" office:value="0.853615520282187" calcext:value-type="float">
            <text:p>0,853615520282187</text:p>
          </table:table-cell>
          <table:table-cell office:value-type="float" office:value="0.366111951588502" calcext:value-type="float">
            <text:p>0,366111951588502</text:p>
          </table:table-cell>
          <table:table-cell office:value-type="float" office:value="0.512440444679725" calcext:value-type="float">
            <text:p>0,512440444679725</text:p>
          </table:table-cell>
          <table:table-cell office:value-type="float" office:value="0.977145662312161" calcext:value-type="float">
            <text:p>0,977145662312161</text:p>
          </table:table-cell>
          <table:table-cell office:value-type="float" office:value="0.997688794831811" calcext:value-type="float">
            <text:p>0,997688794831811</text:p>
          </table:table-cell>
          <table:table-cell office:value-type="float" office:value="0.987310379035258" calcext:value-type="float">
            <text:p>0,987310379035258</text:p>
          </table:table-cell>
        </table:table-row>
        <table:table-row table:style-name="ro1">
          <table:table-cell office:value-type="string" calcext:value-type="string">
            <text:p>fintoc2020_en_dev__fintoc2020_en_train_ngramChar_rel_1,5_RF50.model.txt</text:p>
          </table:table-cell>
          <table:table-cell office:value-type="float" office:value="0.918425412658317" calcext:value-type="float">
            <text:p>0,918425412658317</text:p>
          </table:table-cell>
          <table:table-cell office:value-type="float" office:value="0.654527380596509" calcext:value-type="float">
            <text:p>0,654527380596509</text:p>
          </table:table-cell>
          <table:table-cell office:value-type="float" office:value="0.721737994485814" calcext:value-type="float">
            <text:p>0,721737994485814</text:p>
          </table:table-cell>
          <table:table-cell office:value-type="float" office:value="0.861635220125786" calcext:value-type="float">
            <text:p>0,861635220125786</text:p>
          </table:table-cell>
          <table:table-cell office:value-type="float" office:value="0.31089258698941" calcext:value-type="float">
            <text:p>0,31089258698941</text:p>
          </table:table-cell>
          <table:table-cell office:value-type="float" office:value="0.45692051139522" calcext:value-type="float">
            <text:p>0,45692051139522</text:p>
          </table:table-cell>
          <table:table-cell office:value-type="float" office:value="0.975215605190848" calcext:value-type="float">
            <text:p>0,975215605190848</text:p>
          </table:table-cell>
          <table:table-cell office:value-type="float" office:value="0.998162174203609" calcext:value-type="float">
            <text:p>0,998162174203609</text:p>
          </table:table-cell>
          <table:table-cell office:value-type="float" office:value="0.986555477576408" calcext:value-type="float">
            <text:p>0,986555477576408</text:p>
          </table:table-cell>
        </table:table-row>
        <table:table-row table:style-name="ro1">
          <table:table-cell office:value-type="string" calcext:value-type="string">
            <text:p>fintoc2020_en_dev__fintoc2020_en_train_ngramChar_rel_1,6_RF50.model.txt</text:p>
          </table:table-cell>
          <table:table-cell office:value-type="float" office:value="0.920335690590668" calcext:value-type="float">
            <text:p>0,920335690590668</text:p>
          </table:table-cell>
          <table:table-cell office:value-type="float" office:value="0.630124414900232" calcext:value-type="float">
            <text:p>0,630124414900232</text:p>
          </table:table-cell>
          <table:table-cell office:value-type="float" office:value="0.693973446948302" calcext:value-type="float">
            <text:p>0,693973446948302</text:p>
          </table:table-cell>
          <table:table-cell office:value-type="float" office:value="0.867167919799499" calcext:value-type="float">
            <text:p>0,867167919799499</text:p>
          </table:table-cell>
          <table:table-cell office:value-type="float" office:value="0.261724659606657" calcext:value-type="float">
            <text:p>0,261724659606657</text:p>
          </table:table-cell>
          <table:table-cell office:value-type="float" office:value="0.402091807088902" calcext:value-type="float">
            <text:p>0,402091807088902</text:p>
          </table:table-cell>
          <table:table-cell office:value-type="float" office:value="0.973503461381838" calcext:value-type="float">
            <text:p>0,973503461381838</text:p>
          </table:table-cell>
          <table:table-cell office:value-type="float" office:value="0.998524170193807" calcext:value-type="float">
            <text:p>0,998524170193807</text:p>
          </table:table-cell>
          <table:table-cell office:value-type="float" office:value="0.985855086807703" calcext:value-type="float">
            <text:p>0,985855086807703</text:p>
          </table:table-cell>
        </table:table-row>
        <table:table-row table:style-name="ro1">
          <table:table-cell office:value-type="string" calcext:value-type="string">
            <text:p>fintoc2020_en_dev__fintoc2020_en_train_ngramChar_rel_2,2_RF50.model.txt</text:p>
          </table:table-cell>
          <table:table-cell office:value-type="float" office:value="0.894750511889804" calcext:value-type="float">
            <text:p>0,894750511889804</text:p>
          </table:table-cell>
          <table:table-cell office:value-type="float" office:value="0.728706143004129" calcext:value-type="float">
            <text:p>0,728706143004129</text:p>
          </table:table-cell>
          <table:table-cell office:value-type="float" office:value="0.787922041226625" calcext:value-type="float">
            <text:p>0,787922041226625</text:p>
          </table:table-cell>
          <table:table-cell office:value-type="float" office:value="0.809018567639257" calcext:value-type="float">
            <text:p>0,809018567639257</text:p>
          </table:table-cell>
          <table:table-cell office:value-type="float" office:value="0.46142208774584" calcext:value-type="float">
            <text:p>0,46142208774584</text:p>
          </table:table-cell>
          <table:table-cell office:value-type="float" office:value="0.58766859344894" calcext:value-type="float">
            <text:p>0,58766859344894</text:p>
          </table:table-cell>
          <table:table-cell office:value-type="float" office:value="0.980482456140351" calcext:value-type="float">
            <text:p>0,980482456140351</text:p>
          </table:table-cell>
          <table:table-cell office:value-type="float" office:value="0.995990198262419" calcext:value-type="float">
            <text:p>0,995990198262419</text:p>
          </table:table-cell>
          <table:table-cell office:value-type="float" office:value="0.98817548900431" calcext:value-type="float">
            <text:p>0,98817548900431</text:p>
          </table:table-cell>
        </table:table-row>
        <table:table-row table:style-name="ro1">
          <table:table-cell office:value-type="string" calcext:value-type="string">
            <text:p>fintoc2020_en_dev__fintoc2020_en_train_ngramChar_rel_2,3_RF50.model.txt</text:p>
          </table:table-cell>
          <table:table-cell office:value-type="float" office:value="0.916993410351764" calcext:value-type="float">
            <text:p>0,916993410351764</text:p>
          </table:table-cell>
          <table:table-cell office:value-type="float" office:value="0.700335439226295" calcext:value-type="float">
            <text:p>0,700335439226295</text:p>
          </table:table-cell>
          <table:table-cell office:value-type="float" office:value="0.767975843280921" calcext:value-type="float">
            <text:p>0,767975843280921</text:p>
          </table:table-cell>
          <table:table-cell office:value-type="float" office:value="0.85553772070626" calcext:value-type="float">
            <text:p>0,85553772070626</text:p>
          </table:table-cell>
          <table:table-cell office:value-type="float" office:value="0.403177004538578" calcext:value-type="float">
            <text:p>0,403177004538578</text:p>
          </table:table-cell>
          <table:table-cell office:value-type="float" office:value="0.548071979434447" calcext:value-type="float">
            <text:p>0,548071979434447</text:p>
          </table:table-cell>
          <table:table-cell office:value-type="float" office:value="0.978449099997269" calcext:value-type="float">
            <text:p>0,978449099997269</text:p>
          </table:table-cell>
          <table:table-cell office:value-type="float" office:value="0.997493873914012" calcext:value-type="float">
            <text:p>0,997493873914012</text:p>
          </table:table-cell>
          <table:table-cell office:value-type="float" office:value="0.987879707127394" calcext:value-type="float">
            <text:p>0,987879707127394</text:p>
          </table:table-cell>
        </table:table-row>
        <table:table-row table:style-name="ro1">
          <table:table-cell office:value-type="string" calcext:value-type="string">
            <text:p>fintoc2020_en_dev__fintoc2020_en_train_ngramChar_rel_2,4_RF50.model.txt</text:p>
          </table:table-cell>
          <table:table-cell office:value-type="float" office:value="0.92009690319295" calcext:value-type="float">
            <text:p>0,92009690319295</text:p>
          </table:table-cell>
          <table:table-cell office:value-type="float" office:value="0.675974242298117" calcext:value-type="float">
            <text:p>0,675974242298117</text:p>
          </table:table-cell>
          <table:table-cell office:value-type="float" office:value="0.744682128912369" calcext:value-type="float">
            <text:p>0,744682128912369</text:p>
          </table:table-cell>
          <table:table-cell office:value-type="float" office:value="0.863468634686347" calcext:value-type="float">
            <text:p>0,863468634686347</text:p>
          </table:table-cell>
          <table:table-cell office:value-type="float" office:value="0.354009077155824" calcext:value-type="float">
            <text:p>0,354009077155824</text:p>
          </table:table-cell>
          <table:table-cell office:value-type="float" office:value="0.502145922746781" calcext:value-type="float">
            <text:p>0,502145922746781</text:p>
          </table:table-cell>
          <table:table-cell office:value-type="float" office:value="0.976725171699553" calcext:value-type="float">
            <text:p>0,976725171699553</text:p>
          </table:table-cell>
          <table:table-cell office:value-type="float" office:value="0.99793940744041" calcext:value-type="float">
            <text:p>0,99793940744041</text:p>
          </table:table-cell>
          <table:table-cell office:value-type="float" office:value="0.987218335077957" calcext:value-type="float">
            <text:p>0,987218335077957</text:p>
          </table:table-cell>
        </table:table-row>
        <table:table-row table:style-name="ro1">
          <table:table-cell office:value-type="string" calcext:value-type="string">
            <text:p>fintoc2020_en_dev__fintoc2020_en_train_ngramChar_rel_2,5_RF50.model.txt</text:p>
          </table:table-cell>
          <table:table-cell office:value-type="float" office:value="0.915810847417161" calcext:value-type="float">
            <text:p>0,915810847417161</text:p>
          </table:table-cell>
          <table:table-cell office:value-type="float" office:value="0.652608460621004" calcext:value-type="float">
            <text:p>0,652608460621004</text:p>
          </table:table-cell>
          <table:table-cell office:value-type="float" office:value="0.719287761148361" calcext:value-type="float">
            <text:p>0,719287761148361</text:p>
          </table:table-cell>
          <table:table-cell office:value-type="float" office:value="0.856540084388186" calcext:value-type="float">
            <text:p>0,856540084388186</text:p>
          </table:table-cell>
          <table:table-cell office:value-type="float" office:value="0.307110438729198" calcext:value-type="float">
            <text:p>0,307110438729198</text:p>
          </table:table-cell>
          <table:table-cell office:value-type="float" office:value="0.452115812917595" calcext:value-type="float">
            <text:p>0,452115812917595</text:p>
          </table:table-cell>
          <table:table-cell office:value-type="float" office:value="0.975081610446137" calcext:value-type="float">
            <text:p>0,975081610446137</text:p>
          </table:table-cell>
          <table:table-cell office:value-type="float" office:value="0.998106482512809" calcext:value-type="float">
            <text:p>0,998106482512809</text:p>
          </table:table-cell>
          <table:table-cell office:value-type="float" office:value="0.986459709379128" calcext:value-type="float">
            <text:p>0,986459709379128</text:p>
          </table:table-cell>
        </table:table-row>
        <table:table-row table:style-name="ro1">
          <table:table-cell office:value-type="string" calcext:value-type="string">
            <text:p>fintoc2020_en_dev__fintoc2020_en_train_ngramChar_rel_2,6_RF50.model.txt</text:p>
          </table:table-cell>
          <table:table-cell office:value-type="float" office:value="0.931684357084051" calcext:value-type="float">
            <text:p>0,931684357084051</text:p>
          </table:table-cell>
          <table:table-cell office:value-type="float" office:value="0.616717525003968" calcext:value-type="float">
            <text:p>0,616717525003968</text:p>
          </table:table-cell>
          <table:table-cell office:value-type="float" office:value="0.6784170059288" calcext:value-type="float">
            <text:p>0,6784170059288</text:p>
          </table:table-cell>
          <table:table-cell office:value-type="float" office:value="0.890804597701149" calcext:value-type="float">
            <text:p>0,890804597701149</text:p>
          </table:table-cell>
          <table:table-cell office:value-type="float" office:value="0.234493192133132" calcext:value-type="float">
            <text:p>0,234493192133132</text:p>
          </table:table-cell>
          <table:table-cell office:value-type="float" office:value="0.37125748502994" calcext:value-type="float">
            <text:p>0,37125748502994</text:p>
          </table:table-cell>
          <table:table-cell office:value-type="float" office:value="0.972564116466952" calcext:value-type="float">
            <text:p>0,972564116466952</text:p>
          </table:table-cell>
          <table:table-cell office:value-type="float" office:value="0.998941857874805" calcext:value-type="float">
            <text:p>0,998941857874805</text:p>
          </table:table-cell>
          <table:table-cell office:value-type="float" office:value="0.98557652682766" calcext:value-type="float">
            <text:p>0,98557652682766</text:p>
          </table:table-cell>
        </table:table-row>
        <table:table-row table:style-name="ro1">
          <table:table-cell office:value-type="string" calcext:value-type="string">
            <text:p>fintoc2020_en_dev__fintoc2020_en_train_ngramChar_rel_3,3_RF50.model.txt</text:p>
          </table:table-cell>
          <table:table-cell office:value-type="float" office:value="0.924102994662696" calcext:value-type="float">
            <text:p>0,924102994662696</text:p>
          </table:table-cell>
          <table:table-cell office:value-type="float" office:value="0.652733766925303" calcext:value-type="float">
            <text:p>0,652733766925303</text:p>
          </table:table-cell>
          <table:table-cell office:value-type="float" office:value="0.720489026000095" calcext:value-type="float">
            <text:p>0,720489026000095</text:p>
          </table:table-cell>
          <table:table-cell office:value-type="float" office:value="0.873118279569892" calcext:value-type="float">
            <text:p>0,873118279569892</text:p>
          </table:table-cell>
          <table:table-cell office:value-type="float" office:value="0.307110438729198" calcext:value-type="float">
            <text:p>0,307110438729198</text:p>
          </table:table-cell>
          <table:table-cell office:value-type="float" office:value="0.454392837157247" calcext:value-type="float">
            <text:p>0,454392837157247</text:p>
          </table:table-cell>
          <table:table-cell office:value-type="float" office:value="0.9750877097555" calcext:value-type="float">
            <text:p>0,9750877097555</text:p>
          </table:table-cell>
          <table:table-cell office:value-type="float" office:value="0.998357095121408" calcext:value-type="float">
            <text:p>0,998357095121408</text:p>
          </table:table-cell>
          <table:table-cell office:value-type="float" office:value="0.986585214842944" calcext:value-type="float">
            <text:p>0,986585214842944</text:p>
          </table:table-cell>
        </table:table-row>
        <table:table-row table:style-name="ro1">
          <table:table-cell office:value-type="string" calcext:value-type="string">
            <text:p>fintoc2020_en_dev__fintoc2020_en_train_ngramChar_rel_3,4_RF50.model.txt</text:p>
          </table:table-cell>
          <table:table-cell office:value-type="float" office:value="0.935522829475095" calcext:value-type="float">
            <text:p>0,935522829475095</text:p>
          </table:table-cell>
          <table:table-cell office:value-type="float" office:value="0.628806476513946" calcext:value-type="float">
            <text:p>0,628806476513946</text:p>
          </table:table-cell>
          <table:table-cell office:value-type="float" office:value="0.693820085968396" calcext:value-type="float">
            <text:p>0,693820085968396</text:p>
          </table:table-cell>
          <table:table-cell office:value-type="float" office:value="0.89763779527559" calcext:value-type="float">
            <text:p>0,89763779527559</text:p>
          </table:table-cell>
          <table:table-cell office:value-type="float" office:value="0.258698940998487" calcext:value-type="float">
            <text:p>0,258698940998487</text:p>
          </table:table-cell>
          <table:table-cell office:value-type="float" office:value="0.401644157369348" calcext:value-type="float">
            <text:p>0,401644157369348</text:p>
          </table:table-cell>
          <table:table-cell office:value-type="float" office:value="0.973407863674599" calcext:value-type="float">
            <text:p>0,973407863674599</text:p>
          </table:table-cell>
          <table:table-cell office:value-type="float" office:value="0.998914012029405" calcext:value-type="float">
            <text:p>0,998914012029405</text:p>
          </table:table-cell>
          <table:table-cell office:value-type="float" office:value="0.985996014567443" calcext:value-type="float">
            <text:p>0,985996014567443</text:p>
          </table:table-cell>
        </table:table-row>
        <table:table-row table:style-name="ro1">
          <table:table-cell office:value-type="string" calcext:value-type="string">
            <text:p>fintoc2020_en_dev__fintoc2020_en_train_ngramChar_rel_3,5_RF50.model.txt</text:p>
          </table:table-cell>
          <table:table-cell office:value-type="float" office:value="0.930822564274725" calcext:value-type="float">
            <text:p>0,930822564274725</text:p>
          </table:table-cell>
          <table:table-cell office:value-type="float" office:value="0.614826450873862" calcext:value-type="float">
            <text:p>0,614826450873862</text:p>
          </table:table-cell>
          <table:table-cell office:value-type="float" office:value="0.67593760264392" calcext:value-type="float">
            <text:p>0,67593760264392</text:p>
          </table:table-cell>
          <table:table-cell office:value-type="float" office:value="0.889212827988338" calcext:value-type="float">
            <text:p>0,889212827988338</text:p>
          </table:table-cell>
          <table:table-cell office:value-type="float" office:value="0.23071104387292" calcext:value-type="float">
            <text:p>0,23071104387292</text:p>
          </table:table-cell>
          <table:table-cell office:value-type="float" office:value="0.366366366366366" calcext:value-type="float">
            <text:p>0,366366366366366</text:p>
          </table:table-cell>
          <table:table-cell office:value-type="float" office:value="0.972432300561112" calcext:value-type="float">
            <text:p>0,972432300561112</text:p>
          </table:table-cell>
          <table:table-cell office:value-type="float" office:value="0.998941857874805" calcext:value-type="float">
            <text:p>0,998941857874805</text:p>
          </table:table-cell>
          <table:table-cell office:value-type="float" office:value="0.985508838921473" calcext:value-type="float">
            <text:p>0,985508838921473</text:p>
          </table:table-cell>
        </table:table-row>
        <table:table-row table:style-name="ro1">
          <table:table-cell office:value-type="string" calcext:value-type="string">
            <text:p>fintoc2020_en_dev__fintoc2020_en_train_ngramChar_rel_3,6_RF50.model.txt</text:p>
          </table:table-cell>
          <table:table-cell office:value-type="float" office:value="0.932330268594565" calcext:value-type="float">
            <text:p>0,932330268594565</text:p>
          </table:table-cell>
          <table:table-cell office:value-type="float" office:value="0.594892448476339" calcext:value-type="float">
            <text:p>0,594892448476339</text:p>
          </table:table-cell>
          <table:table-cell office:value-type="float" office:value="0.649558922741455" calcext:value-type="float">
            <text:p>0,649558922741455</text:p>
          </table:table-cell>
          <table:table-cell office:value-type="float" office:value="0.893617021276596" calcext:value-type="float">
            <text:p>0,893617021276596</text:p>
          </table:table-cell>
          <table:table-cell office:value-type="float" office:value="0.190620272314675" calcext:value-type="float">
            <text:p>0,190620272314675</text:p>
          </table:table-cell>
          <table:table-cell office:value-type="float" office:value="0.314214463840399" calcext:value-type="float">
            <text:p>0,314214463840399</text:p>
          </table:table-cell>
          <table:table-cell office:value-type="float" office:value="0.971043515912535" calcext:value-type="float">
            <text:p>0,971043515912535</text:p>
          </table:table-cell>
          <table:table-cell office:value-type="float" office:value="0.999164624638004" calcext:value-type="float">
            <text:p>0,999164624638004</text:p>
          </table:table-cell>
          <table:table-cell office:value-type="float" office:value="0.984903381642512" calcext:value-type="float">
            <text:p>0,984903381642512</text:p>
          </table:table-cell>
        </table:table-row>
        <table:table-row table:style-name="ro1">
          <table:table-cell office:value-type="string" calcext:value-type="string">
            <text:p>fintoc2020_en_dev__fintoc2020_en_train_ngramChar_rel_4,4_RF50.model.txt</text:p>
          </table:table-cell>
          <table:table-cell office:value-type="float" office:value="0.930618182599594" calcext:value-type="float">
            <text:p>0,930618182599594</text:p>
          </table:table-cell>
          <table:table-cell office:value-type="float" office:value="0.580197761952313" calcext:value-type="float">
            <text:p>0,580197761952313</text:p>
          </table:table-cell>
          <table:table-cell office:value-type="float" office:value="0.628667103889085" calcext:value-type="float">
            <text:p>0,628667103889085</text:p>
          </table:table-cell>
          <table:table-cell office:value-type="float" office:value="0.891213389121339" calcext:value-type="float">
            <text:p>0,891213389121339</text:p>
          </table:table-cell>
          <table:table-cell office:value-type="float" office:value="0.161119515885023" calcext:value-type="float">
            <text:p>0,161119515885023</text:p>
          </table:table-cell>
          <table:table-cell office:value-type="float" office:value="0.27290198590647" calcext:value-type="float">
            <text:p>0,27290198590647</text:p>
          </table:table-cell>
          <table:table-cell office:value-type="float" office:value="0.970022976077848" calcext:value-type="float">
            <text:p>0,970022976077848</text:p>
          </table:table-cell>
          <table:table-cell office:value-type="float" office:value="0.999276008019604" calcext:value-type="float">
            <text:p>0,999276008019604</text:p>
          </table:table-cell>
          <table:table-cell office:value-type="float" office:value="0.9844322218717" calcext:value-type="float">
            <text:p>0,9844322218717</text:p>
          </table:table-cell>
        </table:table-row>
        <table:table-row table:style-name="ro1">
          <table:table-cell office:value-type="string" calcext:value-type="string">
            <text:p>fintoc2020_en_dev__fintoc2020_en_train_ngramChar_rel_4,5_RF50.model.txt</text:p>
          </table:table-cell>
          <table:table-cell office:value-type="float" office:value="0.929007596256015" calcext:value-type="float">
            <text:p>0,929007596256015</text:p>
          </table:table-cell>
          <table:table-cell office:value-type="float" office:value="0.580562053855634" calcext:value-type="float">
            <text:p>0,580562053855634</text:p>
          </table:table-cell>
          <table:table-cell office:value-type="float" office:value="0.629132084220944" calcext:value-type="float">
            <text:p>0,629132084220944</text:p>
          </table:table-cell>
          <table:table-cell office:value-type="float" office:value="0.887966804979253" calcext:value-type="float">
            <text:p>0,887966804979253</text:p>
          </table:table-cell>
          <table:table-cell office:value-type="float" office:value="0.161875945537065" calcext:value-type="float">
            <text:p>0,161875945537065</text:p>
          </table:table-cell>
          <table:table-cell office:value-type="float" office:value="0.273832373640435" calcext:value-type="float">
            <text:p>0,273832373640435</text:p>
          </table:table-cell>
          <table:table-cell office:value-type="float" office:value="0.970048387532776" calcext:value-type="float">
            <text:p>0,970048387532776</text:p>
          </table:table-cell>
          <table:table-cell office:value-type="float" office:value="0.999248162174204" calcext:value-type="float">
            <text:p>0,999248162174204</text:p>
          </table:table-cell>
          <table:table-cell office:value-type="float" office:value="0.984431794801454" calcext:value-type="float">
            <text:p>0,984431794801454</text:p>
          </table:table-cell>
        </table:table-row>
        <table:table-row table:style-name="ro1">
          <table:table-cell office:value-type="string" calcext:value-type="string">
            <text:p>fintoc2020_en_dev__fintoc2020_en_train_ngramChar_rel_4,6_RF50.model.txt</text:p>
          </table:table-cell>
          <table:table-cell office:value-type="float" office:value="0.935293204151953" calcext:value-type="float">
            <text:p>0,935293204151953</text:p>
          </table:table-cell>
          <table:table-cell office:value-type="float" office:value="0.575336660904837" calcext:value-type="float">
            <text:p>0,575336660904837</text:p>
          </table:table-cell>
          <table:table-cell office:value-type="float" office:value="0.621689896188324" calcext:value-type="float">
            <text:p>0,621689896188324</text:p>
          </table:table-cell>
          <table:table-cell office:value-type="float" office:value="0.900900900900901" calcext:value-type="float">
            <text:p>0,900900900900901</text:p>
          </table:table-cell>
          <table:table-cell office:value-type="float" office:value="0.151285930408472" calcext:value-type="float">
            <text:p>0,151285930408472</text:p>
          </table:table-cell>
          <table:table-cell office:value-type="float" office:value="0.259067357512953" calcext:value-type="float">
            <text:p>0,259067357512953</text:p>
          </table:table-cell>
          <table:table-cell office:value-type="float" office:value="0.969685507403004" calcext:value-type="float">
            <text:p>0,969685507403004</text:p>
          </table:table-cell>
          <table:table-cell office:value-type="float" office:value="0.999387391401203" calcext:value-type="float">
            <text:p>0,999387391401203</text:p>
          </table:table-cell>
          <table:table-cell office:value-type="float" office:value="0.984312434863694" calcext:value-type="float">
            <text:p>0,984312434863694</text:p>
          </table:table-cell>
        </table:table-row>
        <table:table-row table:style-name="ro1">
          <table:table-cell office:value-type="string" calcext:value-type="string">
            <text:p>fintoc2020_en_dev__fintoc2020_en_train_ngramChar_rel_5,5_RF50.model.txt</text:p>
          </table:table-cell>
          <table:table-cell office:value-type="float" office:value="0.936598294419478" calcext:value-type="float">
            <text:p>0,936598294419478</text:p>
          </table:table-cell>
          <table:table-cell office:value-type="float" office:value="0.55726588679202" calcext:value-type="float">
            <text:p>0,55726588679202</text:p>
          </table:table-cell>
          <table:table-cell office:value-type="float" office:value="0.593887686295456" calcext:value-type="float">
            <text:p>0,593887686295456</text:p>
          </table:table-cell>
          <table:table-cell office:value-type="float" office:value="0.904761904761905" calcext:value-type="float">
            <text:p>0,904761904761905</text:p>
          </table:table-cell>
          <table:table-cell office:value-type="float" office:value="0.114977307110439" calcext:value-type="float">
            <text:p>0,114977307110439</text:p>
          </table:table-cell>
          <table:table-cell office:value-type="float" office:value="0.204026845637584" calcext:value-type="float">
            <text:p>0,204026845637584</text:p>
          </table:table-cell>
          <table:table-cell office:value-type="float" office:value="0.968434684077052" calcext:value-type="float">
            <text:p>0,968434684077052</text:p>
          </table:table-cell>
          <table:table-cell office:value-type="float" office:value="0.999554466473602" calcext:value-type="float">
            <text:p>0,999554466473602</text:p>
          </table:table-cell>
          <table:table-cell office:value-type="float" office:value="0.983748526953328" calcext:value-type="float">
            <text:p>0,983748526953328</text:p>
          </table:table-cell>
        </table:table-row>
        <table:table-row table:style-name="ro1">
          <table:table-cell office:value-type="string" calcext:value-type="string">
            <text:p>fintoc2020_en_dev__fintoc2020_en_train_ngramChar_rel_5,6_RF50.model.txt</text:p>
          </table:table-cell>
          <table:table-cell office:value-type="float" office:value="0.934229980574142" calcext:value-type="float">
            <text:p>0,934229980574142</text:p>
          </table:table-cell>
          <table:table-cell office:value-type="float" office:value="0.557630178695342" calcext:value-type="float">
            <text:p>0,557630178695342</text:p>
          </table:table-cell>
          <table:table-cell office:value-type="float" office:value="0.594420957670611" calcext:value-type="float">
            <text:p>0,594420957670611</text:p>
          </table:table-cell>
          <table:table-cell office:value-type="float" office:value="0.9" calcext:value-type="float">
            <text:p>0,9</text:p>
          </table:table-cell>
          <table:table-cell office:value-type="float" office:value="0.115733736762481" calcext:value-type="float">
            <text:p>0,115733736762481</text:p>
          </table:table-cell>
          <table:table-cell office:value-type="float" office:value="0.205093833780161" calcext:value-type="float">
            <text:p>0,205093833780161</text:p>
          </table:table-cell>
          <table:table-cell office:value-type="float" office:value="0.968459961148284" calcext:value-type="float">
            <text:p>0,968459961148284</text:p>
          </table:table-cell>
          <table:table-cell office:value-type="float" office:value="0.999526620628202" calcext:value-type="float">
            <text:p>0,999526620628202</text:p>
          </table:table-cell>
          <table:table-cell office:value-type="float" office:value="0.983748081561061" calcext:value-type="float">
            <text:p>0,983748081561061</text:p>
          </table:table-cell>
        </table:table-row>
        <table:table-row table:style-name="ro1">
          <table:table-cell office:value-type="string" calcext:value-type="string">
            <text:p>fintoc2020_en_dev__fintoc2020_en_train_ngramChar_rel_6,6_RF50.model.txt</text:p>
          </table:table-cell>
          <table:table-cell office:value-type="float" office:value="0.957573702439979" calcext:value-type="float">
            <text:p>0,957573702439979</text:p>
          </table:table-cell>
          <table:table-cell office:value-type="float" office:value="0.541141878500109" calcext:value-type="float">
            <text:p>0,541141878500109</text:p>
          </table:table-cell>
          <table:table-cell office:value-type="float" office:value="0.567506699450526" calcext:value-type="float">
            <text:p>0,567506699450526</text:p>
          </table:table-cell>
          <table:table-cell office:value-type="float" office:value="0.947826086956522" calcext:value-type="float">
            <text:p>0,947826086956522</text:p>
          </table:table-cell>
          <table:table-cell office:value-type="float" office:value="0.0824508320726173" calcext:value-type="float">
            <text:p>0,082450832072617</text:p>
          </table:table-cell>
          <table:table-cell office:value-type="float" office:value="0.151704940848991" calcext:value-type="float">
            <text:p>0,151704940848991</text:p>
          </table:table-cell>
          <table:table-cell office:value-type="float" office:value="0.967321317923436" calcext:value-type="float">
            <text:p>0,967321317923436</text:p>
          </table:table-cell>
          <table:table-cell office:value-type="float" office:value="0.999832924927601" calcext:value-type="float">
            <text:p>0,999832924927601</text:p>
          </table:table-cell>
          <table:table-cell office:value-type="float" office:value="0.98330845805206" calcext:value-type="float">
            <text:p>0,98330845805206</text:p>
          </table:table-cell>
        </table:table-row>
      </table:table>
      <table:named-expressions/>
      <table:database-ranges>
        <table:database-range table:name="__Anonymous_Sheet_DB__1" table:target-range-address="'Baselines multilingue'.A4:'Baselines multilingue'.AMJ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N-gram monolingue'.A107:'N-gram monolingue'.AMJ14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09:20:48.284734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1:58:02.890824703</meta:creation-date>
    <dc:date>2020-05-06T09:24:28.883932675</dc:date>
    <meta:editing-duration>PT1H26M25S</meta:editing-duration>
    <meta:editing-cycles>5</meta:editing-cycles>
    <meta:generator>LibreOffice/6.0.7.3$Linux_X86_64 LibreOffice_project/00m0$Build-3</meta:generator>
    <meta:document-statistic meta:table-count="3" meta:cell-count="2021" meta:object-count="0"/>
  </office:meta>
</office:document-meta>
</file>